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2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2">
      <style:graphic-properties draw:fill="solid" draw:fill-color="#cfe7f5" draw:opacity="100%" draw:stroke="solid" svg:stroke-width="0.02778in" svg:stroke-color="#808080" svg:stroke-opacity="100%"/>
    </style:style>
    <style:style style:family="paragraph" style:name="a2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75in" style:font-size-asian="0.375in" style:font-size-complex="0.37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6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8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9">
      <style:graphic-properties draw:fill="solid" draw:fill-color="#cfe7f5" draw:opacity="100%" draw:stroke="solid" svg:stroke-width="0.02778in" svg:stroke-color="#808080" svg:stroke-opacity="100%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6">
      <style:graphic-properties draw:fill="solid" draw:fill-color="#cfe7f5" draw:opacity="100%" draw:stroke="solid" svg:stroke-width="0.02778in" svg:stroke-color="#808080" svg:stroke-opacity="100%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36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3">
      <style:graphic-properties draw:fill="solid" draw:fill-color="#cfe7f5" draw:opacity="100%" draw:stroke="solid" svg:stroke-width="0.02778in" svg:stroke-color="#808080" svg:stroke-opacity="100%"/>
    </style:style>
    <style:style style:family="text" style:name="a26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410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458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434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488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407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532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598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580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637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461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  <text:list-style style:name="a2485">
      <text:list-level-style-bullet text:level="1" text:bullet-char="●">
        <style:list-level-properties text:space-before="0in"/>
        <style:text-properties fo:color="#009eda" fo:font-family="OpenSymbol" fo:font-size="45%"/>
      </text:list-level-style-bullet>
      <text:list-level-style-bullet text:level="2" text:bullet-char="●">
        <style:list-level-properties text:space-before="0.75in"/>
        <style:text-properties fo:color="#009eda" fo:font-family="OpenSymbol" fo:font-size="45%"/>
      </text:list-level-style-bullet>
      <text:list-level-style-bullet text:level="3" text:bullet-char="●">
        <style:list-level-properties text:space-before="1.25in"/>
        <style:text-properties fo:color="#009eda" fo:font-family="OpenSymbol" fo:font-size="45%"/>
      </text:list-level-style-bullet>
      <text:list-level-style-bullet text:level="4" text:bullet-char="●">
        <style:list-level-properties text:space-before="1.75in"/>
        <style:text-properties fo:color="#009eda" fo:font-family="OpenSymbol" fo:font-size="45%"/>
      </text:list-level-style-bullet>
      <text:list-level-style-bullet text:level="5" text:bullet-char="●">
        <style:list-level-properties text:space-before="2.25in"/>
        <style:text-properties fo:color="#009eda" fo:font-family="OpenSymbol" fo:font-size="45%"/>
      </text:list-level-style-bullet>
      <text:list-level-style-bullet text:level="6" text:bullet-char="●">
        <style:list-level-properties text:space-before="2.75in"/>
        <style:text-properties fo:color="#009eda" fo:font-family="OpenSymbol" fo:font-size="45%"/>
      </text:list-level-style-bullet>
      <text:list-level-style-bullet text:level="7" text:bullet-char="●">
        <style:list-level-properties text:space-before="3.25in"/>
        <style:text-properties fo:color="#009eda" fo:font-family="OpenSymbol" fo:font-size="45%"/>
      </text:list-level-style-bullet>
      <text:list-level-style-bullet text:level="8" text:bullet-char="●">
        <style:list-level-properties text:space-before="3.75in"/>
        <style:text-properties fo:color="#009eda" fo:font-family="OpenSymbol" fo:font-size="45%"/>
      </text:list-level-style-bullet>
      <text:list-level-style-bullet text:level="9" text:bullet-char="●">
        <style:list-level-properties text:space-before="4.25in"/>
        <style:text-properties fo:color="#009eda" fo:font-family="OpenSymbol" fo:font-size="45%"/>
      </text:list-level-style-bullet>
    </text:list-style>
  </office:automatic-styles>
  <office:body>
    <office:presentation>
      <draw:page draw:name="page1" draw:style-name="a2378" draw:master-page-name="Master1-Layout7-blank-Vuota" presentation:presentation-page-layout-name="Master1-PPL7" draw:id="Slide-256">
        <draw:frame draw:id="id322" presentation:style-name="a2381" draw:name="Titolo 1" svg:x="0.49213in" svg:y="0.29528in" svg:width="9.84252in" svg:height="3.54331in" presentation:class="title" presentation:placeholder="false">
          <draw:text-box>
            <text:p text:style-name="a2380" text:class-names="" text:cond-style-name=""><text:span text:style-name="a2379" text:class-names="">BLEconnector</text:span></text:p>
          </draw:text-box>
          <svg:title/>
          <svg:desc/>
        </draw:frame>
        <draw:frame draw:id="id323" presentation:style-name="a2384" draw:name="Sottotitolo 2" svg:x="0.49213in" svg:y="4.23228in" svg:width="9.84252in" svg:height="1.27953in" presentation:class="subtitle" presentation:placeholder="false">
          <draw:text-box>
            <text:p text:style-name="a2383" text:class-names="" text:cond-style-name=""><text:span text:style-name="a2382" text:class-names="">Qt program wich can connect to Arduino via BLE to retrieve gyro and accelerometer data.</text:span></text:p>
          </draw:text-box>
          <svg:title/>
          <svg:desc/>
        </draw:frame>
        <presentation:notes draw:style-name="a2400">
          <draw:frame draw:id="id324" draw:style-name="a2387" draw:name="Segnaposto intestazione 3" svg:x="0.3937in" svg:y="0.3937in" svg:width="3.24606in" svg:height="0.54488in">
            <draw:text-box>
              <text:p text:style-name="a2386" text:class-names="" text:cond-style-name=""><text:span text:style-name="a2385" text:class-names=""><text:s text:c="1"/></text:span></text:p>
            </draw:text-box>
            <svg:title/>
            <svg:desc/>
          </draw:frame>
          <draw:frame draw:id="id325" draw:style-name="a2390" draw:name="Segnaposto data 4" svg:x="4.62756in" svg:y="0.3937in" svg:width="3.24606in" svg:height="0.54488in">
            <draw:text-box>
              <text:p text:style-name="a2389" text:class-names="" text:cond-style-name=""><text:span text:style-name="a2388" text:class-names=""><text:s text:c="1"/></text:span></text:p>
            </draw:text-box>
            <svg:title/>
            <svg:desc/>
          </draw:frame>
          <draw:frame draw:id="id326" draw:style-name="a2393" draw:name="Segnaposto piè di pagina 5" svg:x="0.3937in" svg:y="10.75394in" svg:width="3.24606in" svg:height="0.54488in">
            <draw:text-box>
              <text:p text:style-name="a2392" text:class-names="" text:cond-style-name=""><text:span text:style-name="a2391" text:class-names=""><text:s text:c="1"/></text:span></text:p>
            </draw:text-box>
            <svg:title/>
            <svg:desc/>
          </draw:frame>
          <draw:frame draw:id="id327" draw:style-name="a2397" draw:name="Segnaposto numero diapositiva 6" svg:x="4.62756in" svg:y="10.75394in" svg:width="3.24606in" svg:height="0.54488in">
            <draw:text-box>
              <text:p text:style-name="a2396" text:class-names="" text:cond-style-name=""><text:span text:style-name="a2394" text:class-names=""><text:page-number style:num-format="1" text:fixed="false"/></text:span><text:span text:style-name="a2395" text:class-names=""><text:s text:c="1"/></text:span></text:p>
            </draw:text-box>
            <svg:title/>
            <svg:desc/>
          </draw:frame>
          <draw:page-thumbnail draw:page-number="1" svg:x="0.5in" svg:y="1.22222in" svg:width="7.26563in" svg:height="4.08854in" presentation:class="page" draw:id="id328" presentation:style-name="a2398" draw:name="Segnaposto immagine diapositiva 1">
            <svg:title/>
            <svg:desc/>
          </draw:page-thumbnail>
          <draw:frame draw:id="id329" presentation:style-name="a2399" draw:name="Segnaposto not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2" draw:style-name="a2401" draw:master-page-name="Master4-Layout7-blank-Vuota" presentation:presentation-page-layout-name="Master4-PPL7" draw:id="Slide-257">
        <draw:frame draw:id="id330" presentation:style-name="a2404" draw:name="Titolo 1" svg:x="0.55in" svg:y="0.09921in" svg:width="9.92087in" svg:height="1.03543in" presentation:class="title" presentation:placeholder="false">
          <draw:text-box>
            <text:p text:style-name="a2403" text:class-names="" text:cond-style-name=""><text:span text:style-name="a2402" text:class-names="">STEP 1 - DONE <text:s text:c="1"/></text:span></text:p>
          </draw:text-box>
          <svg:title/>
          <svg:desc/>
        </draw:frame>
        <draw:frame draw:id="id331" presentation:style-name="a2411" draw:name="Segnaposto testo 2" svg:x="0.55in" svg:y="1.5748in" svg:width="9.86654in" svg:height="3.8252in" presentation:class="outline" presentation:placeholder="false">
          <draw:text-box>
            <text:list text:style-name="a2407">
              <text:list-item>
                <text:p text:style-name="a2406" text:class-names="" text:cond-style-name=""><text:span text:style-name="a2405" text:class-names="">Create a .ino sketch for Arduino Nano 33 BLE Sense. The sketch file will make Arduino advertise its presence as a BLE peripheral device.</text:span></text:p>
              </text:list-item>
            </text:list>
            <text:list text:style-name="a2410">
              <text:list-item>
                <text:p text:style-name="a2409" text:class-names="" text:cond-style-name=""><text:span text:style-name="a2408" text:class-names="">Create a QT program wich can scan for nearby BLE devices.</text:span></text:p>
              </text:list-item>
            </text:list>
          </draw:text-box>
          <svg:title/>
          <svg:desc/>
        </draw:frame>
        <presentation:notes draw:style-name="a2427">
          <draw:frame draw:id="id332" draw:style-name="a2414" draw:name="Segnaposto intestazione 3" svg:x="0.3937in" svg:y="0.3937in" svg:width="3.24606in" svg:height="0.54488in">
            <draw:text-box>
              <text:p text:style-name="a2413" text:class-names="" text:cond-style-name=""><text:span text:style-name="a2412" text:class-names=""><text:s text:c="1"/></text:span></text:p>
            </draw:text-box>
            <svg:title/>
            <svg:desc/>
          </draw:frame>
          <draw:frame draw:id="id333" draw:style-name="a2417" draw:name="Segnaposto data 4" svg:x="4.62756in" svg:y="0.3937in" svg:width="3.24606in" svg:height="0.54488in">
            <draw:text-box>
              <text:p text:style-name="a2416" text:class-names="" text:cond-style-name=""><text:span text:style-name="a2415" text:class-names=""><text:s text:c="1"/></text:span></text:p>
            </draw:text-box>
            <svg:title/>
            <svg:desc/>
          </draw:frame>
          <draw:frame draw:id="id334" draw:style-name="a2420" draw:name="Segnaposto piè di pagina 5" svg:x="0.3937in" svg:y="10.75394in" svg:width="3.24606in" svg:height="0.54488in">
            <draw:text-box>
              <text:p text:style-name="a2419" text:class-names="" text:cond-style-name=""><text:span text:style-name="a2418" text:class-names=""><text:s text:c="1"/></text:span></text:p>
            </draw:text-box>
            <svg:title/>
            <svg:desc/>
          </draw:frame>
          <draw:frame draw:id="id335" draw:style-name="a2424" draw:name="Segnaposto numero diapositiva 6" svg:x="4.62756in" svg:y="10.75394in" svg:width="3.24606in" svg:height="0.54488in">
            <draw:text-box>
              <text:p text:style-name="a2423" text:class-names="" text:cond-style-name=""><text:span text:style-name="a2421" text:class-names=""><text:page-number style:num-format="1" text:fixed="false"/></text:span><text:span text:style-name="a2422" text:class-names=""><text:s text:c="1"/></text:span></text:p>
            </draw:text-box>
            <svg:title/>
            <svg:desc/>
          </draw:frame>
          <draw:page-thumbnail draw:page-number="2" svg:x="0.5in" svg:y="1.22222in" svg:width="7.26563in" svg:height="4.08854in" presentation:class="page" draw:id="id336" presentation:style-name="a2425" draw:name="Segnaposto immagine diapositiva 1">
            <svg:title/>
            <svg:desc/>
          </draw:page-thumbnail>
          <draw:frame draw:id="id337" presentation:style-name="a2426" draw:name="Segnaposto not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3" draw:style-name="a2428" draw:master-page-name="Master4-Layout7-blank-Vuota" presentation:presentation-page-layout-name="Master4-PPL7" draw:id="Slide-258">
        <draw:frame draw:id="id338" presentation:style-name="a2431" draw:name="Titolo 1" svg:x="0.55in" svg:y="0.09921in" svg:width="9.92087in" svg:height="1.03543in" presentation:class="title" presentation:placeholder="false">
          <draw:text-box>
            <text:p text:style-name="a2430" text:class-names="" text:cond-style-name=""><text:span text:style-name="a2429" text:class-names="">STEP 2 - DONE</text:span></text:p>
          </draw:text-box>
          <svg:title/>
          <svg:desc/>
        </draw:frame>
        <draw:frame draw:id="id339" presentation:style-name="a2435" draw:name="Segnaposto testo 2" svg:x="0.55in" svg:y="1.5748in" svg:width="9.86654in" svg:height="3.8252in" presentation:class="outline" presentation:placeholder="false">
          <draw:text-box>
            <text:list text:style-name="a2434">
              <text:list-item>
                <text:p text:style-name="a2433" text:class-names="" text:cond-style-name=""><text:span text:style-name="a2432" text:class-names="">The QT program has to be able to connect to a BLE peripheral device from a list of scanned devices.</text:span></text:p>
              </text:list-item>
            </text:list>
          </draw:text-box>
          <svg:title/>
          <svg:desc/>
        </draw:frame>
        <presentation:notes draw:style-name="a2451">
          <draw:frame draw:id="id340" draw:style-name="a2438" draw:name="Segnaposto intestazione 3" svg:x="0.3937in" svg:y="0.3937in" svg:width="3.24606in" svg:height="0.54488in">
            <draw:text-box>
              <text:p text:style-name="a2437" text:class-names="" text:cond-style-name=""><text:span text:style-name="a2436" text:class-names=""><text:s text:c="1"/></text:span></text:p>
            </draw:text-box>
            <svg:title/>
            <svg:desc/>
          </draw:frame>
          <draw:frame draw:id="id341" draw:style-name="a2441" draw:name="Segnaposto data 4" svg:x="4.62756in" svg:y="0.3937in" svg:width="3.24606in" svg:height="0.54488in">
            <draw:text-box>
              <text:p text:style-name="a2440" text:class-names="" text:cond-style-name=""><text:span text:style-name="a2439" text:class-names=""><text:s text:c="1"/></text:span></text:p>
            </draw:text-box>
            <svg:title/>
            <svg:desc/>
          </draw:frame>
          <draw:frame draw:id="id342" draw:style-name="a2444" draw:name="Segnaposto piè di pagina 5" svg:x="0.3937in" svg:y="10.75394in" svg:width="3.24606in" svg:height="0.54488in">
            <draw:text-box>
              <text:p text:style-name="a2443" text:class-names="" text:cond-style-name=""><text:span text:style-name="a2442" text:class-names=""><text:s text:c="1"/></text:span></text:p>
            </draw:text-box>
            <svg:title/>
            <svg:desc/>
          </draw:frame>
          <draw:frame draw:id="id343" draw:style-name="a2448" draw:name="Segnaposto numero diapositiva 6" svg:x="4.62756in" svg:y="10.75394in" svg:width="3.24606in" svg:height="0.54488in">
            <draw:text-box>
              <text:p text:style-name="a2447" text:class-names="" text:cond-style-name=""><text:span text:style-name="a2445" text:class-names=""><text:page-number style:num-format="1" text:fixed="false"/></text:span><text:span text:style-name="a2446" text:class-names=""><text:s text:c="1"/></text:span></text:p>
            </draw:text-box>
            <svg:title/>
            <svg:desc/>
          </draw:frame>
          <draw:page-thumbnail draw:page-number="3" svg:x="0.5in" svg:y="1.22222in" svg:width="7.26563in" svg:height="4.08854in" presentation:class="page" draw:id="id344" presentation:style-name="a2449" draw:name="Segnaposto immagine diapositiva 1">
            <svg:title/>
            <svg:desc/>
          </draw:page-thumbnail>
          <draw:frame draw:id="id345" presentation:style-name="a2450" draw:name="Segnaposto not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4" draw:style-name="a2452" draw:master-page-name="Master4-Layout7-blank-Vuota" presentation:presentation-page-layout-name="Master4-PPL7" draw:id="Slide-259">
        <draw:frame draw:id="id346" presentation:style-name="a2455" draw:name="Titolo 1" svg:x="0.55in" svg:y="0.09921in" svg:width="9.92087in" svg:height="1.03543in" presentation:class="title" presentation:placeholder="false">
          <draw:text-box>
            <text:p text:style-name="a2454" text:class-names="" text:cond-style-name=""><text:span text:style-name="a2453" text:class-names="">STEP 3 - DONE</text:span></text:p>
          </draw:text-box>
          <svg:title/>
          <svg:desc/>
        </draw:frame>
        <draw:frame draw:id="id347" presentation:style-name="a2462" draw:name="Segnaposto testo 2" svg:x="0.55in" svg:y="1.5748in" svg:width="9.86654in" svg:height="3.8252in" presentation:class="outline" presentation:placeholder="false">
          <draw:text-box>
            <text:list text:style-name="a2458">
              <text:list-item>
                <text:p text:style-name="a2457" text:class-names="" text:cond-style-name=""><text:span text:style-name="a2456" text:class-names="">The .ino file uploaded to arduino advertises its presence, its data service and its characteristics such as gyroscope and accelerometer.</text:span></text:p>
              </text:list-item>
            </text:list>
            <text:list text:style-name="a2461">
              <text:list-item>
                <text:p text:style-name="a2460" text:class-names="" text:cond-style-name=""><text:span text:style-name="a2459" text:class-names="">After checking for a central device connection, Arduino has to initialize the IMU module and send gyroscope and acceleration data via BLE.</text:span></text:p>
              </text:list-item>
            </text:list>
          </draw:text-box>
          <svg:title/>
          <svg:desc/>
        </draw:frame>
        <presentation:notes draw:style-name="a2478">
          <draw:frame draw:id="id348" draw:style-name="a2465" draw:name="Segnaposto intestazione 3" svg:x="0.3937in" svg:y="0.3937in" svg:width="3.24606in" svg:height="0.54488in">
            <draw:text-box>
              <text:p text:style-name="a2464" text:class-names="" text:cond-style-name=""><text:span text:style-name="a2463" text:class-names=""><text:s text:c="1"/></text:span></text:p>
            </draw:text-box>
            <svg:title/>
            <svg:desc/>
          </draw:frame>
          <draw:frame draw:id="id349" draw:style-name="a2468" draw:name="Segnaposto data 4" svg:x="4.62756in" svg:y="0.3937in" svg:width="3.24606in" svg:height="0.54488in">
            <draw:text-box>
              <text:p text:style-name="a2467" text:class-names="" text:cond-style-name=""><text:span text:style-name="a2466" text:class-names=""><text:s text:c="1"/></text:span></text:p>
            </draw:text-box>
            <svg:title/>
            <svg:desc/>
          </draw:frame>
          <draw:frame draw:id="id350" draw:style-name="a2471" draw:name="Segnaposto piè di pagina 5" svg:x="0.3937in" svg:y="10.75394in" svg:width="3.24606in" svg:height="0.54488in">
            <draw:text-box>
              <text:p text:style-name="a2470" text:class-names="" text:cond-style-name=""><text:span text:style-name="a2469" text:class-names=""><text:s text:c="1"/></text:span></text:p>
            </draw:text-box>
            <svg:title/>
            <svg:desc/>
          </draw:frame>
          <draw:frame draw:id="id351" draw:style-name="a2475" draw:name="Segnaposto numero diapositiva 6" svg:x="4.62756in" svg:y="10.75394in" svg:width="3.24606in" svg:height="0.54488in">
            <draw:text-box>
              <text:p text:style-name="a2474" text:class-names="" text:cond-style-name=""><text:span text:style-name="a2472" text:class-names=""><text:page-number style:num-format="1" text:fixed="false"/></text:span><text:span text:style-name="a2473" text:class-names=""><text:s text:c="1"/></text:span></text:p>
            </draw:text-box>
            <svg:title/>
            <svg:desc/>
          </draw:frame>
          <draw:page-thumbnail draw:page-number="4" svg:x="0.5in" svg:y="1.22222in" svg:width="7.26563in" svg:height="4.08854in" presentation:class="page" draw:id="id352" presentation:style-name="a2476" draw:name="Segnaposto immagine diapositiva 1">
            <svg:title/>
            <svg:desc/>
          </draw:page-thumbnail>
          <draw:frame draw:id="id353" presentation:style-name="a2477" draw:name="Segnaposto not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5" draw:style-name="a2479" draw:master-page-name="Master4-Layout7-blank-Vuota" presentation:presentation-page-layout-name="Master4-PPL7" draw:id="Slide-260">
        <draw:frame draw:id="id354" presentation:style-name="a2482" draw:name="Titolo 1" svg:x="0.55in" svg:y="0.09921in" svg:width="9.92087in" svg:height="1.03543in" presentation:class="title" presentation:placeholder="false">
          <draw:text-box>
            <text:p text:style-name="a2481" text:class-names="" text:cond-style-name=""><text:span text:style-name="a2480" text:class-names="">STEP 4 – DONE</text:span></text:p>
          </draw:text-box>
          <svg:title/>
          <svg:desc/>
        </draw:frame>
        <draw:frame draw:id="id355" presentation:style-name="a2489" draw:name="Segnaposto testo 2" svg:x="0.55in" svg:y="1.5748in" svg:width="9.86654in" svg:height="3.8252in" presentation:class="outline" presentation:placeholder="false">
          <draw:text-box>
            <text:list text:style-name="a2485">
              <text:list-item>
                <text:p text:style-name="a2484" text:class-names="" text:cond-style-name=""><text:span text:style-name="a2483" text:class-names="">The QT program has to be able to connect to the Arduino data service, scan for its gyroscope and accelerometer characteristics.</text:span></text:p>
              </text:list-item>
            </text:list>
            <text:list text:style-name="a2488">
              <text:list-item>
                <text:p text:style-name="a2487" text:class-names="" text:cond-style-name=""><text:span text:style-name="a2486" text:class-names="">Use the „notify“ property, connect it to a SLOT to read data from the two characteristics.</text:span></text:p>
              </text:list-item>
            </text:list>
          </draw:text-box>
          <svg:title/>
          <svg:desc/>
        </draw:frame>
        <presentation:notes draw:style-name="a2505">
          <draw:frame draw:id="id356" draw:style-name="a2492" draw:name="Segnaposto intestazione 3" svg:x="0.3937in" svg:y="0.3937in" svg:width="3.24606in" svg:height="0.54488in">
            <draw:text-box>
              <text:p text:style-name="a2491" text:class-names="" text:cond-style-name=""><text:span text:style-name="a2490" text:class-names=""><text:s text:c="1"/></text:span></text:p>
            </draw:text-box>
            <svg:title/>
            <svg:desc/>
          </draw:frame>
          <draw:frame draw:id="id357" draw:style-name="a2495" draw:name="Segnaposto data 4" svg:x="4.62756in" svg:y="0.3937in" svg:width="3.24606in" svg:height="0.54488in">
            <draw:text-box>
              <text:p text:style-name="a2494" text:class-names="" text:cond-style-name=""><text:span text:style-name="a2493" text:class-names=""><text:s text:c="1"/></text:span></text:p>
            </draw:text-box>
            <svg:title/>
            <svg:desc/>
          </draw:frame>
          <draw:frame draw:id="id358" draw:style-name="a2498" draw:name="Segnaposto piè di pagina 5" svg:x="0.3937in" svg:y="10.75394in" svg:width="3.24606in" svg:height="0.54488in">
            <draw:text-box>
              <text:p text:style-name="a2497" text:class-names="" text:cond-style-name=""><text:span text:style-name="a2496" text:class-names=""><text:s text:c="1"/></text:span></text:p>
            </draw:text-box>
            <svg:title/>
            <svg:desc/>
          </draw:frame>
          <draw:frame draw:id="id359" draw:style-name="a2502" draw:name="Segnaposto numero diapositiva 6" svg:x="4.62756in" svg:y="10.75394in" svg:width="3.24606in" svg:height="0.54488in">
            <draw:text-box>
              <text:p text:style-name="a2501" text:class-names="" text:cond-style-name=""><text:span text:style-name="a2499" text:class-names=""><text:page-number style:num-format="1" text:fixed="false"/></text:span><text:span text:style-name="a2500" text:class-names=""><text:s text:c="1"/></text:span></text:p>
            </draw:text-box>
            <svg:title/>
            <svg:desc/>
          </draw:frame>
          <draw:page-thumbnail draw:page-number="5" svg:x="0.5in" svg:y="1.22222in" svg:width="7.26563in" svg:height="4.08854in" presentation:class="page" draw:id="id360" presentation:style-name="a2503" draw:name="Segnaposto immagine diapositiva 1">
            <svg:title/>
            <svg:desc/>
          </draw:page-thumbnail>
          <draw:frame draw:id="id361" presentation:style-name="a2504" draw:name="Segnaposto not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draw:page draw:name="page7" draw:style-name="a2506" draw:master-page-name="Master4-Layout7-blank-Vuota" presentation:presentation-page-layout-name="Master4-PPL7" draw:id="Slide-262">
        <draw:frame draw:id="id362" presentation:style-name="a2509" draw:name="Titolo 1" svg:x="0.55in" svg:y="0.09921in" svg:width="9.92087in" svg:height="1.03543in" presentation:class="title" presentation:placeholder="false">
          <draw:text-box>
            <text:p text:style-name="a2508" text:class-names="" text:cond-style-name=""><text:span text:style-name="a2507" text:class-names="">STEP 5</text:span></text:p>
          </draw:text-box>
          <svg:title/>
          <svg:desc/>
        </draw:frame>
        <draw:frame draw:id="id363" presentation:style-name="a2638" draw:name="Segnaposto testo 2" svg:x="0.55in" svg:y="1.5748in" svg:width="9.86654in" svg:height="3.8252in" presentation:class="outline" presentation:placeholder="false">
          <draw:text-box>
            <text:list text:style-name="a2532">
              <text:list-item>
                <text:p text:style-name="a2531" text:class-names="" text:cond-style-name=""><text:span text:style-name="a2510" text:class-names="">Divide<text:s text:c="1"/></text:span><text:span text:style-name="a2511" text:class-names="">this</text:span><text:span text:style-name="a2512" text:class-names=""><text:s text:c="1"/></text:span><text:span text:style-name="a2513" text:class-names="">project</text:span><text:span text:style-name="a2514" text:class-names=""><text:s text:c="1"/>in<text:s text:c="1"/></text:span><text:span text:style-name="a2515" text:class-names="">classes</text:span><text:span text:style-name="a2516" text:class-names="">,<text:s text:c="1"/></text:span><text:span text:style-name="a2517" text:class-names="">make</text:span><text:span text:style-name="a2518" text:class-names=""><text:s text:c="1"/></text:span><text:span text:style-name="a2519" text:class-names="">it</text:span><text:span text:style-name="a2520" text:class-names=""><text:s text:c="1"/>easy<text:s text:c="1"/></text:span><text:span text:style-name="a2521" text:class-names="">to</text:span><text:span text:style-name="a2522" text:class-names=""><text:s text:c="1"/></text:span><text:span text:style-name="a2523" text:class-names="">integrate</text:span><text:span text:style-name="a2524" text:class-names=""><text:s text:c="1"/>in<text:s text:c="1"/></text:span><text:span text:style-name="a2525" text:class-names="">the</text:span><text:span text:style-name="a2526" text:class-names=""><text:s text:c="1"/></text:span><text:span text:style-name="a2527" text:class-names="">ArduinoController</text:span><text:span text:style-name="a2528" text:class-names=""><text:s text:c="1"/></text:span><text:span text:style-name="a2529" text:class-names="">project</text:span><text:span text:style-name="a2530" text:class-names="">. - DONE</text:span></text:p>
              </text:list-item>
            </text:list>
            <text:list text:style-name="a2580">
              <text:list-item>
                <text:p text:style-name="a2579" text:class-names="" text:cond-style-name=""><text:span text:style-name="a2533" text:class-names="">Make</text:span><text:span text:style-name="a2534" text:class-names=""><text:s text:c="1"/></text:span><text:span text:style-name="a2535" text:class-names="">the</text:span><text:span text:style-name="a2536" text:class-names=""><text:s text:c="1"/></text:span><text:span text:style-name="a2537" text:class-names="">pinball</text:span><text:span text:style-name="a2538" text:class-names=""><text:s text:c="1"/></text:span><text:span text:style-name="a2539" text:class-names="">sensor</text:span><text:span text:style-name="a2540" text:class-names=""><text:s text:c="1"/></text:span><text:span text:style-name="a2541" text:class-names="">from</text:span><text:span text:style-name="a2542" text:class-names=""><text:s text:c="1"/></text:span><text:span text:style-name="a2543" text:class-names="">the</text:span><text:span text:style-name="a2544" text:class-names=""><text:s text:c="1"/></text:span><text:span text:style-name="a2545" text:class-names="">ArduinoController</text:span><text:span text:style-name="a2546" text:class-names=""><text:s text:c="1"/></text:span><text:span text:style-name="a2547" text:class-names="">project</text:span><text:span text:style-name="a2548" text:class-names=""><text:s text:c="1"/></text:span><text:span text:style-name="a2549" text:class-names="">optional.</text:span><text:span text:style-name="a2550" text:class-names=""><text:s text:c="1"/></text:span><text:span text:style-name="a2551" text:class-names="">The</text:span><text:span text:style-name="a2552" text:class-names=""><text:s text:c="1"/></text:span><text:span text:style-name="a2553" text:class-names="">user</text:span><text:span text:style-name="a2554" text:class-names=""><text:s text:c="1"/></text:span><text:span text:style-name="a2555" text:class-names="">must</text:span><text:span text:style-name="a2556" text:class-names=""><text:s text:c="1"/></text:span><text:span text:style-name="a2557" text:class-names="">be</text:span><text:span text:style-name="a2558" text:class-names=""><text:s text:c="1"/></text:span><text:span text:style-name="a2559" text:class-names="">able</text:span><text:span text:style-name="a2560" text:class-names=""><text:s text:c="1"/></text:span><text:span text:style-name="a2561" text:class-names="">to</text:span><text:span text:style-name="a2562" text:class-names=""><text:s text:c="1"/></text:span><text:span text:style-name="a2563" text:class-names="">choose</text:span><text:span text:style-name="a2564" text:class-names=""><text:s text:c="1"/></text:span><text:span text:style-name="a2565" text:class-names="">between</text:span><text:span text:style-name="a2566" text:class-names=""><text:s text:c="1"/></text:span><text:span text:style-name="a2567" text:class-names="">none</text:span><text:span text:style-name="a2568" text:class-names="">,</text:span><text:span text:style-name="a2569" text:class-names=""><text:s text:c="1"/></text:span><text:span text:style-name="a2570" text:class-names="">pinball</text:span><text:span text:style-name="a2571" text:class-names=""><text:s text:c="1"/></text:span><text:span text:style-name="a2572" text:class-names="">or</text:span><text:span text:style-name="a2573" text:class-names=""><text:s text:c="1"/></text:span><text:span text:style-name="a2574" text:class-names="">BLE</text:span><text:span text:style-name="a2575" text:class-names=""><text:s text:c="1"/></text:span><text:span text:style-name="a2576" text:class-names="">sensor</text:span><text:span text:style-name="a2577" text:class-names="">.</text:span><text:span text:style-name="a2578" text:class-names=""/></text:p>
              </text:list-item>
            </text:list>
            <text:list text:style-name="a2598">
              <text:list-item>
                <text:p text:style-name="a2597" text:class-names="" text:cond-style-name=""><text:span text:style-name="a2581" text:class-names="">Process</text:span><text:span text:style-name="a2582" text:class-names=""><text:s text:c="1"/></text:span><text:span text:style-name="a2583" text:class-names="">the</text:span><text:span text:style-name="a2584" text:class-names=""><text:s text:c="1"/></text:span><text:span text:style-name="a2585" text:class-names="">data</text:span><text:span text:style-name="a2586" text:class-names=""><text:s text:c="1"/></text:span><text:span text:style-name="a2587" text:class-names="">read</text:span><text:span text:style-name="a2588" text:class-names=""><text:s text:c="1"/></text:span><text:span text:style-name="a2589" text:class-names="">from</text:span><text:span text:style-name="a2590" text:class-names=""><text:s text:c="1"/></text:span><text:span text:style-name="a2591" text:class-names="">the</text:span><text:span text:style-name="a2592" text:class-names=""><text:s text:c="1"/>BLE<text:s text:c="1"/></text:span><text:span text:style-name="a2593" text:class-names="">sensor</text:span><text:span text:style-name="a2594" text:class-names=""><text:s text:c="1"/></text:span><text:span text:style-name="a2595" text:class-names="">service</text:span><text:span text:style-name="a2596" text:class-names="">.</text:span></text:p>
              </text:list-item>
            </text:list>
            <text:list text:style-name="a2637">
              <text:list-item>
                <text:p text:style-name="a2636" text:class-names="" text:cond-style-name=""><text:span text:style-name="a2599" text:class-names="">Use<text:s text:c="1"/></text:span><text:span text:style-name="a2600" text:class-names="">the</text:span><text:span text:style-name="a2601" text:class-names=""><text:s text:c="1"/></text:span><text:span text:style-name="a2602" text:class-names="">data</text:span><text:span text:style-name="a2603" text:class-names=""><text:s text:c="1"/></text:span><text:span text:style-name="a2604" text:class-names="">acquired</text:span><text:span text:style-name="a2605" text:class-names=""><text:s text:c="1"/></text:span><text:span text:style-name="a2606" text:class-names="">from</text:span><text:span text:style-name="a2607" text:class-names=""><text:s text:c="1"/></text:span><text:span text:style-name="a2608" text:class-names="">the</text:span><text:span text:style-name="a2609" text:class-names=""><text:s text:c="1"/></text:span><text:span text:style-name="a2610" text:class-names="">gyroscope</text:span><text:span text:style-name="a2611" text:class-names=""><text:s text:c="1"/>and<text:s text:c="1"/></text:span><text:span text:style-name="a2612" text:class-names="">the</text:span><text:span text:style-name="a2613" text:class-names=""><text:s text:c="1"/></text:span><text:span text:style-name="a2614" text:class-names="">accelerometer</text:span><text:span text:style-name="a2615" text:class-names=""><text:s text:c="1"/></text:span><text:span text:style-name="a2616" text:class-names="">sensors</text:span><text:span text:style-name="a2617" text:class-names=""><text:s text:c="1"/></text:span><text:span text:style-name="a2618" text:class-names="">to</text:span><text:span text:style-name="a2619" text:class-names=""><text:s text:c="1"/></text:span><text:span text:style-name="a2620" text:class-names="">determine</text:span><text:span text:style-name="a2621" text:class-names=""><text:s text:c="1"/></text:span><text:span text:style-name="a2622" text:class-names="">if</text:span><text:span text:style-name="a2623" text:class-names=""><text:s text:c="1"/></text:span><text:span text:style-name="a2624" text:class-names="">the</text:span><text:span text:style-name="a2625" text:class-names=""><text:s text:c="1"/>X-Ray<text:s text:c="1"/></text:span><text:span text:style-name="a2626" text:class-names="">machine</text:span><text:span text:style-name="a2627" text:class-names=""><text:s text:c="1"/></text:span><text:span text:style-name="a2628" text:class-names="">is</text:span><text:span text:style-name="a2629" text:class-names=""><text:s text:c="1"/></text:span><text:span text:style-name="a2630" text:class-names="">moving</text:span><text:span text:style-name="a2631" text:class-names=""><text:s text:c="1"/></text:span><text:span text:style-name="a2632" text:class-names="">as</text:span><text:span text:style-name="a2633" text:class-names=""><text:s text:c="1"/></text:span><text:span text:style-name="a2634" text:class-names="">intended</text:span><text:span text:style-name="a2635" text:class-names="">.</text:span></text:p>
              </text:list-item>
            </text:list>
          </draw:text-box>
          <svg:title/>
          <svg:desc/>
        </draw:frame>
        <presentation:notes draw:style-name="a2654">
          <draw:frame draw:id="id364" draw:style-name="a2641" draw:name="Segnaposto intestazione 3" svg:x="0.3937in" svg:y="0.3937in" svg:width="3.24606in" svg:height="0.54488in">
            <draw:text-box>
              <text:p text:style-name="a2640" text:class-names="" text:cond-style-name=""><text:span text:style-name="a2639" text:class-names=""><text:s text:c="1"/></text:span></text:p>
            </draw:text-box>
            <svg:title/>
            <svg:desc/>
          </draw:frame>
          <draw:frame draw:id="id365" draw:style-name="a2644" draw:name="Segnaposto data 4" svg:x="4.62756in" svg:y="0.3937in" svg:width="3.24606in" svg:height="0.54488in">
            <draw:text-box>
              <text:p text:style-name="a2643" text:class-names="" text:cond-style-name=""><text:span text:style-name="a2642" text:class-names=""><text:s text:c="1"/></text:span></text:p>
            </draw:text-box>
            <svg:title/>
            <svg:desc/>
          </draw:frame>
          <draw:frame draw:id="id366" draw:style-name="a2647" draw:name="Segnaposto piè di pagina 5" svg:x="0.3937in" svg:y="10.75394in" svg:width="3.24606in" svg:height="0.54488in">
            <draw:text-box>
              <text:p text:style-name="a2646" text:class-names="" text:cond-style-name=""><text:span text:style-name="a2645" text:class-names=""><text:s text:c="1"/></text:span></text:p>
            </draw:text-box>
            <svg:title/>
            <svg:desc/>
          </draw:frame>
          <draw:frame draw:id="id367" draw:style-name="a2651" draw:name="Segnaposto numero diapositiva 6" svg:x="4.62756in" svg:y="10.75394in" svg:width="3.24606in" svg:height="0.54488in">
            <draw:text-box>
              <text:p text:style-name="a2650" text:class-names="" text:cond-style-name=""><text:span text:style-name="a2648" text:class-names=""><text:page-number style:num-format="1" text:fixed="false"/></text:span><text:span text:style-name="a2649" text:class-names=""><text:s text:c="1"/></text:span></text:p>
            </draw:text-box>
            <svg:title/>
            <svg:desc/>
          </draw:frame>
          <draw:page-thumbnail draw:page-number="6" svg:x="0.5in" svg:y="1.22222in" svg:width="7.26563in" svg:height="4.08854in" presentation:class="page" draw:id="id368" presentation:style-name="a2652" draw:name="Segnaposto immagine diapositiva 1">
            <svg:title/>
            <svg:desc/>
          </draw:page-thumbnail>
          <draw:frame draw:id="id369" presentation:style-name="a2653" draw:name="Segnaposto note 2" svg:x="1.14173in" svg:y="5.57362in" svg:width="5.98386in" svg:height="4.9070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2" style:display-name="Titolo e contenuto">
      <presentation:placeholder presentation:object="title" svg:x="0.49213in" svg:y="0.29528in" svg:width="9.84252in" svg:height="3.54331in"/>
      <presentation:placeholder presentation:object="object" svg:x="0.49213in" svg:y="4.23228in" svg:width="9.84252in" svg:height="1.27953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4" style:display-name="Due contenuti">
      <presentation:placeholder presentation:object="title" svg:x="0.49213in" svg:y="0.29528in" svg:width="9.84252in" svg:height="3.54331in"/>
      <presentation:placeholder presentation:object="object" svg:x="0.49132in" svg:y="4.23264in" svg:width="4.83854in" svg:height="1.27951in"/>
      <presentation:placeholder presentation:object="object" svg:x="5.49653in" svg:y="4.23264in" svg:width="4.83854in" svg:height="1.27951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6" style:display-name="Solo titolo">
      <presentation:placeholder presentation:object="title" svg:x="0.49213in" svg:y="0.29528in" svg:width="9.84252in" svg:height="3.54331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7" style:display-name="Vuota"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10" style:display-name="Titolo e testo verticale">
      <presentation:placeholder presentation:object="title" svg:x="0.49213in" svg:y="0.29528in" svg:width="9.84252in" svg:height="3.54331in"/>
      <presentation:placeholder presentation:object="outline" svg:x="0.49213in" svg:y="4.23228in" svg:width="9.84252in" svg:height="1.27953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1-PPL11" style:display-name="Titolo e testo verticale">
      <presentation:placeholder presentation:object="title" svg:x="7.875in" svg:y="0.29514in" svg:width="2.46007in" svg:height="5.21701in"/>
      <presentation:placeholder presentation:object="outline" svg:x="0.49132in" svg:y="0.29514in" svg:width="7.21701in" svg:height="5.21701in"/>
      <presentation:placeholder presentation:object="date-time" svg:x="0.49213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2" style:display-name="Titolo e contenuto">
      <presentation:placeholder presentation:object="title" svg:x="0.59055in" svg:y="0.09843in" svg:width="9.84252in" svg:height="1.08268in"/>
      <presentation:placeholder presentation:object="object" svg:x="0.59055in" svg:y="1.5748in" svg:width="9.84252in" svg:height="3.8385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4" style:display-name="Due contenuti">
      <presentation:placeholder presentation:object="title" svg:x="0.59055in" svg:y="0.09843in" svg:width="9.84252in" svg:height="1.08268in"/>
      <presentation:placeholder presentation:object="object" svg:x="0.59028in" svg:y="1.57465in" svg:width="4.83681in" svg:height="3.83854in"/>
      <presentation:placeholder presentation:object="object" svg:x="5.59375in" svg:y="1.57465in" svg:width="4.83854in" svg:height="3.83854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6" style:display-name="Solo titolo">
      <presentation:placeholder presentation:object="title" svg:x="0.59055in" svg:y="0.09843in" svg:width="9.84252in" svg:height="1.0826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7" style:display-name="Vuota"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10" style:display-name="Titolo e testo verticale">
      <presentation:placeholder presentation:object="title" svg:x="0.59055in" svg:y="0.09843in" svg:width="9.84252in" svg:height="1.08268in"/>
      <presentation:placeholder presentation:object="outline" svg:x="0.59055in" svg:y="1.5748in" svg:width="9.84252in" svg:height="3.8385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2-PPL11" style:display-name="Titolo e testo verticale">
      <presentation:placeholder presentation:object="title" svg:x="7.97222in" svg:y="0.09896in" svg:width="2.46007in" svg:height="5.31424in"/>
      <presentation:placeholder presentation:object="outline" svg:x="0.59028in" svg:y="0.09896in" svg:width="7.21528in" svg:height="5.31424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3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2" style:display-name="Titolo e contenuto">
      <presentation:placeholder presentation:object="title" svg:x="0.59055in" svg:y="0.29528in" svg:width="9.84252in" svg:height="1.08268in"/>
      <presentation:placeholder presentation:object="object" svg:x="0.59055in" svg:y="1.5748in" svg:width="9.84252in" svg:height="4.42913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4" style:display-name="Due contenuti">
      <presentation:placeholder presentation:object="title" svg:x="0.59055in" svg:y="0.29528in" svg:width="9.84252in" svg:height="1.08268in"/>
      <presentation:placeholder presentation:object="object" svg:x="0.59028in" svg:y="1.57465in" svg:width="4.83681in" svg:height="4.42882in"/>
      <presentation:placeholder presentation:object="object" svg:x="5.59375in" svg:y="1.57465in" svg:width="4.83854in" svg:height="4.42882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6" style:display-name="Solo titolo">
      <presentation:placeholder presentation:object="title" svg:x="0.59055in" svg:y="0.29528in" svg:width="9.84252in" svg:height="1.08268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7" style:display-name="Vuota"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10" style:display-name="Titolo e testo verticale">
      <presentation:placeholder presentation:object="title" svg:x="0.59055in" svg:y="0.29528in" svg:width="9.84252in" svg:height="1.08268in"/>
      <presentation:placeholder presentation:object="outline" svg:x="0.59055in" svg:y="1.5748in" svg:width="9.84252in" svg:height="4.42913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3-PPL11" style:display-name="Titolo e testo verticale">
      <presentation:placeholder presentation:object="title" svg:x="7.97222in" svg:y="0.29514in" svg:width="2.46007in" svg:height="5.70833in"/>
      <presentation:placeholder presentation:object="outline" svg:x="0.59028in" svg:y="0.29514in" svg:width="7.21528in" svg:height="5.70833in"/>
      <presentation:placeholder presentation:object="date-time" svg:x="0.59055in" svg:y="5.61024in" svg:width="2.55906in" svg:height="0.49213in"/>
      <presentation:placeholder presentation:object="footer" svg:x="3.74016in" svg:y="5.59843in" svg:width="3.54331in" svg:height="0.49213in"/>
      <presentation:placeholder presentation:object="page-number" svg:x="8.36614in" svg:y="5.61024in" svg:width="2.06693in" svg:height="0.49213in"/>
    </style:presentation-page-layout>
    <style:presentation-page-layout style:name="Master4-PPL1" style:display-name="Diapositiva tito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2" style:display-name="Titolo e contenuto">
      <presentation:placeholder presentation:object="title" svg:x="0.59055in" svg:y="0.09843in" svg:width="9.84252in" svg:height="1.08268in"/>
      <presentation:placeholder presentation:object="object" svg:x="0.59055in" svg:y="1.5748in" svg:width="9.84252in" svg:height="3.8385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3" style:display-name="Intestazione sezione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4" style:display-name="Due contenuti">
      <presentation:placeholder presentation:object="title" svg:x="0.59055in" svg:y="0.09843in" svg:width="9.84252in" svg:height="1.08268in"/>
      <presentation:placeholder presentation:object="object" svg:x="0.59028in" svg:y="1.57465in" svg:width="4.83681in" svg:height="3.83854in"/>
      <presentation:placeholder presentation:object="object" svg:x="5.59375in" svg:y="1.57465in" svg:width="4.83854in" svg:height="3.83854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5" style:display-name="Confronto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6" style:display-name="Solo titolo">
      <presentation:placeholder presentation:object="title" svg:x="0.59055in" svg:y="0.09843in" svg:width="9.84252in" svg:height="1.0826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7" style:display-name="Vuota"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8" style:display-name="Contenuto con didascalia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9" style:display-name="Immagine con didascalia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10" style:display-name="Titolo e testo verticale">
      <presentation:placeholder presentation:object="title" svg:x="0.59055in" svg:y="0.09843in" svg:width="9.84252in" svg:height="1.08268in"/>
      <presentation:placeholder presentation:object="outline" svg:x="0.59055in" svg:y="1.5748in" svg:width="9.84252in" svg:height="3.83858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presentation-page-layout style:name="Master4-PPL11" style:display-name="Titolo e testo verticale">
      <presentation:placeholder presentation:object="title" svg:x="7.97222in" svg:y="0.09896in" svg:width="2.46007in" svg:height="5.31424in"/>
      <presentation:placeholder presentation:object="outline" svg:x="0.59028in" svg:y="0.09896in" svg:width="7.21528in" svg:height="5.31424in"/>
      <presentation:placeholder presentation:object="date-time" svg:x="0.59055in" svg:y="5.61024in" svg:width="2.55906in" svg:height="0.49213in"/>
      <presentation:placeholder presentation:object="footer" svg:x="3.74016in" svg:y="5.61024in" svg:width="3.54331in" svg:height="0.49213in"/>
      <presentation:placeholder presentation:object="page-number" svg:x="7.87402in" svg:y="5.61024in" svg:width="2.55906in" svg:height="0.49213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6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draw:fill="none" draw:stroke="non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6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6">
      <style:graphic-properties draw:fill="none" draw:stroke="none"/>
    </style:style>
    <style:style style:family="text" style:name="a1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1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7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1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2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none" draw:stroke="non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4">
      <style:graphic-properties draw:fill="none" draw:stroke="non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8">
      <style:graphic-properties draw:fill="none" draw:stroke="non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95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420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3">
      <style:graphic-properties draw:fill="none" draw:stroke="non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draw:fill="none" draw:stroke="none"/>
    </style:style>
    <style:style style:family="text" style:name="a4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1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draw:fill="none" draw:stroke="none"/>
    </style:style>
    <style:style style:family="paragraph" style:name="a143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14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2">
      <style:graphic-properties draw:fill="none" draw:stroke="non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3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1481">
      <style:graphic-properties draw:fill="none" draw:stroke="none"/>
    </style:style>
    <style:style style:family="text" style:name="a2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4">
      <style:graphic-properties draw:fill="none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8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5">
      <style:graphic-properties draw:fill="none" draw:stroke="non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draw:fill="none" draw:stroke="non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draw:fill="none" draw:stroke="none"/>
    </style:style>
    <style:style style:family="presentation" style:name="a1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4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draw:fill="none" draw:stroke="non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0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1201">
      <style:graphic-properties draw:fill="none" draw:stroke="non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4">
      <style:graphic-properties draw:fill="none" draw:stroke="none"/>
    </style:style>
    <style:style style:family="text" style:name="a175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24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draw:fill="none" draw:stroke="non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25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draw:fill="none" draw:stroke="non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draw:fill="none" draw:stroke="non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2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draw:fill="none" draw:stroke="none"/>
    </style:style>
    <style:style style:family="graphic" style:name="a1266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9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draw:fill="none" draw:stroke="none"/>
    </style:style>
    <style:style style:family="paragraph" style:name="a203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draw:fill="none" draw:stroke="non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53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9">
      <style:graphic-properties draw:fill="none" draw:stroke="non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54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draw:fill="none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4">
      <style:graphic-properties draw:fill="none" draw:stroke="non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6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57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non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6">
      <style:graphic-properties draw:fill="none" draw:stroke="non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7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0">
      <style:graphic-properties fo:wrap-option="no-wrap" fo:padding-top="0.03937in" fo:padding-bottom="0.03937in" fo:padding-left="0.03937in" fo:padding-right="0.03937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3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7">
      <style:graphic-properties fo:wrap-option="no-wrap" fo:padding-top="0.03937in" fo:padding-bottom="0.03937in" fo:padding-left="0.03937in" fo:padding-right="0.03937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draw:fill="none" draw:stroke="none"/>
    </style:style>
    <style:style style:family="graphic" style:name="a829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draw:fill="none" draw:stroke="non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7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8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3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0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4">
      <style:graphic-properties draw:fill="none" draw:stroke="non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draw:fill="none" draw:stroke="none"/>
    </style:style>
    <style:style style:family="presentation" style:name="a1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6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3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9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3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35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draw:fill="none" draw:stroke="none"/>
    </style:style>
    <style:style style:family="text" style:name="a3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8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969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38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1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4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6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style:tab-stop-distance="1in" fo:margin-left="0in" fo:margin-right="0in" fo:text-indent="0in" fo:margin-top="0in" fo:margin-bottom="0.12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6">
      <style:graphic-properties draw:fill="none" draw:stroke="none"/>
    </style:style>
    <style:style style:family="paragraph" style:name="a13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37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39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8">
      <style:graphic-properties draw:fill="none" draw:stroke="none"/>
    </style:style>
    <style:style style:family="text" style:name="a2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0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9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draw:fill="none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2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5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1">
      <style:graphic-properties draw:fill="none" draw:stroke="non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draw:fill="none" draw:stroke="non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-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Source Sans Pro Light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0556in" style:font-size-asian="0.30556in" style:font-size-complex="0.30556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3937in" fo:padding-bottom="0.03937in" fo:padding-left="0.03937in" fo:padding-right="0.03937in" draw:textarea-vertical-align="middle" draw:textarea-horizontal-align="left" draw:fill="solid" draw:fill-color="#4472c4" draw:opacity="100%" draw:stroke="none" draw:shadow="visible" draw:shadow-offset-x="0in" draw:shadow-offset-y="0.01181in" draw:shadow-color="#f49100" draw:shadow-opacity="100%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Light" style:font-pitch="variable" fo:font-size="0.625in" style:font-size-asian="0.625in" style:font-size-complex="0.6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dbf5f9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Source Sans Pro" style:font-family-asian="DejaVu Sans" style:font-family-complex="DejaVu San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style:tab-stop-distance="1in" fo:margin-left="0in" fo:margin-right="0in" fo:text-indent="0in" fo:margin-top="0in" fo:margin-bottom="0.14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6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10%" style:tab-stop-distance="1in" fo:margin-left="0in" fo:margin-right="0in" fo:text-indent="0in" fo:margin-top="0in" fo:margin-bottom="0.07847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Vivid" style:page-layout-name="pageLayout1" draw:style-name="a0">
      <draw:custom-shape svg:x="0in" svg:y="4.13386in" svg:width="11.02362in" svg:height="2.06693in" draw:id="id0" draw:style-name="a3" draw:name="Figura a mano libera: forma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" presentation:style-name="a6" draw:name="Segnaposto data 2" svg:x="0.49213in" svg:y="5.61024in" svg:width="2.55906in" svg:height="0.49213in" presentation:class="date-time" presentation:placeholder="false">
        <draw:text-box>
          <text:p text:style-name="a5" text:class-names="" text:cond-style-name=""><text:span text:style-name="a4" text:class-names=""><text:s text:c="1"/></text:span></text:p>
        </draw:text-box>
        <svg:title/>
        <svg:desc/>
      </draw:frame>
      <draw:frame draw:id="id2" presentation:style-name="a9" draw:name="Segnaposto piè di pagina 3" svg:x="3.74016in" svg:y="5.61024in" svg:width="3.54331in" svg:height="0.49213in" presentation:class="footer" presentation:placeholder="false">
        <draw:text-box>
          <text:p text:style-name="a8" text:class-names="" text:cond-style-name=""><text:span text:style-name="a7" text:class-names=""><text:s text:c="1"/></text:span></text:p>
        </draw:text-box>
        <svg:title/>
        <svg:desc/>
      </draw:frame>
      <draw:frame draw:id="id3" presentation:style-name="a13" draw:name="Segnaposto numero diapositiva 4" svg:x="7.87402in" svg:y="5.61024in" svg:width="2.55906in" svg:height="0.49213in" presentation:class="page-number" presentation:placeholder="false">
        <draw:text-box>
          <text:p text:style-name="a12" text:class-names="" text:cond-style-name=""><text:span text:style-name="a10" text:class-names=""><text:page-number style:num-format="1" text:fixed="false"/></text:span><text:span text:style-name="a11" text:class-names=""><text:s text:c="1"/></text:span></text:p>
        </draw:text-box>
        <svg:title/>
        <svg:desc/>
      </draw:frame>
      <draw:frame draw:id="id4" presentation:style-name="a16" draw:name="Segnaposto titolo 5" svg:x="0.49213in" svg:y="0.29528in" svg:width="9.84252in" svg:height="3.54331in" presentation:class="title" presentation:placeholder="false">
        <draw:text-box>
          <text:p text:style-name="a15" text:class-names="" text:cond-style-name=""><text:span text:style-name="a14" text:class-names=""/></text:p>
        </draw:text-box>
        <svg:title/>
        <svg:desc/>
      </draw:frame>
      <draw:frame draw:id="id5" presentation:style-name="a33" draw:name="Segnaposto testo 6" svg:x="0.49213in" svg:y="4.23228in" svg:width="9.84252in" svg:height="1.2795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Fare clic per modificare gli stili del testo dello schema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Secondo livello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Quinto livello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">
        <draw:page-thumbnail svg:x="1.71338in" svg:y="1.22205in" svg:width="4.83937in" svg:height="4.08898in" presentation:class="page" draw:id="id6" presentation:style-name="a34" draw:name="Segnaposto immagine diapositiva 1">
          <svg:title/>
          <svg:desc/>
        </draw:page-thumbnail>
        <draw:frame draw:id="id7" presentation:style-name="a37" draw:name="Segnaposto note 2" svg:x="1.14173in" svg:y="5.57362in" svg:width="5.98386in" svg:height="4.90709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Segnaposto intestazione 3" svg:x="0.3937in" svg:y="0.3937in" svg:width="3.24606in" svg:height="0.54488in" presentation:class="header" presentation:placeholder="false">
          <draw:text-box>
            <text:p text:style-name="a39" text:class-names="" text:cond-style-name=""><text:span text:style-name="a38" text:class-names=""><text:s text:c="1"/></text:span></text:p>
          </draw:text-box>
          <svg:title/>
          <svg:desc/>
        </draw:frame>
        <draw:frame draw:id="id9" presentation:style-name="a43" draw:name="Segnaposto data 4" svg:x="4.62756in" svg:y="0.3937in" svg:width="3.24606in" svg:height="0.54488in" presentation:class="date-time" presentation:placeholder="false">
          <draw:text-box>
            <text:p text:style-name="a42" text:class-names="" text:cond-style-name=""><text:span text:style-name="a41" text:class-names=""><text:s text:c="1"/></text:span></text:p>
          </draw:text-box>
          <svg:title/>
          <svg:desc/>
        </draw:frame>
        <draw:frame draw:id="id10" presentation:style-name="a46" draw:name="Segnaposto piè di pagina 5" svg:x="0.3937in" svg:y="10.75394in" svg:width="3.24606in" svg:height="0.54488in" presentation:class="footer" presentation:placeholder="false">
          <draw:text-box>
            <text:p text:style-name="a45" text:class-names="" text:cond-style-name=""><text:span text:style-name="a44" text:class-names=""><text:s text:c="1"/></text:span></text:p>
          </draw:text-box>
          <svg:title/>
          <svg:desc/>
        </draw:frame>
        <draw:frame draw:id="id11" presentation:style-name="a50" draw:name="Segnaposto numero diapositiva 6" svg:x="4.62756in" svg:y="10.75394in" svg:width="3.24606in" svg:height="0.54488in" presentation:class="page-number" presentation:placeholder="false">
          <draw:text-box>
            <text:p text:style-name="a49" text:class-names="" text:cond-style-name=""><text:span text:style-name="a47" text:class-names=""><text:page-number style:num-format="1" text:fixed="false"/></text:span><text:span text:style-name="a48" text:class-names=""><text:s text:c="1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52">
      <draw:custom-shape svg:x="0in" svg:y="4.13386in" svg:width="11.02362in" svg:height="2.06693in" draw:id="id12" draw:layer="Master1-bg" draw:style-name="a55" draw:name="Figura a mano libera: forma 6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8" draw:name="Titolo 1" svg:x="1.37847in" svg:y="1.01563in" svg:width="8.26736in" svg:height="2.15799in" presentation:class="title" presentation:placeholder="false">
        <draw:text-box>
          <text:p text:style-name="a57" text:class-names="" text:cond-style-name=""><text:span text:style-name="a56" text:class-names="">Fare clic per modificare lo stile del titolo dello schema</text:span></text:p>
        </draw:text-box>
        <svg:title/>
        <svg:desc/>
      </draw:frame>
      <draw:frame draw:id="id14" presentation:style-name="a61" draw:name="Sottotitolo 2" svg:x="1.37847in" svg:y="3.25694in" svg:width="8.26736in" svg:height="1.49826in" presentation:class="subtitle" presentation:placeholder="false">
        <draw:text-box>
          <text:p text:style-name="a60" text:class-names="" text:cond-style-name=""><text:span text:style-name="a59" text:class-names="">Fare clic per modificare lo stile del sottotitolo dello schema</text:span></text:p>
        </draw:text-box>
        <svg:title/>
        <svg:desc/>
      </draw:frame>
      <draw:frame draw:id="id15" presentation:style-name="a64" draw:name="Segnaposto data 3" svg:x="0.49213in" svg:y="5.61024in" svg:width="2.55906in" svg:height="0.49213in" presentation:class="date-time" presentation:placeholder="false">
        <draw:text-box>
          <text:p text:style-name="a63" text:class-names="" text:cond-style-name=""><text:span text:style-name="a62" text:class-names=""><text:s text:c="1"/></text:span></text:p>
        </draw:text-box>
        <svg:title/>
        <svg:desc/>
      </draw:frame>
      <draw:frame draw:id="id16" presentation:style-name="a67" draw:name="Segnaposto piè di pagina 4" svg:x="3.74016in" svg:y="5.61024in" svg:width="3.54331in" svg:height="0.49213in" presentation:class="footer" presentation:placeholder="false">
        <draw:text-box>
          <text:p text:style-name="a66" text:class-names="" text:cond-style-name=""><text:span text:style-name="a65" text:class-names=""><text:s text:c="1"/></text:span></text:p>
        </draw:text-box>
        <svg:title/>
        <svg:desc/>
      </draw:frame>
      <draw:frame draw:id="id17" presentation:style-name="a71" draw:name="Segnaposto numero diapositiva 5" svg:x="7.87402in" svg:y="5.61024in" svg:width="2.55906in" svg:height="0.49213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><text:s text:c="1"/></text:span></text:p>
        </draw:text-box>
        <svg:title/>
        <svg:desc/>
      </draw:frame>
      <presentation:notes style:page-layout-name="pageLayout2" draw:style-name="a89">
        <draw:page-thumbnail svg:x="1.71338in" svg:y="1.22205in" svg:width="4.83937in" svg:height="4.08898in" presentation:class="page" draw:id="id6" presentation:style-name="a72" draw:name="Segnaposto immagine diapositiva 1">
          <svg:title/>
          <svg:desc/>
        </draw:page-thumbnail>
        <draw:frame draw:id="id7" presentation:style-name="a75" draw:name="Segnaposto note 2" svg:x="1.14173in" svg:y="5.57362in" svg:width="5.98386in" svg:height="4.90709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Segnaposto intestazione 3" svg:x="0.3937in" svg:y="0.3937in" svg:width="3.24606in" svg:height="0.54488in" presentation:class="header" presentation:placeholder="false">
          <draw:text-box>
            <text:p text:style-name="a77" text:class-names="" text:cond-style-name=""><text:span text:style-name="a76" text:class-names=""><text:s text:c="1"/></text:span></text:p>
          </draw:text-box>
          <svg:title/>
          <svg:desc/>
        </draw:frame>
        <draw:frame draw:id="id9" presentation:style-name="a81" draw:name="Segnaposto data 4" svg:x="4.62756in" svg:y="0.3937in" svg:width="3.24606in" svg:height="0.54488in" presentation:class="date-time" presentation:placeholder="false">
          <draw:text-box>
            <text:p text:style-name="a80" text:class-names="" text:cond-style-name=""><text:span text:style-name="a79" text:class-names=""><text:s text:c="1"/></text:span></text:p>
          </draw:text-box>
          <svg:title/>
          <svg:desc/>
        </draw:frame>
        <draw:frame draw:id="id10" presentation:style-name="a84" draw:name="Segnaposto piè di pagina 5" svg:x="0.3937in" svg:y="10.75394in" svg:width="3.24606in" svg:height="0.54488in" presentation:class="footer" presentation:placeholder="false">
          <draw:text-box>
            <text:p text:style-name="a83" text:class-names="" text:cond-style-name=""><text:span text:style-name="a82" text:class-names=""><text:s text:c="1"/></text:span></text:p>
          </draw:text-box>
          <svg:title/>
          <svg:desc/>
        </draw:frame>
        <draw:frame draw:id="id11" presentation:style-name="a88" draw:name="Segnaposto numero diapositiva 6" svg:x="4.62756in" svg:y="10.75394in" svg:width="3.24606in" svg:height="0.54488in" presentation:class="page-number" presentation:placeholder="false">
          <draw:text-box>
            <text:p text:style-name="a87" text:class-names="" text:cond-style-name=""><text:span text:style-name="a85" text:class-names=""><text:page-number style:num-format="1" text:fixed="false"/></text:span><text:span text:style-name="a86" text:class-names=""><text:s text:c="1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90">
      <draw:custom-shape svg:x="0in" svg:y="4.13386in" svg:width="11.02362in" svg:height="2.06693in" draw:id="id18" draw:layer="Master1-bg" draw:style-name="a93" draw:name="Figura a mano libera: forma 6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6" draw:name="Titolo 1" svg:x="0.49213in" svg:y="0.29528in" svg:width="9.84252in" svg:height="3.54331in" presentation:class="title" presentation:placeholder="false">
        <draw:text-box>
          <text:p text:style-name="a95" text:class-names="" text:cond-style-name=""><text:span text:style-name="a94" text:class-names="">Fare clic per modificare lo stile del titolo dello schema</text:span></text:p>
        </draw:text-box>
        <svg:title/>
        <svg:desc/>
      </draw:frame>
      <draw:frame draw:id="id20" presentation:style-name="a111" draw:name="Segnaposto contenuto 2" svg:x="0.49213in" svg:y="4.23228in" svg:width="9.84252in" svg:height="1.27953in" presentation:class="object" presentation:placeholder="false">
        <draw:text-box>
          <text:p text:style-name="a98" text:class-names="" text:cond-style-name=""><text:span text:style-name="a97" text:class-names="">Fare clic per modificare gli stili del testo dello schema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Secondo livello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4" draw:name="Segnaposto data 3" svg:x="0.49213in" svg:y="5.61024in" svg:width="2.55906in" svg:height="0.49213in" presentation:class="date-time" presentation:placeholder="false">
        <draw:text-box>
          <text:p text:style-name="a113" text:class-names="" text:cond-style-name=""><text:span text:style-name="a112" text:class-names=""><text:s text:c="1"/></text:span></text:p>
        </draw:text-box>
        <svg:title/>
        <svg:desc/>
      </draw:frame>
      <draw:frame draw:id="id22" presentation:style-name="a117" draw:name="Segnaposto piè di pagina 4" svg:x="3.74016in" svg:y="5.61024in" svg:width="3.54331in" svg:height="0.49213in" presentation:class="footer" presentation:placeholder="false">
        <draw:text-box>
          <text:p text:style-name="a116" text:class-names="" text:cond-style-name=""><text:span text:style-name="a115" text:class-names=""><text:s text:c="1"/></text:span></text:p>
        </draw:text-box>
        <svg:title/>
        <svg:desc/>
      </draw:frame>
      <draw:frame draw:id="id23" presentation:style-name="a121" draw:name="Segnaposto numero diapositiva 5" svg:x="7.87402in" svg:y="5.61024in" svg:width="2.55906in" svg:height="0.49213in" presentation:class="page-number" presentation:placeholder="false">
        <draw:text-box>
          <text:p text:style-name="a120" text:class-names="" text:cond-style-name=""><text:span text:style-name="a118" text:class-names=""><text:page-number style:num-format="1" text:fixed="false"/></text:span><text:span text:style-name="a119" text:class-names=""><text:s text:c="1"/></text:span></text:p>
        </draw:text-box>
        <svg:title/>
        <svg:desc/>
      </draw:frame>
      <presentation:notes style:page-layout-name="pageLayout2" draw:style-name="a139">
        <draw:page-thumbnail svg:x="1.71338in" svg:y="1.22205in" svg:width="4.83937in" svg:height="4.08898in" presentation:class="page" draw:id="id6" presentation:style-name="a122" draw:name="Segnaposto immagine diapositiva 1">
          <svg:title/>
          <svg:desc/>
        </draw:page-thumbnail>
        <draw:frame draw:id="id7" presentation:style-name="a125" draw:name="Segnaposto note 2" svg:x="1.14173in" svg:y="5.57362in" svg:width="5.98386in" svg:height="4.90709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8" presentation:style-name="a128" draw:name="Segnaposto intestazione 3" svg:x="0.3937in" svg:y="0.3937in" svg:width="3.24606in" svg:height="0.54488in" presentation:class="header" presentation:placeholder="false">
          <draw:text-box>
            <text:p text:style-name="a127" text:class-names="" text:cond-style-name=""><text:span text:style-name="a126" text:class-names=""><text:s text:c="1"/></text:span></text:p>
          </draw:text-box>
          <svg:title/>
          <svg:desc/>
        </draw:frame>
        <draw:frame draw:id="id9" presentation:style-name="a131" draw:name="Segnaposto data 4" svg:x="4.62756in" svg:y="0.3937in" svg:width="3.24606in" svg:height="0.54488in" presentation:class="date-time" presentation:placeholder="false">
          <draw:text-box>
            <text:p text:style-name="a130" text:class-names="" text:cond-style-name=""><text:span text:style-name="a129" text:class-names=""><text:s text:c="1"/></text:span></text:p>
          </draw:text-box>
          <svg:title/>
          <svg:desc/>
        </draw:frame>
        <draw:frame draw:id="id10" presentation:style-name="a134" draw:name="Segnaposto piè di pagina 5" svg:x="0.3937in" svg:y="10.75394in" svg:width="3.24606in" svg:height="0.54488in" presentation:class="footer" presentation:placeholder="false">
          <draw:text-box>
            <text:p text:style-name="a133" text:class-names="" text:cond-style-name=""><text:span text:style-name="a132" text:class-names=""><text:s text:c="1"/></text:span></text:p>
          </draw:text-box>
          <svg:title/>
          <svg:desc/>
        </draw:frame>
        <draw:frame draw:id="id11" presentation:style-name="a138" draw:name="Segnaposto numero diapositiva 6" svg:x="4.62756in" svg:y="10.75394in" svg:width="3.24606in" svg:height="0.54488in" presentation:class="page-number" presentation:placeholder="false">
          <draw:text-box>
            <text:p text:style-name="a137" text:class-names="" text:cond-style-name=""><text:span text:style-name="a135" text:class-names=""><text:page-number style:num-format="1" text:fixed="false"/></text:span><text:span text:style-name="a136" text:class-names=""><text:s text:c="1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40">
      <draw:custom-shape svg:x="0in" svg:y="4.13386in" svg:width="11.02362in" svg:height="2.06693in" draw:id="id24" draw:layer="Master1-bg" draw:style-name="a143" draw:name="Figura a mano libera: forma 6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6" draw:name="Titolo 1" svg:x="0.75174in" svg:y="1.54688in" svg:width="9.50868in" svg:height="2.57812in" presentation:class="title" presentation:placeholder="false">
        <draw:text-box>
          <text:p text:style-name="a145" text:class-names="" text:cond-style-name=""><text:span text:style-name="a144" text:class-names="">Fare clic per modificare lo stile del titolo dello schema</text:span></text:p>
        </draw:text-box>
        <svg:title/>
        <svg:desc/>
      </draw:frame>
      <draw:frame draw:id="id26" presentation:style-name="a150" draw:name="Segnaposto testo 2" svg:x="0.75174in" svg:y="4.14931in" svg:width="9.50868in" svg:height="1.35764in" presentation:class="outline" presentation:placeholder="false">
        <draw:text-box>
          <text:list text:style-name="a149">
            <text:list-item>
              <text:p text:style-name="a148" text:class-names="" text:cond-style-name=""><text:span text:style-name="a147" text:class-names="">Fare clic per modificare gli stili del testo dello schema</text:span></text:p>
            </text:list-item>
          </text:list>
        </draw:text-box>
        <svg:title/>
        <svg:desc/>
      </draw:frame>
      <draw:frame draw:id="id27" presentation:style-name="a153" draw:name="Segnaposto data 3" svg:x="0.49213in" svg:y="5.61024in" svg:width="2.55906in" svg:height="0.49213in" presentation:class="date-time" presentation:placeholder="false">
        <draw:text-box>
          <text:p text:style-name="a152" text:class-names="" text:cond-style-name=""><text:span text:style-name="a151" text:class-names=""><text:s text:c="1"/></text:span></text:p>
        </draw:text-box>
        <svg:title/>
        <svg:desc/>
      </draw:frame>
      <draw:frame draw:id="id28" presentation:style-name="a156" draw:name="Segnaposto piè di pagina 4" svg:x="3.74016in" svg:y="5.61024in" svg:width="3.54331in" svg:height="0.49213in" presentation:class="footer" presentation:placeholder="false">
        <draw:text-box>
          <text:p text:style-name="a155" text:class-names="" text:cond-style-name=""><text:span text:style-name="a154" text:class-names=""><text:s text:c="1"/></text:span></text:p>
        </draw:text-box>
        <svg:title/>
        <svg:desc/>
      </draw:frame>
      <draw:frame draw:id="id29" presentation:style-name="a160" draw:name="Segnaposto numero diapositiva 5" svg:x="7.87402in" svg:y="5.61024in" svg:width="2.55906in" svg:height="0.49213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><text:s text:c="1"/></text:span></text:p>
        </draw:text-box>
        <svg:title/>
        <svg:desc/>
      </draw:frame>
      <presentation:notes style:page-layout-name="pageLayout2" draw:style-name="a178">
        <draw:page-thumbnail svg:x="1.71338in" svg:y="1.22205in" svg:width="4.83937in" svg:height="4.08898in" presentation:class="page" draw:id="id6" presentation:style-name="a161" draw:name="Segnaposto immagine diapositiva 1">
          <svg:title/>
          <svg:desc/>
        </draw:page-thumbnail>
        <draw:frame draw:id="id7" presentation:style-name="a164" draw:name="Segnaposto note 2" svg:x="1.14173in" svg:y="5.57362in" svg:width="5.98386in" svg:height="4.90709in" presentation:class="notes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8" presentation:style-name="a167" draw:name="Segnaposto intestazione 3" svg:x="0.3937in" svg:y="0.3937in" svg:width="3.24606in" svg:height="0.54488in" presentation:class="header" presentation:placeholder="false">
          <draw:text-box>
            <text:p text:style-name="a166" text:class-names="" text:cond-style-name=""><text:span text:style-name="a165" text:class-names=""><text:s text:c="1"/></text:span></text:p>
          </draw:text-box>
          <svg:title/>
          <svg:desc/>
        </draw:frame>
        <draw:frame draw:id="id9" presentation:style-name="a170" draw:name="Segnaposto data 4" svg:x="4.62756in" svg:y="0.3937in" svg:width="3.24606in" svg:height="0.54488in" presentation:class="date-time" presentation:placeholder="false">
          <draw:text-box>
            <text:p text:style-name="a169" text:class-names="" text:cond-style-name=""><text:span text:style-name="a168" text:class-names=""><text:s text:c="1"/></text:span></text:p>
          </draw:text-box>
          <svg:title/>
          <svg:desc/>
        </draw:frame>
        <draw:frame draw:id="id10" presentation:style-name="a173" draw:name="Segnaposto piè di pagina 5" svg:x="0.3937in" svg:y="10.75394in" svg:width="3.24606in" svg:height="0.54488in" presentation:class="footer" presentation:placeholder="false">
          <draw:text-box>
            <text:p text:style-name="a172" text:class-names="" text:cond-style-name=""><text:span text:style-name="a171" text:class-names=""><text:s text:c="1"/></text:span></text:p>
          </draw:text-box>
          <svg:title/>
          <svg:desc/>
        </draw:frame>
        <draw:frame draw:id="id11" presentation:style-name="a177" draw:name="Segnaposto numero diapositiva 6" svg:x="4.62756in" svg:y="10.75394in" svg:width="3.24606in" svg:height="0.54488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/></text:span><text:span text:style-name="a175" text:class-names=""><text:s text:c="1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79">
      <draw:custom-shape svg:x="0in" svg:y="4.13386in" svg:width="11.02362in" svg:height="2.06693in" draw:id="id30" draw:layer="Master1-bg" draw:style-name="a182" draw:name="Figura a mano libera: forma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5" draw:name="Titolo 1" svg:x="0.49213in" svg:y="0.29528in" svg:width="9.84252in" svg:height="3.54331in" presentation:class="title" presentation:placeholder="false">
        <draw:text-box>
          <text:p text:style-name="a184" text:class-names="" text:cond-style-name=""><text:span text:style-name="a183" text:class-names="">Fare clic per modificare lo stile del titolo dello schema</text:span></text:p>
        </draw:text-box>
        <svg:title/>
        <svg:desc/>
      </draw:frame>
      <draw:frame draw:id="id32" presentation:style-name="a200" draw:name="Segnaposto contenuto 2" svg:x="0.49132in" svg:y="4.23264in" svg:width="4.83854in" svg:height="1.27951in" presentation:class="object" presentation:placeholder="false">
        <draw:text-box>
          <text:p text:style-name="a187" text:class-names="" text:cond-style-name=""><text:span text:style-name="a186" text:class-names="">Fare clic per modificare gli stili del testo dello schema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o livello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5" draw:name="Segnaposto contenuto 3" svg:x="5.49653in" svg:y="4.23264in" svg:width="4.83854in" svg:height="1.27951in" presentation:class="object" presentation:placeholder="false">
        <draw:text-box>
          <text:p text:style-name="a202" text:class-names="" text:cond-style-name=""><text:span text:style-name="a201" text:class-names="">Fare clic per modificare gli stili del testo dello schema</text:span></text:p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o livello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8" draw:name="Segnaposto data 4" svg:x="0.49213in" svg:y="5.61024in" svg:width="2.55906in" svg:height="0.49213in" presentation:class="date-time" presentation:placeholder="false">
        <draw:text-box>
          <text:p text:style-name="a217" text:class-names="" text:cond-style-name=""><text:span text:style-name="a216" text:class-names=""><text:s text:c="1"/></text:span></text:p>
        </draw:text-box>
        <svg:title/>
        <svg:desc/>
      </draw:frame>
      <draw:frame draw:id="id35" presentation:style-name="a221" draw:name="Segnaposto piè di pagina 5" svg:x="3.74016in" svg:y="5.61024in" svg:width="3.54331in" svg:height="0.49213in" presentation:class="footer" presentation:placeholder="false">
        <draw:text-box>
          <text:p text:style-name="a220" text:class-names="" text:cond-style-name=""><text:span text:style-name="a219" text:class-names=""><text:s text:c="1"/></text:span></text:p>
        </draw:text-box>
        <svg:title/>
        <svg:desc/>
      </draw:frame>
      <draw:frame draw:id="id36" presentation:style-name="a225" draw:name="Segnaposto numero diapositiva 6" svg:x="7.87402in" svg:y="5.61024in" svg:width="2.55906in" svg:height="0.49213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><text:s text:c="1"/></text:span></text:p>
        </draw:text-box>
        <svg:title/>
        <svg:desc/>
      </draw:frame>
      <presentation:notes style:page-layout-name="pageLayout2" draw:style-name="a243">
        <draw:page-thumbnail svg:x="1.71338in" svg:y="1.22205in" svg:width="4.83937in" svg:height="4.08898in" presentation:class="page" draw:id="id6" presentation:style-name="a226" draw:name="Segnaposto immagine diapositiva 1">
          <svg:title/>
          <svg:desc/>
        </draw:page-thumbnail>
        <draw:frame draw:id="id7" presentation:style-name="a229" draw:name="Segnaposto note 2" svg:x="1.14173in" svg:y="5.57362in" svg:width="5.98386in" svg:height="4.90709in" presentation:class="notes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8" presentation:style-name="a232" draw:name="Segnaposto intestazione 3" svg:x="0.3937in" svg:y="0.3937in" svg:width="3.24606in" svg:height="0.54488in" presentation:class="header" presentation:placeholder="false">
          <draw:text-box>
            <text:p text:style-name="a231" text:class-names="" text:cond-style-name=""><text:span text:style-name="a230" text:class-names=""><text:s text:c="1"/></text:span></text:p>
          </draw:text-box>
          <svg:title/>
          <svg:desc/>
        </draw:frame>
        <draw:frame draw:id="id9" presentation:style-name="a235" draw:name="Segnaposto data 4" svg:x="4.62756in" svg:y="0.3937in" svg:width="3.24606in" svg:height="0.54488in" presentation:class="date-time" presentation:placeholder="false">
          <draw:text-box>
            <text:p text:style-name="a234" text:class-names="" text:cond-style-name=""><text:span text:style-name="a233" text:class-names=""><text:s text:c="1"/></text:span></text:p>
          </draw:text-box>
          <svg:title/>
          <svg:desc/>
        </draw:frame>
        <draw:frame draw:id="id10" presentation:style-name="a238" draw:name="Segnaposto piè di pagina 5" svg:x="0.3937in" svg:y="10.75394in" svg:width="3.24606in" svg:height="0.54488in" presentation:class="footer" presentation:placeholder="false">
          <draw:text-box>
            <text:p text:style-name="a237" text:class-names="" text:cond-style-name=""><text:span text:style-name="a236" text:class-names=""><text:s text:c="1"/></text:span></text:p>
          </draw:text-box>
          <svg:title/>
          <svg:desc/>
        </draw:frame>
        <draw:frame draw:id="id11" presentation:style-name="a242" draw:name="Segnaposto numero diapositiva 6" svg:x="4.62756in" svg:y="10.75394in" svg:width="3.24606in" svg:height="0.54488in" presentation:class="page-number" presentation:placeholder="false">
          <draw:text-box>
            <text:p text:style-name="a241" text:class-names="" text:cond-style-name=""><text:span text:style-name="a239" text:class-names=""><text:page-number style:num-format="1" text:fixed="false"/></text:span><text:span text:style-name="a240" text:class-names=""><text:s text:c="1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44">
      <draw:custom-shape svg:x="0in" svg:y="4.13386in" svg:width="11.02362in" svg:height="2.06693in" draw:id="id37" draw:layer="Master1-bg" draw:style-name="a247" draw:name="Figura a mano libera: forma 9">
        <svg:title/>
        <svg:desc/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50" draw:name="Titolo 1" svg:x="0.75868in" svg:y="0.32986in" svg:width="9.50868in" svg:height="1.19965in" presentation:class="title" presentation:placeholder="false">
        <draw:text-box>
          <text:p text:style-name="a249" text:class-names="" text:cond-style-name=""><text:span text:style-name="a248" text:class-names="">Fare clic per modificare lo stile del titolo dello schema</text:span></text:p>
        </draw:text-box>
        <svg:title/>
        <svg:desc/>
      </draw:frame>
      <draw:frame draw:id="id39" presentation:style-name="a254" draw:name="Segnaposto testo 2" svg:x="0.75868in" svg:y="1.52083in" svg:width="4.66493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Fare clic per modificare gli stili del testo dello schema</text:span></text:p>
            </text:list-item>
          </text:list>
        </draw:text-box>
        <svg:title/>
        <svg:desc/>
      </draw:frame>
      <draw:frame draw:id="id40" presentation:style-name="a269" draw:name="Segnaposto contenuto 3" svg:x="0.75868in" svg:y="2.26563in" svg:width="4.66493in" svg:height="3.3316in" presentation:class="object" presentation:placeholder="false">
        <draw:text-box>
          <text:p text:style-name="a256" text:class-names="" text:cond-style-name=""><text:span text:style-name="a255" text:class-names="">Fare clic per modificare gli stili del testo dello schema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o livello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3" draw:name="Segnaposto testo 4" svg:x="5.5816in" svg:y="1.52083in" svg:width="4.68576in" svg:height="0.74479in" presentation:class="outline" presentation:placeholder="false">
        <draw:text-box>
          <text:list text:style-name="a272">
            <text:list-item>
              <text:p text:style-name="a271" text:class-names="" text:cond-style-name=""><text:span text:style-name="a270" text:class-names="">Fare clic per modificare gli stili del testo dello schema</text:span></text:p>
            </text:list-item>
          </text:list>
        </draw:text-box>
        <svg:title/>
        <svg:desc/>
      </draw:frame>
      <draw:frame draw:id="id42" presentation:style-name="a288" draw:name="Segnaposto contenuto 5" svg:x="5.5816in" svg:y="2.26563in" svg:width="4.68576in" svg:height="3.3316in" presentation:class="object" presentation:placeholder="false">
        <draw:text-box>
          <text:p text:style-name="a275" text:class-names="" text:cond-style-name=""><text:span text:style-name="a274" text:class-names="">Fare clic per modificare gli stili del testo dello schema</text:span></text:p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o livello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Segnaposto data 6" svg:x="0.49213in" svg:y="5.61024in" svg:width="2.55906in" svg:height="0.49213in" presentation:class="date-time" presentation:placeholder="false">
        <draw:text-box>
          <text:p text:style-name="a290" text:class-names="" text:cond-style-name=""><text:span text:style-name="a289" text:class-names=""><text:s text:c="1"/></text:span></text:p>
        </draw:text-box>
        <svg:title/>
        <svg:desc/>
      </draw:frame>
      <draw:frame draw:id="id44" presentation:style-name="a294" draw:name="Segnaposto piè di pagina 7" svg:x="3.74016in" svg:y="5.61024in" svg:width="3.54331in" svg:height="0.49213in" presentation:class="footer" presentation:placeholder="false">
        <draw:text-box>
          <text:p text:style-name="a293" text:class-names="" text:cond-style-name=""><text:span text:style-name="a292" text:class-names=""><text:s text:c="1"/></text:span></text:p>
        </draw:text-box>
        <svg:title/>
        <svg:desc/>
      </draw:frame>
      <draw:frame draw:id="id45" presentation:style-name="a298" draw:name="Segnaposto numero diapositiva 8" svg:x="7.87402in" svg:y="5.61024in" svg:width="2.55906in" svg:height="0.49213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><text:s text:c="1"/></text:span></text:p>
        </draw:text-box>
        <svg:title/>
        <svg:desc/>
      </draw:frame>
      <presentation:notes style:page-layout-name="pageLayout2" draw:style-name="a316">
        <draw:page-thumbnail svg:x="1.71338in" svg:y="1.22205in" svg:width="4.83937in" svg:height="4.08898in" presentation:class="page" draw:id="id6" presentation:style-name="a299" draw:name="Segnaposto immagine diapositiva 1">
          <svg:title/>
          <svg:desc/>
        </draw:page-thumbnail>
        <draw:frame draw:id="id7" presentation:style-name="a302" draw:name="Segnaposto note 2" svg:x="1.14173in" svg:y="5.57362in" svg:width="5.98386in" svg:height="4.90709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Segnaposto intestazione 3" svg:x="0.3937in" svg:y="0.3937in" svg:width="3.24606in" svg:height="0.54488in" presentation:class="header" presentation:placeholder="false">
          <draw:text-box>
            <text:p text:style-name="a304" text:class-names="" text:cond-style-name=""><text:span text:style-name="a303" text:class-names=""><text:s text:c="1"/></text:span></text:p>
          </draw:text-box>
          <svg:title/>
          <svg:desc/>
        </draw:frame>
        <draw:frame draw:id="id9" presentation:style-name="a308" draw:name="Segnaposto data 4" svg:x="4.62756in" svg:y="0.3937in" svg:width="3.24606in" svg:height="0.54488in" presentation:class="date-time" presentation:placeholder="false">
          <draw:text-box>
            <text:p text:style-name="a307" text:class-names="" text:cond-style-name=""><text:span text:style-name="a306" text:class-names=""><text:s text:c="1"/></text:span></text:p>
          </draw:text-box>
          <svg:title/>
          <svg:desc/>
        </draw:frame>
        <draw:frame draw:id="id10" presentation:style-name="a311" draw:name="Segnaposto piè di pagina 5" svg:x="0.3937in" svg:y="10.75394in" svg:width="3.24606in" svg:height="0.54488in" presentation:class="footer" presentation:placeholder="false">
          <draw:text-box>
            <text:p text:style-name="a310" text:class-names="" text:cond-style-name=""><text:span text:style-name="a309" text:class-names=""><text:s text:c="1"/></text:span></text:p>
          </draw:text-box>
          <svg:title/>
          <svg:desc/>
        </draw:frame>
        <draw:frame draw:id="id11" presentation:style-name="a315" draw:name="Segnaposto numero diapositiva 6" svg:x="4.62756in" svg:y="10.75394in" svg:width="3.24606in" svg:height="0.54488in" presentation:class="page-number" presentation:placeholder="false">
          <draw:text-box>
            <text:p text:style-name="a314" text:class-names="" text:cond-style-name=""><text:span text:style-name="a312" text:class-names=""><text:page-number style:num-format="1" text:fixed="false"/></text:span><text:span text:style-name="a313" text:class-names=""><text:s text:c="1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17">
      <draw:custom-shape svg:x="0in" svg:y="4.13386in" svg:width="11.02362in" svg:height="2.06693in" draw:id="id46" draw:layer="Master1-bg" draw:style-name="a320" draw:name="Figura a mano libera: forma 5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23" draw:name="Titolo 1" svg:x="0.49213in" svg:y="0.29528in" svg:width="9.84252in" svg:height="3.54331in" presentation:class="title" presentation:placeholder="false">
        <draw:text-box>
          <text:p text:style-name="a322" text:class-names="" text:cond-style-name=""><text:span text:style-name="a321" text:class-names="">Fare clic per modificare lo stile del titolo dello schema</text:span></text:p>
        </draw:text-box>
        <svg:title/>
        <svg:desc/>
      </draw:frame>
      <draw:frame draw:id="id48" presentation:style-name="a326" draw:name="Segnaposto data 2" svg:x="0.49213in" svg:y="5.61024in" svg:width="2.55906in" svg:height="0.49213in" presentation:class="date-time" presentation:placeholder="false">
        <draw:text-box>
          <text:p text:style-name="a325" text:class-names="" text:cond-style-name=""><text:span text:style-name="a324" text:class-names=""><text:s text:c="1"/></text:span></text:p>
        </draw:text-box>
        <svg:title/>
        <svg:desc/>
      </draw:frame>
      <draw:frame draw:id="id49" presentation:style-name="a329" draw:name="Segnaposto piè di pagina 3" svg:x="3.74016in" svg:y="5.61024in" svg:width="3.54331in" svg:height="0.49213in" presentation:class="footer" presentation:placeholder="false">
        <draw:text-box>
          <text:p text:style-name="a328" text:class-names="" text:cond-style-name=""><text:span text:style-name="a327" text:class-names=""><text:s text:c="1"/></text:span></text:p>
        </draw:text-box>
        <svg:title/>
        <svg:desc/>
      </draw:frame>
      <draw:frame draw:id="id50" presentation:style-name="a333" draw:name="Segnaposto numero diapositiva 4" svg:x="7.87402in" svg:y="5.61024in" svg:width="2.55906in" svg:height="0.49213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/></text:span><text:span text:style-name="a331" text:class-names=""><text:s text:c="1"/></text:span></text:p>
        </draw:text-box>
        <svg:title/>
        <svg:desc/>
      </draw:frame>
      <presentation:notes style:page-layout-name="pageLayout2" draw:style-name="a351">
        <draw:page-thumbnail svg:x="1.71338in" svg:y="1.22205in" svg:width="4.83937in" svg:height="4.08898in" presentation:class="page" draw:id="id6" presentation:style-name="a334" draw:name="Segnaposto immagine diapositiva 1">
          <svg:title/>
          <svg:desc/>
        </draw:page-thumbnail>
        <draw:frame draw:id="id7" presentation:style-name="a337" draw:name="Segnaposto note 2" svg:x="1.14173in" svg:y="5.57362in" svg:width="5.98386in" svg:height="4.90709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Segnaposto intestazione 3" svg:x="0.3937in" svg:y="0.3937in" svg:width="3.24606in" svg:height="0.54488in" presentation:class="header" presentation:placeholder="false">
          <draw:text-box>
            <text:p text:style-name="a339" text:class-names="" text:cond-style-name=""><text:span text:style-name="a338" text:class-names=""><text:s text:c="1"/></text:span></text:p>
          </draw:text-box>
          <svg:title/>
          <svg:desc/>
        </draw:frame>
        <draw:frame draw:id="id9" presentation:style-name="a343" draw:name="Segnaposto data 4" svg:x="4.62756in" svg:y="0.3937in" svg:width="3.24606in" svg:height="0.54488in" presentation:class="date-time" presentation:placeholder="false">
          <draw:text-box>
            <text:p text:style-name="a342" text:class-names="" text:cond-style-name=""><text:span text:style-name="a341" text:class-names=""><text:s text:c="1"/></text:span></text:p>
          </draw:text-box>
          <svg:title/>
          <svg:desc/>
        </draw:frame>
        <draw:frame draw:id="id10" presentation:style-name="a346" draw:name="Segnaposto piè di pagina 5" svg:x="0.3937in" svg:y="10.75394in" svg:width="3.24606in" svg:height="0.54488in" presentation:class="footer" presentation:placeholder="false">
          <draw:text-box>
            <text:p text:style-name="a345" text:class-names="" text:cond-style-name=""><text:span text:style-name="a344" text:class-names=""><text:s text:c="1"/></text:span></text:p>
          </draw:text-box>
          <svg:title/>
          <svg:desc/>
        </draw:frame>
        <draw:frame draw:id="id11" presentation:style-name="a350" draw:name="Segnaposto numero diapositiva 6" svg:x="4.62756in" svg:y="10.75394in" svg:width="3.24606in" svg:height="0.54488in" presentation:class="page-number" presentation:placeholder="false">
          <draw:text-box>
            <text:p text:style-name="a349" text:class-names="" text:cond-style-name=""><text:span text:style-name="a347" text:class-names=""><text:page-number style:num-format="1" text:fixed="false"/></text:span><text:span text:style-name="a348" text:class-names=""><text:s text:c="1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52">
      <draw:custom-shape svg:x="0in" svg:y="4.13386in" svg:width="11.02362in" svg:height="2.06693in" draw:id="id51" draw:layer="Master1-bg" draw:style-name="a355" draw:name="Figura a mano libera: forma 4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58" draw:name="Segnaposto data 1" svg:x="0.49213in" svg:y="5.61024in" svg:width="2.55906in" svg:height="0.49213in" presentation:class="date-time" presentation:placeholder="false">
        <draw:text-box>
          <text:p text:style-name="a357" text:class-names="" text:cond-style-name=""><text:span text:style-name="a356" text:class-names=""><text:s text:c="1"/></text:span></text:p>
        </draw:text-box>
        <svg:title/>
        <svg:desc/>
      </draw:frame>
      <draw:frame draw:id="id53" presentation:style-name="a361" draw:name="Segnaposto piè di pagina 2" svg:x="3.74016in" svg:y="5.61024in" svg:width="3.54331in" svg:height="0.49213in" presentation:class="footer" presentation:placeholder="false">
        <draw:text-box>
          <text:p text:style-name="a360" text:class-names="" text:cond-style-name=""><text:span text:style-name="a359" text:class-names=""><text:s text:c="1"/></text:span></text:p>
        </draw:text-box>
        <svg:title/>
        <svg:desc/>
      </draw:frame>
      <draw:frame draw:id="id54" presentation:style-name="a365" draw:name="Segnaposto numero diapositiva 3" svg:x="7.87402in" svg:y="5.61024in" svg:width="2.55906in" svg:height="0.49213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><text:s text:c="1"/></text:span></text:p>
        </draw:text-box>
        <svg:title/>
        <svg:desc/>
      </draw:frame>
      <presentation:notes style:page-layout-name="pageLayout2" draw:style-name="a383">
        <draw:page-thumbnail svg:x="1.71338in" svg:y="1.22205in" svg:width="4.83937in" svg:height="4.08898in" presentation:class="page" draw:id="id6" presentation:style-name="a366" draw:name="Segnaposto immagine diapositiva 1">
          <svg:title/>
          <svg:desc/>
        </draw:page-thumbnail>
        <draw:frame draw:id="id7" presentation:style-name="a369" draw:name="Segnaposto note 2" svg:x="1.14173in" svg:y="5.57362in" svg:width="5.98386in" svg:height="4.90709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8" presentation:style-name="a372" draw:name="Segnaposto intestazione 3" svg:x="0.3937in" svg:y="0.3937in" svg:width="3.24606in" svg:height="0.54488in" presentation:class="header" presentation:placeholder="false">
          <draw:text-box>
            <text:p text:style-name="a371" text:class-names="" text:cond-style-name=""><text:span text:style-name="a370" text:class-names=""><text:s text:c="1"/></text:span></text:p>
          </draw:text-box>
          <svg:title/>
          <svg:desc/>
        </draw:frame>
        <draw:frame draw:id="id9" presentation:style-name="a375" draw:name="Segnaposto data 4" svg:x="4.62756in" svg:y="0.3937in" svg:width="3.24606in" svg:height="0.54488in" presentation:class="date-time" presentation:placeholder="false">
          <draw:text-box>
            <text:p text:style-name="a374" text:class-names="" text:cond-style-name=""><text:span text:style-name="a373" text:class-names=""><text:s text:c="1"/></text:span></text:p>
          </draw:text-box>
          <svg:title/>
          <svg:desc/>
        </draw:frame>
        <draw:frame draw:id="id10" presentation:style-name="a378" draw:name="Segnaposto piè di pagina 5" svg:x="0.3937in" svg:y="10.75394in" svg:width="3.24606in" svg:height="0.54488in" presentation:class="footer" presentation:placeholder="false">
          <draw:text-box>
            <text:p text:style-name="a377" text:class-names="" text:cond-style-name=""><text:span text:style-name="a376" text:class-names=""><text:s text:c="1"/></text:span></text:p>
          </draw:text-box>
          <svg:title/>
          <svg:desc/>
        </draw:frame>
        <draw:frame draw:id="id11" presentation:style-name="a382" draw:name="Segnaposto numero diapositiva 6" svg:x="4.62756in" svg:y="10.75394in" svg:width="3.24606in" svg:height="0.54488in" presentation:class="page-number" presentation:placeholder="false">
          <draw:text-box>
            <text:p text:style-name="a381" text:class-names="" text:cond-style-name=""><text:span text:style-name="a379" text:class-names=""><text:page-number style:num-format="1" text:fixed="false"/></text:span><text:span text:style-name="a380" text:class-names=""><text:s text:c="1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84">
      <draw:custom-shape svg:x="0in" svg:y="4.13386in" svg:width="11.02362in" svg:height="2.06693in" draw:id="id55" draw:layer="Master1-bg" draw:style-name="a387" draw:name="Figura a mano libera: forma 7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90" draw:name="Titolo 1" svg:x="0.75868in" svg:y="0.41319in" svg:width="3.55556in" svg:height="1.44792in" presentation:class="title" presentation:placeholder="false">
        <draw:text-box>
          <text:p text:style-name="a389" text:class-names="" text:cond-style-name=""><text:span text:style-name="a388" text:class-names="">Fare clic per modificare lo stile del titolo dello schema</text:span></text:p>
        </draw:text-box>
        <svg:title/>
        <svg:desc/>
      </draw:frame>
      <draw:frame draw:id="id57" presentation:style-name="a405" draw:name="Segnaposto contenuto 2" svg:x="4.6875in" svg:y="0.89236in" svg:width="5.57986in" svg:height="4.40799in" presentation:class="object" presentation:placeholder="false">
        <draw:text-box>
          <text:p text:style-name="a392" text:class-names="" text:cond-style-name=""><text:span text:style-name="a391" text:class-names="">Fare clic per modificare gli stili del testo dello schema</text:span></text:p>
          <text:list text:style-name="a395">
            <text:list-item>
              <text:list text:style-name="a395">
                <text:list-item>
                  <text:p text:style-name="a394" text:class-names="" text:cond-style-name=""><text:span text:style-name="a393" text:class-names="">Secondo livello</text:span></text:p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p text:style-name="a397" text:class-names="" text:cond-style-name=""><text:span text:style-name="a39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p text:style-name="a400" text:class-names="" text:cond-style-name=""><text:span text:style-name="a39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list text:style-name="a404">
                            <text:list-item>
                              <text:p text:style-name="a403" text:class-names="" text:cond-style-name=""><text:span text:style-name="a40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9" draw:name="Segnaposto testo 3" svg:x="0.75868in" svg:y="1.86111in" svg:width="3.55556in" svg:height="3.44618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Fare clic per modificare gli stili del testo dello schema</text:span></text:p>
            </text:list-item>
          </text:list>
        </draw:text-box>
        <svg:title/>
        <svg:desc/>
      </draw:frame>
      <draw:frame draw:id="id59" presentation:style-name="a412" draw:name="Segnaposto data 4" svg:x="0.49213in" svg:y="5.61024in" svg:width="2.55906in" svg:height="0.49213in" presentation:class="date-time" presentation:placeholder="false">
        <draw:text-box>
          <text:p text:style-name="a411" text:class-names="" text:cond-style-name=""><text:span text:style-name="a410" text:class-names=""><text:s text:c="1"/></text:span></text:p>
        </draw:text-box>
        <svg:title/>
        <svg:desc/>
      </draw:frame>
      <draw:frame draw:id="id60" presentation:style-name="a415" draw:name="Segnaposto piè di pagina 5" svg:x="3.74016in" svg:y="5.61024in" svg:width="3.54331in" svg:height="0.49213in" presentation:class="footer" presentation:placeholder="false">
        <draw:text-box>
          <text:p text:style-name="a414" text:class-names="" text:cond-style-name=""><text:span text:style-name="a413" text:class-names=""><text:s text:c="1"/></text:span></text:p>
        </draw:text-box>
        <svg:title/>
        <svg:desc/>
      </draw:frame>
      <draw:frame draw:id="id61" presentation:style-name="a419" draw:name="Segnaposto numero diapositiva 6" svg:x="7.87402in" svg:y="5.61024in" svg:width="2.55906in" svg:height="0.49213in" presentation:class="page-number" presentation:placeholder="false">
        <draw:text-box>
          <text:p text:style-name="a418" text:class-names="" text:cond-style-name=""><text:span text:style-name="a416" text:class-names=""><text:page-number style:num-format="1" text:fixed="false"/></text:span><text:span text:style-name="a417" text:class-names=""><text:s text:c="1"/></text:span></text:p>
        </draw:text-box>
        <svg:title/>
        <svg:desc/>
      </draw:frame>
      <presentation:notes style:page-layout-name="pageLayout2" draw:style-name="a437">
        <draw:page-thumbnail svg:x="1.71338in" svg:y="1.22205in" svg:width="4.83937in" svg:height="4.08898in" presentation:class="page" draw:id="id6" presentation:style-name="a420" draw:name="Segnaposto immagine diapositiva 1">
          <svg:title/>
          <svg:desc/>
        </draw:page-thumbnail>
        <draw:frame draw:id="id7" presentation:style-name="a423" draw:name="Segnaposto note 2" svg:x="1.14173in" svg:y="5.57362in" svg:width="5.98386in" svg:height="4.90709in" presentation:class="notes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8" presentation:style-name="a426" draw:name="Segnaposto intestazione 3" svg:x="0.3937in" svg:y="0.3937in" svg:width="3.24606in" svg:height="0.54488in" presentation:class="header" presentation:placeholder="false">
          <draw:text-box>
            <text:p text:style-name="a425" text:class-names="" text:cond-style-name=""><text:span text:style-name="a424" text:class-names=""><text:s text:c="1"/></text:span></text:p>
          </draw:text-box>
          <svg:title/>
          <svg:desc/>
        </draw:frame>
        <draw:frame draw:id="id9" presentation:style-name="a429" draw:name="Segnaposto data 4" svg:x="4.62756in" svg:y="0.3937in" svg:width="3.24606in" svg:height="0.54488in" presentation:class="date-time" presentation:placeholder="false">
          <draw:text-box>
            <text:p text:style-name="a428" text:class-names="" text:cond-style-name=""><text:span text:style-name="a427" text:class-names=""><text:s text:c="1"/></text:span></text:p>
          </draw:text-box>
          <svg:title/>
          <svg:desc/>
        </draw:frame>
        <draw:frame draw:id="id10" presentation:style-name="a432" draw:name="Segnaposto piè di pagina 5" svg:x="0.3937in" svg:y="10.75394in" svg:width="3.24606in" svg:height="0.54488in" presentation:class="footer" presentation:placeholder="false">
          <draw:text-box>
            <text:p text:style-name="a431" text:class-names="" text:cond-style-name=""><text:span text:style-name="a430" text:class-names=""><text:s text:c="1"/></text:span></text:p>
          </draw:text-box>
          <svg:title/>
          <svg:desc/>
        </draw:frame>
        <draw:frame draw:id="id11" presentation:style-name="a436" draw:name="Segnaposto numero diapositiva 6" svg:x="4.62756in" svg:y="10.75394in" svg:width="3.24606in" svg:height="0.54488in" presentation:class="page-number" presentation:placeholder="false">
          <draw:text-box>
            <text:p text:style-name="a435" text:class-names="" text:cond-style-name=""><text:span text:style-name="a433" text:class-names=""><text:page-number style:num-format="1" text:fixed="false"/></text:span><text:span text:style-name="a434" text:class-names=""><text:s text:c="1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38">
      <draw:custom-shape svg:x="0in" svg:y="4.13386in" svg:width="11.02362in" svg:height="2.06693in" draw:id="id62" draw:layer="Master1-bg" draw:style-name="a441" draw:name="Figura a mano libera: forma 7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44" draw:name="Titolo 1" svg:x="0.75868in" svg:y="0.41319in" svg:width="3.55556in" svg:height="1.44792in" presentation:class="title" presentation:placeholder="false">
        <draw:text-box>
          <text:p text:style-name="a443" text:class-names="" text:cond-style-name=""><text:span text:style-name="a442" text:class-names="">Fare clic per modificare lo stile del titolo dello schema</text:span></text:p>
        </draw:text-box>
        <svg:title/>
        <svg:desc/>
      </draw:frame>
      <draw:frame draw:id="id64" presentation:style-name="a447" draw:name="Segnaposto immagine 2" svg:x="4.6875in" svg:y="0.89236in" svg:width="5.57986in" svg:height="4.40799in" presentation:class="graphic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65" presentation:style-name="a451" draw:name="Segnaposto testo 3" svg:x="0.75868in" svg:y="1.86111in" svg:width="3.55556in" svg:height="3.44618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Fare clic per modificare gli stili del testo dello schema</text:span></text:p>
            </text:list-item>
          </text:list>
        </draw:text-box>
        <svg:title/>
        <svg:desc/>
      </draw:frame>
      <draw:frame draw:id="id66" presentation:style-name="a454" draw:name="Segnaposto data 4" svg:x="0.49213in" svg:y="5.61024in" svg:width="2.55906in" svg:height="0.49213in" presentation:class="date-time" presentation:placeholder="false">
        <draw:text-box>
          <text:p text:style-name="a453" text:class-names="" text:cond-style-name=""><text:span text:style-name="a452" text:class-names=""><text:s text:c="1"/></text:span></text:p>
        </draw:text-box>
        <svg:title/>
        <svg:desc/>
      </draw:frame>
      <draw:frame draw:id="id67" presentation:style-name="a457" draw:name="Segnaposto piè di pagina 5" svg:x="3.74016in" svg:y="5.61024in" svg:width="3.54331in" svg:height="0.49213in" presentation:class="footer" presentation:placeholder="false">
        <draw:text-box>
          <text:p text:style-name="a456" text:class-names="" text:cond-style-name=""><text:span text:style-name="a455" text:class-names=""><text:s text:c="1"/></text:span></text:p>
        </draw:text-box>
        <svg:title/>
        <svg:desc/>
      </draw:frame>
      <draw:frame draw:id="id68" presentation:style-name="a461" draw:name="Segnaposto numero diapositiva 6" svg:x="7.87402in" svg:y="5.61024in" svg:width="2.55906in" svg:height="0.49213in" presentation:class="page-number" presentation:placeholder="false">
        <draw:text-box>
          <text:p text:style-name="a460" text:class-names="" text:cond-style-name=""><text:span text:style-name="a458" text:class-names=""><text:page-number style:num-format="1" text:fixed="false"/></text:span><text:span text:style-name="a459" text:class-names=""><text:s text:c="1"/></text:span></text:p>
        </draw:text-box>
        <svg:title/>
        <svg:desc/>
      </draw:frame>
      <presentation:notes style:page-layout-name="pageLayout2" draw:style-name="a479">
        <draw:page-thumbnail svg:x="1.71338in" svg:y="1.22205in" svg:width="4.83937in" svg:height="4.08898in" presentation:class="page" draw:id="id6" presentation:style-name="a462" draw:name="Segnaposto immagine diapositiva 1">
          <svg:title/>
          <svg:desc/>
        </draw:page-thumbnail>
        <draw:frame draw:id="id7" presentation:style-name="a465" draw:name="Segnaposto note 2" svg:x="1.14173in" svg:y="5.57362in" svg:width="5.98386in" svg:height="4.90709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Segnaposto intestazione 3" svg:x="0.3937in" svg:y="0.3937in" svg:width="3.24606in" svg:height="0.54488in" presentation:class="header" presentation:placeholder="false">
          <draw:text-box>
            <text:p text:style-name="a467" text:class-names="" text:cond-style-name=""><text:span text:style-name="a466" text:class-names=""><text:s text:c="1"/></text:span></text:p>
          </draw:text-box>
          <svg:title/>
          <svg:desc/>
        </draw:frame>
        <draw:frame draw:id="id9" presentation:style-name="a471" draw:name="Segnaposto data 4" svg:x="4.62756in" svg:y="0.3937in" svg:width="3.24606in" svg:height="0.54488in" presentation:class="date-time" presentation:placeholder="false">
          <draw:text-box>
            <text:p text:style-name="a470" text:class-names="" text:cond-style-name=""><text:span text:style-name="a469" text:class-names=""><text:s text:c="1"/></text:span></text:p>
          </draw:text-box>
          <svg:title/>
          <svg:desc/>
        </draw:frame>
        <draw:frame draw:id="id10" presentation:style-name="a474" draw:name="Segnaposto piè di pagina 5" svg:x="0.3937in" svg:y="10.75394in" svg:width="3.24606in" svg:height="0.54488in" presentation:class="footer" presentation:placeholder="false">
          <draw:text-box>
            <text:p text:style-name="a473" text:class-names="" text:cond-style-name=""><text:span text:style-name="a472" text:class-names=""><text:s text:c="1"/></text:span></text:p>
          </draw:text-box>
          <svg:title/>
          <svg:desc/>
        </draw:frame>
        <draw:frame draw:id="id11" presentation:style-name="a478" draw:name="Segnaposto numero diapositiva 6" svg:x="4.62756in" svg:y="10.75394in" svg:width="3.24606in" svg:height="0.54488in" presentation:class="page-number" presentation:placeholder="false">
          <draw:text-box>
            <text:p text:style-name="a477" text:class-names="" text:cond-style-name=""><text:span text:style-name="a475" text:class-names=""><text:page-number style:num-format="1" text:fixed="false"/></text:span><text:span text:style-name="a476" text:class-names=""><text:s text:c="1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80">
      <draw:custom-shape svg:x="0in" svg:y="4.13386in" svg:width="11.02362in" svg:height="2.06693in" draw:id="id69" draw:layer="Master1-bg" draw:style-name="a483" draw:name="Figura a mano libera: forma 6">
        <svg:title/>
        <svg:desc/>
        <text:p text:style-name="a482" text:class-names="" text:cond-style-name=""><text:span text:style-name="a4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86" draw:name="Titolo 1" svg:x="0.49213in" svg:y="0.29528in" svg:width="9.84252in" svg:height="3.54331in" presentation:class="title" presentation:placeholder="false">
        <draw:text-box>
          <text:p text:style-name="a485" text:class-names="" text:cond-style-name=""><text:span text:style-name="a484" text:class-names="">Fare clic per modificare lo stile del titolo dello schema</text:span></text:p>
        </draw:text-box>
        <svg:title/>
        <svg:desc/>
      </draw:frame>
      <draw:frame draw:id="id71" presentation:style-name="a502" draw:name="Segnaposto testo verticale 2" svg:x="0.49213in" svg:y="4.23228in" svg:width="9.84252in" svg:height="1.27953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Fare clic per modificare gli stili del testo dello schema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o livello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05" draw:name="Segnaposto data 3" svg:x="0.49213in" svg:y="5.61024in" svg:width="2.55906in" svg:height="0.49213in" presentation:class="date-time" presentation:placeholder="false">
        <draw:text-box>
          <text:p text:style-name="a504" text:class-names="" text:cond-style-name=""><text:span text:style-name="a503" text:class-names=""><text:s text:c="1"/></text:span></text:p>
        </draw:text-box>
        <svg:title/>
        <svg:desc/>
      </draw:frame>
      <draw:frame draw:id="id73" presentation:style-name="a508" draw:name="Segnaposto piè di pagina 4" svg:x="3.74016in" svg:y="5.61024in" svg:width="3.54331in" svg:height="0.49213in" presentation:class="footer" presentation:placeholder="false">
        <draw:text-box>
          <text:p text:style-name="a507" text:class-names="" text:cond-style-name=""><text:span text:style-name="a506" text:class-names=""><text:s text:c="1"/></text:span></text:p>
        </draw:text-box>
        <svg:title/>
        <svg:desc/>
      </draw:frame>
      <draw:frame draw:id="id74" presentation:style-name="a512" draw:name="Segnaposto numero diapositiva 5" svg:x="7.87402in" svg:y="5.61024in" svg:width="2.55906in" svg:height="0.49213in" presentation:class="page-number" presentation:placeholder="false">
        <draw:text-box>
          <text:p text:style-name="a511" text:class-names="" text:cond-style-name=""><text:span text:style-name="a509" text:class-names=""><text:page-number style:num-format="1" text:fixed="false"/></text:span><text:span text:style-name="a510" text:class-names=""><text:s text:c="1"/></text:span></text:p>
        </draw:text-box>
        <svg:title/>
        <svg:desc/>
      </draw:frame>
      <presentation:notes style:page-layout-name="pageLayout2" draw:style-name="a530">
        <draw:page-thumbnail svg:x="1.71338in" svg:y="1.22205in" svg:width="4.83937in" svg:height="4.08898in" presentation:class="page" draw:id="id6" presentation:style-name="a513" draw:name="Segnaposto immagine diapositiva 1">
          <svg:title/>
          <svg:desc/>
        </draw:page-thumbnail>
        <draw:frame draw:id="id7" presentation:style-name="a516" draw:name="Segnaposto note 2" svg:x="1.14173in" svg:y="5.57362in" svg:width="5.98386in" svg:height="4.90709in" presentation:class="notes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Segnaposto intestazione 3" svg:x="0.3937in" svg:y="0.3937in" svg:width="3.24606in" svg:height="0.54488in" presentation:class="header" presentation:placeholder="false">
          <draw:text-box>
            <text:p text:style-name="a518" text:class-names="" text:cond-style-name=""><text:span text:style-name="a517" text:class-names=""><text:s text:c="1"/></text:span></text:p>
          </draw:text-box>
          <svg:title/>
          <svg:desc/>
        </draw:frame>
        <draw:frame draw:id="id9" presentation:style-name="a522" draw:name="Segnaposto data 4" svg:x="4.62756in" svg:y="0.3937in" svg:width="3.24606in" svg:height="0.54488in" presentation:class="date-time" presentation:placeholder="false">
          <draw:text-box>
            <text:p text:style-name="a521" text:class-names="" text:cond-style-name=""><text:span text:style-name="a520" text:class-names=""><text:s text:c="1"/></text:span></text:p>
          </draw:text-box>
          <svg:title/>
          <svg:desc/>
        </draw:frame>
        <draw:frame draw:id="id10" presentation:style-name="a525" draw:name="Segnaposto piè di pagina 5" svg:x="0.3937in" svg:y="10.75394in" svg:width="3.24606in" svg:height="0.54488in" presentation:class="footer" presentation:placeholder="false">
          <draw:text-box>
            <text:p text:style-name="a524" text:class-names="" text:cond-style-name=""><text:span text:style-name="a523" text:class-names=""><text:s text:c="1"/></text:span></text:p>
          </draw:text-box>
          <svg:title/>
          <svg:desc/>
        </draw:frame>
        <draw:frame draw:id="id11" presentation:style-name="a529" draw:name="Segnaposto numero diapositiva 6" svg:x="4.62756in" svg:y="10.75394in" svg:width="3.24606in" svg:height="0.54488in" presentation:class="page-number" presentation:placeholder="false">
          <draw:text-box>
            <text:p text:style-name="a528" text:class-names="" text:cond-style-name=""><text:span text:style-name="a526" text:class-names=""><text:page-number style:num-format="1" text:fixed="false"/></text:span><text:span text:style-name="a527" text:class-names=""><text:s text:c="1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31">
      <draw:custom-shape svg:x="0in" svg:y="4.13386in" svg:width="11.02362in" svg:height="2.06693in" draw:id="id75" draw:layer="Master1-bg" draw:style-name="a534" draw:name="Figura a mano libera: forma 6">
        <svg:title/>
        <svg:desc/>
        <text:p text:style-name="a533" text:class-names="" text:cond-style-name=""><text:span text:style-name="a5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37" draw:name="Titolo verticale 1" svg:x="7.875in" svg:y="0.29514in" svg:width="2.46007in" svg:height="5.21701in" presentation:class="title" presentation:placeholder="false">
        <draw:text-box>
          <text:p text:style-name="a536" text:class-names="" text:cond-style-name=""><text:span text:style-name="a535" text:class-names="">Fare clic per modificare lo stile del titolo dello schema</text:span></text:p>
        </draw:text-box>
        <svg:title/>
        <svg:desc/>
      </draw:frame>
      <draw:frame draw:id="id77" presentation:style-name="a553" draw:name="Segnaposto testo verticale 2" svg:x="0.49132in" svg:y="0.29514in" svg:width="7.21701in" svg:height="5.21701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Fare clic per modificare gli stili del testo dello schema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o livello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56" draw:name="Segnaposto data 3" svg:x="0.49213in" svg:y="5.61024in" svg:width="2.55906in" svg:height="0.49213in" presentation:class="date-time" presentation:placeholder="false">
        <draw:text-box>
          <text:p text:style-name="a555" text:class-names="" text:cond-style-name=""><text:span text:style-name="a554" text:class-names=""><text:s text:c="1"/></text:span></text:p>
        </draw:text-box>
        <svg:title/>
        <svg:desc/>
      </draw:frame>
      <draw:frame draw:id="id79" presentation:style-name="a559" draw:name="Segnaposto piè di pagina 4" svg:x="3.74016in" svg:y="5.61024in" svg:width="3.54331in" svg:height="0.49213in" presentation:class="footer" presentation:placeholder="false">
        <draw:text-box>
          <text:p text:style-name="a558" text:class-names="" text:cond-style-name=""><text:span text:style-name="a557" text:class-names=""><text:s text:c="1"/></text:span></text:p>
        </draw:text-box>
        <svg:title/>
        <svg:desc/>
      </draw:frame>
      <draw:frame draw:id="id80" presentation:style-name="a563" draw:name="Segnaposto numero diapositiva 5" svg:x="7.87402in" svg:y="5.61024in" svg:width="2.55906in" svg:height="0.49213in" presentation:class="page-number" presentation:placeholder="false">
        <draw:text-box>
          <text:p text:style-name="a562" text:class-names="" text:cond-style-name=""><text:span text:style-name="a560" text:class-names=""><text:page-number style:num-format="1" text:fixed="false"/></text:span><text:span text:style-name="a561" text:class-names=""><text:s text:c="1"/></text:span></text:p>
        </draw:text-box>
        <svg:title/>
        <svg:desc/>
      </draw:frame>
      <presentation:notes style:page-layout-name="pageLayout2" draw:style-name="a581">
        <draw:page-thumbnail svg:x="1.71338in" svg:y="1.22205in" svg:width="4.83937in" svg:height="4.08898in" presentation:class="page" draw:id="id6" presentation:style-name="a564" draw:name="Segnaposto immagine diapositiva 1">
          <svg:title/>
          <svg:desc/>
        </draw:page-thumbnail>
        <draw:frame draw:id="id7" presentation:style-name="a567" draw:name="Segnaposto note 2" svg:x="1.14173in" svg:y="5.57362in" svg:width="5.98386in" svg:height="4.90709in" presentation:class="notes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0" draw:name="Segnaposto intestazione 3" svg:x="0.3937in" svg:y="0.3937in" svg:width="3.24606in" svg:height="0.54488in" presentation:class="header" presentation:placeholder="false">
          <draw:text-box>
            <text:p text:style-name="a569" text:class-names="" text:cond-style-name=""><text:span text:style-name="a568" text:class-names=""><text:s text:c="1"/></text:span></text:p>
          </draw:text-box>
          <svg:title/>
          <svg:desc/>
        </draw:frame>
        <draw:frame draw:id="id9" presentation:style-name="a573" draw:name="Segnaposto data 4" svg:x="4.62756in" svg:y="0.3937in" svg:width="3.24606in" svg:height="0.54488in" presentation:class="date-time" presentation:placeholder="false">
          <draw:text-box>
            <text:p text:style-name="a572" text:class-names="" text:cond-style-name=""><text:span text:style-name="a571" text:class-names=""><text:s text:c="1"/></text:span></text:p>
          </draw:text-box>
          <svg:title/>
          <svg:desc/>
        </draw:frame>
        <draw:frame draw:id="id10" presentation:style-name="a576" draw:name="Segnaposto piè di pagina 5" svg:x="0.3937in" svg:y="10.75394in" svg:width="3.24606in" svg:height="0.54488in" presentation:class="footer" presentation:placeholder="false">
          <draw:text-box>
            <text:p text:style-name="a575" text:class-names="" text:cond-style-name=""><text:span text:style-name="a574" text:class-names=""><text:s text:c="1"/></text:span></text:p>
          </draw:text-box>
          <svg:title/>
          <svg:desc/>
        </draw:frame>
        <draw:frame draw:id="id11" presentation:style-name="a580" draw:name="Segnaposto numero diapositiva 6" svg:x="4.62756in" svg:y="10.75394in" svg:width="3.24606in" svg:height="0.54488in" presentation:class="page-number" presentation:placeholder="false">
          <draw:text-box>
            <text:p text:style-name="a579" text:class-names="" text:cond-style-name=""><text:span text:style-name="a577" text:class-names=""><text:page-number style:num-format="1" text:fixed="false"/></text:span><text:span text:style-name="a578" text:class-names=""><text:s text:c="1"/></text:span></text:p>
          </draw:text-box>
          <svg:title/>
          <svg:desc/>
        </draw:frame>
      </presentation:notes>
    </style:master-page>
    <style:master-page style:name="Master2-Vivid1" style:page-layout-name="pageLayout1" draw:style-name="a582">
      <draw:custom-shape svg:x="0in" svg:y="0in" svg:width="11.02362in" svg:height="1.1811in" draw:id="id81" draw:style-name="a585" draw:name="Figura a mano libera: forma 1">
        <svg:title/>
        <svg:desc/>
        <text:p text:style-name="a584" text:class-names="" text:cond-style-name=""><text:span text:style-name="a5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2" presentation:style-name="a588" draw:name="Segnaposto titolo 2" svg:x="0.59055in" svg:y="0.09843in" svg:width="9.84252in" svg:height="1.08268in" presentation:class="titl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83" presentation:style-name="a605" draw:name="Segnaposto testo 3" svg:x="0.59055in" svg:y="1.5748in" svg:width="9.84252in" svg:height="3.8385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Fare clic per modificare gli stili del testo dello schema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o livello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Quinto livello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08" draw:name="Segnaposto data 4" svg:x="0.59055in" svg:y="5.61024in" svg:width="2.55906in" svg:height="0.49213in" presentation:class="date-time" presentation:placeholder="false">
        <draw:text-box>
          <text:p text:style-name="a607" text:class-names="" text:cond-style-name=""><text:span text:style-name="a606" text:class-names=""><text:s text:c="1"/></text:span></text:p>
        </draw:text-box>
        <svg:title/>
        <svg:desc/>
      </draw:frame>
      <draw:frame draw:id="id85" presentation:style-name="a611" draw:name="Segnaposto piè di pagina 5" svg:x="3.74016in" svg:y="5.61024in" svg:width="3.54331in" svg:height="0.49213in" presentation:class="footer" presentation:placeholder="false">
        <draw:text-box>
          <text:p text:style-name="a610" text:class-names="" text:cond-style-name=""><text:span text:style-name="a609" text:class-names=""><text:s text:c="1"/></text:span></text:p>
        </draw:text-box>
        <svg:title/>
        <svg:desc/>
      </draw:frame>
      <draw:frame draw:id="id86" presentation:style-name="a615" draw:name="Segnaposto numero diapositiva 6" svg:x="7.87402in" svg:y="5.61024in" svg:width="2.55906in" svg:height="0.49213in" presentation:class="page-number" presentation:placeholder="false">
        <draw:text-box>
          <text:p text:style-name="a614" text:class-names="" text:cond-style-name=""><text:span text:style-name="a612" text:class-names=""><text:page-number style:num-format="1" text:fixed="false"/></text:span><text:span text:style-name="a613" text:class-names=""><text:s text:c="1"/></text:span></text:p>
        </draw:text-box>
        <svg:title/>
        <svg:desc/>
      </draw:frame>
      <presentation:notes style:page-layout-name="pageLayout2" draw:style-name="a633">
        <draw:page-thumbnail svg:x="1.71338in" svg:y="1.22205in" svg:width="4.83937in" svg:height="4.08898in" presentation:class="page" draw:id="id6" presentation:style-name="a616" draw:name="Segnaposto immagine diapositiva 1">
          <svg:title/>
          <svg:desc/>
        </draw:page-thumbnail>
        <draw:frame draw:id="id7" presentation:style-name="a619" draw:name="Segnaposto note 2" svg:x="1.14173in" svg:y="5.57362in" svg:width="5.98386in" svg:height="4.90709in" presentation:class="notes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8" presentation:style-name="a622" draw:name="Segnaposto intestazione 3" svg:x="0.3937in" svg:y="0.3937in" svg:width="3.24606in" svg:height="0.54488in" presentation:class="header" presentation:placeholder="false">
          <draw:text-box>
            <text:p text:style-name="a621" text:class-names="" text:cond-style-name=""><text:span text:style-name="a620" text:class-names=""><text:s text:c="1"/></text:span></text:p>
          </draw:text-box>
          <svg:title/>
          <svg:desc/>
        </draw:frame>
        <draw:frame draw:id="id9" presentation:style-name="a625" draw:name="Segnaposto data 4" svg:x="4.62756in" svg:y="0.3937in" svg:width="3.24606in" svg:height="0.54488in" presentation:class="date-time" presentation:placeholder="false">
          <draw:text-box>
            <text:p text:style-name="a624" text:class-names="" text:cond-style-name=""><text:span text:style-name="a623" text:class-names=""><text:s text:c="1"/></text:span></text:p>
          </draw:text-box>
          <svg:title/>
          <svg:desc/>
        </draw:frame>
        <draw:frame draw:id="id10" presentation:style-name="a628" draw:name="Segnaposto piè di pagina 5" svg:x="0.3937in" svg:y="10.75394in" svg:width="3.24606in" svg:height="0.54488in" presentation:class="footer" presentation:placeholder="false">
          <draw:text-box>
            <text:p text:style-name="a627" text:class-names="" text:cond-style-name=""><text:span text:style-name="a626" text:class-names=""><text:s text:c="1"/></text:span></text:p>
          </draw:text-box>
          <svg:title/>
          <svg:desc/>
        </draw:frame>
        <draw:frame draw:id="id11" presentation:style-name="a632" draw:name="Segnaposto numero diapositiva 6" svg:x="4.62756in" svg:y="10.75394in" svg:width="3.24606in" svg:height="0.54488in" presentation:class="page-number" presentation:placeholder="false">
          <draw:text-box>
            <text:p text:style-name="a631" text:class-names="" text:cond-style-name=""><text:span text:style-name="a629" text:class-names=""><text:page-number style:num-format="1" text:fixed="false"/></text:span><text:span text:style-name="a630" text:class-names=""><text:s text:c="1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34">
      <draw:custom-shape svg:x="0in" svg:y="0in" svg:width="11.02362in" svg:height="1.1811in" draw:id="id87" draw:layer="Master2-bg" draw:style-name="a637" draw:name="Figura a mano libera: forma 6">
        <svg:title/>
        <svg:desc/>
        <text:p text:style-name="a636" text:class-names="" text:cond-style-name=""><text:span text:style-name="a6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40" draw:name="Titolo 1" svg:x="1.37847in" svg:y="1.01563in" svg:width="8.26736in" svg:height="2.15799in" presentation:class="title" presentation:placeholder="false">
        <draw:text-box>
          <text:p text:style-name="a639" text:class-names="" text:cond-style-name=""><text:span text:style-name="a638" text:class-names="">Fare clic per modificare lo stile del titolo dello schema</text:span></text:p>
        </draw:text-box>
        <svg:title/>
        <svg:desc/>
      </draw:frame>
      <draw:frame draw:id="id89" presentation:style-name="a643" draw:name="Sottotitolo 2" svg:x="1.37847in" svg:y="3.25694in" svg:width="8.26736in" svg:height="1.49826in" presentation:class="subtitle" presentation:placeholder="false">
        <draw:text-box>
          <text:p text:style-name="a642" text:class-names="" text:cond-style-name=""><text:span text:style-name="a641" text:class-names="">Fare clic per modificare lo stile del sottotitolo dello schema</text:span></text:p>
        </draw:text-box>
        <svg:title/>
        <svg:desc/>
      </draw:frame>
      <draw:frame draw:id="id90" presentation:style-name="a646" draw:name="Segnaposto data 3" svg:x="0.59055in" svg:y="5.61024in" svg:width="2.55906in" svg:height="0.49213in" presentation:class="date-time" presentation:placeholder="false">
        <draw:text-box>
          <text:p text:style-name="a645" text:class-names="" text:cond-style-name=""><text:span text:style-name="a644" text:class-names=""><text:s text:c="1"/></text:span></text:p>
        </draw:text-box>
        <svg:title/>
        <svg:desc/>
      </draw:frame>
      <draw:frame draw:id="id91" presentation:style-name="a649" draw:name="Segnaposto piè di pagina 4" svg:x="3.74016in" svg:y="5.61024in" svg:width="3.54331in" svg:height="0.49213in" presentation:class="footer" presentation:placeholder="false">
        <draw:text-box>
          <text:p text:style-name="a648" text:class-names="" text:cond-style-name=""><text:span text:style-name="a647" text:class-names=""><text:s text:c="1"/></text:span></text:p>
        </draw:text-box>
        <svg:title/>
        <svg:desc/>
      </draw:frame>
      <draw:frame draw:id="id92" presentation:style-name="a653" draw:name="Segnaposto numero diapositiva 5" svg:x="7.87402in" svg:y="5.61024in" svg:width="2.55906in" svg:height="0.49213in" presentation:class="page-number" presentation:placeholder="false">
        <draw:text-box>
          <text:p text:style-name="a652" text:class-names="" text:cond-style-name=""><text:span text:style-name="a650" text:class-names=""><text:page-number style:num-format="1" text:fixed="false"/></text:span><text:span text:style-name="a651" text:class-names=""><text:s text:c="1"/></text:span></text:p>
        </draw:text-box>
        <svg:title/>
        <svg:desc/>
      </draw:frame>
      <presentation:notes style:page-layout-name="pageLayout2" draw:style-name="a671">
        <draw:page-thumbnail svg:x="1.71338in" svg:y="1.22205in" svg:width="4.83937in" svg:height="4.08898in" presentation:class="page" draw:id="id6" presentation:style-name="a654" draw:name="Segnaposto immagine diapositiva 1">
          <svg:title/>
          <svg:desc/>
        </draw:page-thumbnail>
        <draw:frame draw:id="id7" presentation:style-name="a657" draw:name="Segnaposto note 2" svg:x="1.14173in" svg:y="5.57362in" svg:width="5.98386in" svg:height="4.90709in" presentation:class="notes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8" presentation:style-name="a660" draw:name="Segnaposto intestazione 3" svg:x="0.3937in" svg:y="0.3937in" svg:width="3.24606in" svg:height="0.54488in" presentation:class="header" presentation:placeholder="false">
          <draw:text-box>
            <text:p text:style-name="a659" text:class-names="" text:cond-style-name=""><text:span text:style-name="a658" text:class-names=""><text:s text:c="1"/></text:span></text:p>
          </draw:text-box>
          <svg:title/>
          <svg:desc/>
        </draw:frame>
        <draw:frame draw:id="id9" presentation:style-name="a663" draw:name="Segnaposto data 4" svg:x="4.62756in" svg:y="0.3937in" svg:width="3.24606in" svg:height="0.54488in" presentation:class="date-time" presentation:placeholder="false">
          <draw:text-box>
            <text:p text:style-name="a662" text:class-names="" text:cond-style-name=""><text:span text:style-name="a661" text:class-names=""><text:s text:c="1"/></text:span></text:p>
          </draw:text-box>
          <svg:title/>
          <svg:desc/>
        </draw:frame>
        <draw:frame draw:id="id10" presentation:style-name="a666" draw:name="Segnaposto piè di pagina 5" svg:x="0.3937in" svg:y="10.75394in" svg:width="3.24606in" svg:height="0.54488in" presentation:class="footer" presentation:placeholder="false">
          <draw:text-box>
            <text:p text:style-name="a665" text:class-names="" text:cond-style-name=""><text:span text:style-name="a664" text:class-names=""><text:s text:c="1"/></text:span></text:p>
          </draw:text-box>
          <svg:title/>
          <svg:desc/>
        </draw:frame>
        <draw:frame draw:id="id11" presentation:style-name="a670" draw:name="Segnaposto numero diapositiva 6" svg:x="4.62756in" svg:y="10.75394in" svg:width="3.24606in" svg:height="0.54488in" presentation:class="page-number" presentation:placeholder="false">
          <draw:text-box>
            <text:p text:style-name="a669" text:class-names="" text:cond-style-name=""><text:span text:style-name="a667" text:class-names=""><text:page-number style:num-format="1" text:fixed="false"/></text:span><text:span text:style-name="a668" text:class-names=""><text:s text:c="1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72">
      <draw:custom-shape svg:x="0in" svg:y="0in" svg:width="11.02362in" svg:height="1.1811in" draw:id="id93" draw:layer="Master2-bg" draw:style-name="a675" draw:name="Figura a mano libera: forma 6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78" draw:name="Titolo 1" svg:x="0.59055in" svg:y="0.09843in" svg:width="9.84252in" svg:height="1.08268in" presentation:class="title" presentation:placeholder="false">
        <draw:text-box>
          <text:p text:style-name="a677" text:class-names="" text:cond-style-name=""><text:span text:style-name="a676" text:class-names="">Fare clic per modificare lo stile del titolo dello schema</text:span></text:p>
        </draw:text-box>
        <svg:title/>
        <svg:desc/>
      </draw:frame>
      <draw:frame draw:id="id95" presentation:style-name="a693" draw:name="Segnaposto contenuto 2" svg:x="0.59055in" svg:y="1.5748in" svg:width="9.84252in" svg:height="3.83858in" presentation:class="object" presentation:placeholder="false">
        <draw:text-box>
          <text:p text:style-name="a680" text:class-names="" text:cond-style-name=""><text:span text:style-name="a679" text:class-names="">Fare clic per modificare gli stili del testo dello schema</text:span></text:p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Secondo livello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list text:style-name="a692">
                            <text:list-item>
                              <text:p text:style-name="a691" text:class-names="" text:cond-style-name=""><text:span text:style-name="a69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96" draw:name="Segnaposto data 3" svg:x="0.59055in" svg:y="5.61024in" svg:width="2.55906in" svg:height="0.49213in" presentation:class="date-time" presentation:placeholder="false">
        <draw:text-box>
          <text:p text:style-name="a695" text:class-names="" text:cond-style-name=""><text:span text:style-name="a694" text:class-names=""><text:s text:c="1"/></text:span></text:p>
        </draw:text-box>
        <svg:title/>
        <svg:desc/>
      </draw:frame>
      <draw:frame draw:id="id97" presentation:style-name="a699" draw:name="Segnaposto piè di pagina 4" svg:x="3.74016in" svg:y="5.61024in" svg:width="3.54331in" svg:height="0.49213in" presentation:class="footer" presentation:placeholder="false">
        <draw:text-box>
          <text:p text:style-name="a698" text:class-names="" text:cond-style-name=""><text:span text:style-name="a697" text:class-names=""><text:s text:c="1"/></text:span></text:p>
        </draw:text-box>
        <svg:title/>
        <svg:desc/>
      </draw:frame>
      <draw:frame draw:id="id98" presentation:style-name="a703" draw:name="Segnaposto numero diapositiva 5" svg:x="7.87402in" svg:y="5.61024in" svg:width="2.55906in" svg:height="0.49213in" presentation:class="page-number" presentation:placeholder="false">
        <draw:text-box>
          <text:p text:style-name="a702" text:class-names="" text:cond-style-name=""><text:span text:style-name="a700" text:class-names=""><text:page-number style:num-format="1" text:fixed="false"/></text:span><text:span text:style-name="a701" text:class-names=""><text:s text:c="1"/></text:span></text:p>
        </draw:text-box>
        <svg:title/>
        <svg:desc/>
      </draw:frame>
      <presentation:notes style:page-layout-name="pageLayout2" draw:style-name="a721">
        <draw:page-thumbnail svg:x="1.71338in" svg:y="1.22205in" svg:width="4.83937in" svg:height="4.08898in" presentation:class="page" draw:id="id6" presentation:style-name="a704" draw:name="Segnaposto immagine diapositiva 1">
          <svg:title/>
          <svg:desc/>
        </draw:page-thumbnail>
        <draw:frame draw:id="id7" presentation:style-name="a707" draw:name="Segnaposto note 2" svg:x="1.14173in" svg:y="5.57362in" svg:width="5.98386in" svg:height="4.90709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8" presentation:style-name="a710" draw:name="Segnaposto intestazione 3" svg:x="0.3937in" svg:y="0.3937in" svg:width="3.24606in" svg:height="0.54488in" presentation:class="header" presentation:placeholder="false">
          <draw:text-box>
            <text:p text:style-name="a709" text:class-names="" text:cond-style-name=""><text:span text:style-name="a708" text:class-names=""><text:s text:c="1"/></text:span></text:p>
          </draw:text-box>
          <svg:title/>
          <svg:desc/>
        </draw:frame>
        <draw:frame draw:id="id9" presentation:style-name="a713" draw:name="Segnaposto data 4" svg:x="4.62756in" svg:y="0.3937in" svg:width="3.24606in" svg:height="0.54488in" presentation:class="date-time" presentation:placeholder="false">
          <draw:text-box>
            <text:p text:style-name="a712" text:class-names="" text:cond-style-name=""><text:span text:style-name="a711" text:class-names=""><text:s text:c="1"/></text:span></text:p>
          </draw:text-box>
          <svg:title/>
          <svg:desc/>
        </draw:frame>
        <draw:frame draw:id="id10" presentation:style-name="a716" draw:name="Segnaposto piè di pagina 5" svg:x="0.3937in" svg:y="10.75394in" svg:width="3.24606in" svg:height="0.54488in" presentation:class="footer" presentation:placeholder="false">
          <draw:text-box>
            <text:p text:style-name="a715" text:class-names="" text:cond-style-name=""><text:span text:style-name="a714" text:class-names=""><text:s text:c="1"/></text:span></text:p>
          </draw:text-box>
          <svg:title/>
          <svg:desc/>
        </draw:frame>
        <draw:frame draw:id="id11" presentation:style-name="a720" draw:name="Segnaposto numero diapositiva 6" svg:x="4.62756in" svg:y="10.75394in" svg:width="3.24606in" svg:height="0.54488in" presentation:class="page-number" presentation:placeholder="false">
          <draw:text-box>
            <text:p text:style-name="a719" text:class-names="" text:cond-style-name=""><text:span text:style-name="a717" text:class-names=""><text:page-number style:num-format="1" text:fixed="false"/></text:span><text:span text:style-name="a718" text:class-names=""><text:s text:c="1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722">
      <draw:custom-shape svg:x="0in" svg:y="0in" svg:width="11.02362in" svg:height="1.1811in" draw:id="id99" draw:layer="Master2-bg" draw:style-name="a725" draw:name="Figura a mano libera: forma 6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28" draw:name="Titolo 1" svg:x="0.75174in" svg:y="1.54688in" svg:width="9.50868in" svg:height="2.57812in" presentation:class="title" presentation:placeholder="false">
        <draw:text-box>
          <text:p text:style-name="a727" text:class-names="" text:cond-style-name=""><text:span text:style-name="a726" text:class-names="">Fare clic per modificare lo stile del titolo dello schema</text:span></text:p>
        </draw:text-box>
        <svg:title/>
        <svg:desc/>
      </draw:frame>
      <draw:frame draw:id="id101" presentation:style-name="a732" draw:name="Segnaposto testo 2" svg:x="0.75174in" svg:y="4.14931in" svg:width="9.50868in" svg:height="1.3576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Fare clic per modificare gli stili del testo dello schema</text:span></text:p>
            </text:list-item>
          </text:list>
        </draw:text-box>
        <svg:title/>
        <svg:desc/>
      </draw:frame>
      <draw:frame draw:id="id102" presentation:style-name="a735" draw:name="Segnaposto data 3" svg:x="0.59055in" svg:y="5.61024in" svg:width="2.55906in" svg:height="0.49213in" presentation:class="date-time" presentation:placeholder="false">
        <draw:text-box>
          <text:p text:style-name="a734" text:class-names="" text:cond-style-name=""><text:span text:style-name="a733" text:class-names=""><text:s text:c="1"/></text:span></text:p>
        </draw:text-box>
        <svg:title/>
        <svg:desc/>
      </draw:frame>
      <draw:frame draw:id="id103" presentation:style-name="a738" draw:name="Segnaposto piè di pagina 4" svg:x="3.74016in" svg:y="5.61024in" svg:width="3.54331in" svg:height="0.49213in" presentation:class="footer" presentation:placeholder="false">
        <draw:text-box>
          <text:p text:style-name="a737" text:class-names="" text:cond-style-name=""><text:span text:style-name="a736" text:class-names=""><text:s text:c="1"/></text:span></text:p>
        </draw:text-box>
        <svg:title/>
        <svg:desc/>
      </draw:frame>
      <draw:frame draw:id="id104" presentation:style-name="a742" draw:name="Segnaposto numero diapositiva 5" svg:x="7.87402in" svg:y="5.61024in" svg:width="2.55906in" svg:height="0.49213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><text:s text:c="1"/></text:span></text:p>
        </draw:text-box>
        <svg:title/>
        <svg:desc/>
      </draw:frame>
      <presentation:notes style:page-layout-name="pageLayout2" draw:style-name="a760">
        <draw:page-thumbnail svg:x="1.71338in" svg:y="1.22205in" svg:width="4.83937in" svg:height="4.08898in" presentation:class="page" draw:id="id6" presentation:style-name="a743" draw:name="Segnaposto immagine diapositiva 1">
          <svg:title/>
          <svg:desc/>
        </draw:page-thumbnail>
        <draw:frame draw:id="id7" presentation:style-name="a746" draw:name="Segnaposto note 2" svg:x="1.14173in" svg:y="5.57362in" svg:width="5.98386in" svg:height="4.90709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8" presentation:style-name="a749" draw:name="Segnaposto intestazione 3" svg:x="0.3937in" svg:y="0.3937in" svg:width="3.24606in" svg:height="0.54488in" presentation:class="header" presentation:placeholder="false">
          <draw:text-box>
            <text:p text:style-name="a748" text:class-names="" text:cond-style-name=""><text:span text:style-name="a747" text:class-names=""><text:s text:c="1"/></text:span></text:p>
          </draw:text-box>
          <svg:title/>
          <svg:desc/>
        </draw:frame>
        <draw:frame draw:id="id9" presentation:style-name="a752" draw:name="Segnaposto data 4" svg:x="4.62756in" svg:y="0.3937in" svg:width="3.24606in" svg:height="0.54488in" presentation:class="date-time" presentation:placeholder="false">
          <draw:text-box>
            <text:p text:style-name="a751" text:class-names="" text:cond-style-name=""><text:span text:style-name="a750" text:class-names=""><text:s text:c="1"/></text:span></text:p>
          </draw:text-box>
          <svg:title/>
          <svg:desc/>
        </draw:frame>
        <draw:frame draw:id="id10" presentation:style-name="a755" draw:name="Segnaposto piè di pagina 5" svg:x="0.3937in" svg:y="10.75394in" svg:width="3.24606in" svg:height="0.54488in" presentation:class="footer" presentation:placeholder="false">
          <draw:text-box>
            <text:p text:style-name="a754" text:class-names="" text:cond-style-name=""><text:span text:style-name="a753" text:class-names=""><text:s text:c="1"/></text:span></text:p>
          </draw:text-box>
          <svg:title/>
          <svg:desc/>
        </draw:frame>
        <draw:frame draw:id="id11" presentation:style-name="a759" draw:name="Segnaposto numero diapositiva 6" svg:x="4.62756in" svg:y="10.75394in" svg:width="3.24606in" svg:height="0.54488in" presentation:class="page-number" presentation:placeholder="false">
          <draw:text-box>
            <text:p text:style-name="a758" text:class-names="" text:cond-style-name=""><text:span text:style-name="a756" text:class-names=""><text:page-number style:num-format="1" text:fixed="false"/></text:span><text:span text:style-name="a757" text:class-names=""><text:s text:c="1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61">
      <draw:custom-shape svg:x="0in" svg:y="0in" svg:width="11.02362in" svg:height="1.1811in" draw:id="id105" draw:layer="Master2-bg" draw:style-name="a764" draw:name="Figura a mano libera: forma 7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67" draw:name="Titolo 1" svg:x="0.59055in" svg:y="0.09843in" svg:width="9.84252in" svg:height="1.08268in" presentation:class="title" presentation:placeholder="false">
        <draw:text-box>
          <text:p text:style-name="a766" text:class-names="" text:cond-style-name=""><text:span text:style-name="a765" text:class-names="">Fare clic per modificare lo stile del titolo dello schema</text:span></text:p>
        </draw:text-box>
        <svg:title/>
        <svg:desc/>
      </draw:frame>
      <draw:frame draw:id="id107" presentation:style-name="a782" draw:name="Segnaposto contenuto 2" svg:x="0.59028in" svg:y="1.57465in" svg:width="4.83681in" svg:height="3.83854in" presentation:class="object" presentation:placeholder="false">
        <draw:text-box>
          <text:p text:style-name="a769" text:class-names="" text:cond-style-name=""><text:span text:style-name="a768" text:class-names="">Fare clic per modificare gli stili del testo dello schema</text:span></text:p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70" text:class-names="">Secondo livello</text:span></text:p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p text:style-name="a774" text:class-names="" text:cond-style-name=""><text:span text:style-name="a7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list text:style-name="a778">
                        <text:list-item>
                          <text:p text:style-name="a777" text:class-names="" text:cond-style-name=""><text:span text:style-name="a7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list text:style-name="a781">
                            <text:list-item>
                              <text:p text:style-name="a780" text:class-names="" text:cond-style-name=""><text:span text:style-name="a77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97" draw:name="Segnaposto contenuto 3" svg:x="5.59375in" svg:y="1.57465in" svg:width="4.83854in" svg:height="3.83854in" presentation:class="object" presentation:placeholder="false">
        <draw:text-box>
          <text:p text:style-name="a784" text:class-names="" text:cond-style-name=""><text:span text:style-name="a783" text:class-names="">Fare clic per modificare gli stili del testo dello schema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o livello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00" draw:name="Segnaposto data 4" svg:x="0.59055in" svg:y="5.61024in" svg:width="2.55906in" svg:height="0.49213in" presentation:class="date-time" presentation:placeholder="false">
        <draw:text-box>
          <text:p text:style-name="a799" text:class-names="" text:cond-style-name=""><text:span text:style-name="a798" text:class-names=""><text:s text:c="1"/></text:span></text:p>
        </draw:text-box>
        <svg:title/>
        <svg:desc/>
      </draw:frame>
      <draw:frame draw:id="id110" presentation:style-name="a803" draw:name="Segnaposto piè di pagina 5" svg:x="3.74016in" svg:y="5.61024in" svg:width="3.54331in" svg:height="0.49213in" presentation:class="footer" presentation:placeholder="false">
        <draw:text-box>
          <text:p text:style-name="a802" text:class-names="" text:cond-style-name=""><text:span text:style-name="a801" text:class-names=""><text:s text:c="1"/></text:span></text:p>
        </draw:text-box>
        <svg:title/>
        <svg:desc/>
      </draw:frame>
      <draw:frame draw:id="id111" presentation:style-name="a807" draw:name="Segnaposto numero diapositiva 6" svg:x="7.87402in" svg:y="5.61024in" svg:width="2.55906in" svg:height="0.49213in" presentation:class="page-number" presentation:placeholder="false">
        <draw:text-box>
          <text:p text:style-name="a806" text:class-names="" text:cond-style-name=""><text:span text:style-name="a804" text:class-names=""><text:page-number style:num-format="1" text:fixed="false"/></text:span><text:span text:style-name="a805" text:class-names=""><text:s text:c="1"/></text:span></text:p>
        </draw:text-box>
        <svg:title/>
        <svg:desc/>
      </draw:frame>
      <presentation:notes style:page-layout-name="pageLayout2" draw:style-name="a825">
        <draw:page-thumbnail svg:x="1.71338in" svg:y="1.22205in" svg:width="4.83937in" svg:height="4.08898in" presentation:class="page" draw:id="id6" presentation:style-name="a808" draw:name="Segnaposto immagine diapositiva 1">
          <svg:title/>
          <svg:desc/>
        </draw:page-thumbnail>
        <draw:frame draw:id="id7" presentation:style-name="a811" draw:name="Segnaposto note 2" svg:x="1.14173in" svg:y="5.57362in" svg:width="5.98386in" svg:height="4.90709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8" presentation:style-name="a814" draw:name="Segnaposto intestazione 3" svg:x="0.3937in" svg:y="0.3937in" svg:width="3.24606in" svg:height="0.54488in" presentation:class="header" presentation:placeholder="false">
          <draw:text-box>
            <text:p text:style-name="a813" text:class-names="" text:cond-style-name=""><text:span text:style-name="a812" text:class-names=""><text:s text:c="1"/></text:span></text:p>
          </draw:text-box>
          <svg:title/>
          <svg:desc/>
        </draw:frame>
        <draw:frame draw:id="id9" presentation:style-name="a817" draw:name="Segnaposto data 4" svg:x="4.62756in" svg:y="0.3937in" svg:width="3.24606in" svg:height="0.54488in" presentation:class="date-time" presentation:placeholder="false">
          <draw:text-box>
            <text:p text:style-name="a816" text:class-names="" text:cond-style-name=""><text:span text:style-name="a815" text:class-names=""><text:s text:c="1"/></text:span></text:p>
          </draw:text-box>
          <svg:title/>
          <svg:desc/>
        </draw:frame>
        <draw:frame draw:id="id10" presentation:style-name="a820" draw:name="Segnaposto piè di pagina 5" svg:x="0.3937in" svg:y="10.75394in" svg:width="3.24606in" svg:height="0.54488in" presentation:class="footer" presentation:placeholder="false">
          <draw:text-box>
            <text:p text:style-name="a819" text:class-names="" text:cond-style-name=""><text:span text:style-name="a818" text:class-names=""><text:s text:c="1"/></text:span></text:p>
          </draw:text-box>
          <svg:title/>
          <svg:desc/>
        </draw:frame>
        <draw:frame draw:id="id11" presentation:style-name="a824" draw:name="Segnaposto numero diapositiva 6" svg:x="4.62756in" svg:y="10.75394in" svg:width="3.24606in" svg:height="0.54488in" presentation:class="page-number" presentation:placeholder="false">
          <draw:text-box>
            <text:p text:style-name="a823" text:class-names="" text:cond-style-name=""><text:span text:style-name="a821" text:class-names=""><text:page-number style:num-format="1" text:fixed="false"/></text:span><text:span text:style-name="a822" text:class-names=""><text:s text:c="1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826">
      <draw:custom-shape svg:x="0in" svg:y="0in" svg:width="11.02362in" svg:height="1.1811in" draw:id="id112" draw:layer="Master2-bg" draw:style-name="a829" draw:name="Figura a mano libera: forma 9">
        <svg:title/>
        <svg:desc/>
        <text:p text:style-name="a828" text:class-names="" text:cond-style-name=""><text:span text:style-name="a8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32" draw:name="Titolo 1" svg:x="0.75868in" svg:y="0.32986in" svg:width="9.50868in" svg:height="1.19965in" presentation:class="title" presentation:placeholder="false">
        <draw:text-box>
          <text:p text:style-name="a831" text:class-names="" text:cond-style-name=""><text:span text:style-name="a830" text:class-names="">Fare clic per modificare lo stile del titolo dello schema</text:span></text:p>
        </draw:text-box>
        <svg:title/>
        <svg:desc/>
      </draw:frame>
      <draw:frame draw:id="id114" presentation:style-name="a836" draw:name="Segnaposto testo 2" svg:x="0.75868in" svg:y="1.52083in" svg:width="4.66493in" svg:height="0.74479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Fare clic per modificare gli stili del testo dello schema</text:span></text:p>
            </text:list-item>
          </text:list>
        </draw:text-box>
        <svg:title/>
        <svg:desc/>
      </draw:frame>
      <draw:frame draw:id="id115" presentation:style-name="a851" draw:name="Segnaposto contenuto 3" svg:x="0.75868in" svg:y="2.26563in" svg:width="4.66493in" svg:height="3.3316in" presentation:class="object" presentation:placeholder="false">
        <draw:text-box>
          <text:p text:style-name="a838" text:class-names="" text:cond-style-name=""><text:span text:style-name="a837" text:class-names="">Fare clic per modificare gli stili del testo dello schema</text:span></text:p>
          <text:list text:style-name="a841">
            <text:list-item>
              <text:list text:style-name="a841">
                <text:list-item>
                  <text:p text:style-name="a840" text:class-names="" text:cond-style-name=""><text:span text:style-name="a839" text:class-names="">Secondo livello</text:span></text:p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p text:style-name="a843" text:class-names="" text:cond-style-name=""><text:span text:style-name="a8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list text:style-name="a847">
                        <text:list-item>
                          <text:p text:style-name="a846" text:class-names="" text:cond-style-name=""><text:span text:style-name="a8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list text:style-name="a850">
                            <text:list-item>
                              <text:p text:style-name="a849" text:class-names="" text:cond-style-name=""><text:span text:style-name="a84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55" draw:name="Segnaposto testo 4" svg:x="5.5816in" svg:y="1.52083in" svg:width="4.68576in" svg:height="0.74479in" presentation:class="outline" presentation:placeholder="false">
        <draw:text-box>
          <text:list text:style-name="a854">
            <text:list-item>
              <text:p text:style-name="a853" text:class-names="" text:cond-style-name=""><text:span text:style-name="a852" text:class-names="">Fare clic per modificare gli stili del testo dello schema</text:span></text:p>
            </text:list-item>
          </text:list>
        </draw:text-box>
        <svg:title/>
        <svg:desc/>
      </draw:frame>
      <draw:frame draw:id="id117" presentation:style-name="a870" draw:name="Segnaposto contenuto 5" svg:x="5.5816in" svg:y="2.26563in" svg:width="4.68576in" svg:height="3.3316in" presentation:class="object" presentation:placeholder="false">
        <draw:text-box>
          <text:p text:style-name="a857" text:class-names="" text:cond-style-name=""><text:span text:style-name="a856" text:class-names="">Fare clic per modificare gli stili del testo dello schema</text:span></text:p>
          <text:list text:style-name="a860">
            <text:list-item>
              <text:list text:style-name="a860">
                <text:list-item>
                  <text:p text:style-name="a859" text:class-names="" text:cond-style-name=""><text:span text:style-name="a858" text:class-names="">Secondo livello</text:span></text:p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p text:style-name="a862" text:class-names="" text:cond-style-name=""><text:span text:style-name="a8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p text:style-name="a865" text:class-names="" text:cond-style-name=""><text:span text:style-name="a8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list text:style-name="a869">
                        <text:list-item>
                          <text:list text:style-name="a869">
                            <text:list-item>
                              <text:p text:style-name="a868" text:class-names="" text:cond-style-name=""><text:span text:style-name="a8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73" draw:name="Segnaposto data 6" svg:x="0.59055in" svg:y="5.61024in" svg:width="2.55906in" svg:height="0.49213in" presentation:class="date-time" presentation:placeholder="false">
        <draw:text-box>
          <text:p text:style-name="a872" text:class-names="" text:cond-style-name=""><text:span text:style-name="a871" text:class-names=""><text:s text:c="1"/></text:span></text:p>
        </draw:text-box>
        <svg:title/>
        <svg:desc/>
      </draw:frame>
      <draw:frame draw:id="id119" presentation:style-name="a876" draw:name="Segnaposto piè di pagina 7" svg:x="3.74016in" svg:y="5.61024in" svg:width="3.54331in" svg:height="0.49213in" presentation:class="footer" presentation:placeholder="false">
        <draw:text-box>
          <text:p text:style-name="a875" text:class-names="" text:cond-style-name=""><text:span text:style-name="a874" text:class-names=""><text:s text:c="1"/></text:span></text:p>
        </draw:text-box>
        <svg:title/>
        <svg:desc/>
      </draw:frame>
      <draw:frame draw:id="id120" presentation:style-name="a880" draw:name="Segnaposto numero diapositiva 8" svg:x="7.87402in" svg:y="5.61024in" svg:width="2.55906in" svg:height="0.49213in" presentation:class="page-number" presentation:placeholder="false">
        <draw:text-box>
          <text:p text:style-name="a879" text:class-names="" text:cond-style-name=""><text:span text:style-name="a877" text:class-names=""><text:page-number style:num-format="1" text:fixed="false"/></text:span><text:span text:style-name="a878" text:class-names=""><text:s text:c="1"/></text:span></text:p>
        </draw:text-box>
        <svg:title/>
        <svg:desc/>
      </draw:frame>
      <presentation:notes style:page-layout-name="pageLayout2" draw:style-name="a898">
        <draw:page-thumbnail svg:x="1.71338in" svg:y="1.22205in" svg:width="4.83937in" svg:height="4.08898in" presentation:class="page" draw:id="id6" presentation:style-name="a881" draw:name="Segnaposto immagine diapositiva 1">
          <svg:title/>
          <svg:desc/>
        </draw:page-thumbnail>
        <draw:frame draw:id="id7" presentation:style-name="a884" draw:name="Segnaposto note 2" svg:x="1.14173in" svg:y="5.57362in" svg:width="5.98386in" svg:height="4.90709in" presentation:class="notes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8" presentation:style-name="a887" draw:name="Segnaposto intestazione 3" svg:x="0.3937in" svg:y="0.3937in" svg:width="3.24606in" svg:height="0.54488in" presentation:class="header" presentation:placeholder="false">
          <draw:text-box>
            <text:p text:style-name="a886" text:class-names="" text:cond-style-name=""><text:span text:style-name="a885" text:class-names=""><text:s text:c="1"/></text:span></text:p>
          </draw:text-box>
          <svg:title/>
          <svg:desc/>
        </draw:frame>
        <draw:frame draw:id="id9" presentation:style-name="a890" draw:name="Segnaposto data 4" svg:x="4.62756in" svg:y="0.3937in" svg:width="3.24606in" svg:height="0.54488in" presentation:class="date-time" presentation:placeholder="false">
          <draw:text-box>
            <text:p text:style-name="a889" text:class-names="" text:cond-style-name=""><text:span text:style-name="a888" text:class-names=""><text:s text:c="1"/></text:span></text:p>
          </draw:text-box>
          <svg:title/>
          <svg:desc/>
        </draw:frame>
        <draw:frame draw:id="id10" presentation:style-name="a893" draw:name="Segnaposto piè di pagina 5" svg:x="0.3937in" svg:y="10.75394in" svg:width="3.24606in" svg:height="0.54488in" presentation:class="footer" presentation:placeholder="false">
          <draw:text-box>
            <text:p text:style-name="a892" text:class-names="" text:cond-style-name=""><text:span text:style-name="a891" text:class-names=""><text:s text:c="1"/></text:span></text:p>
          </draw:text-box>
          <svg:title/>
          <svg:desc/>
        </draw:frame>
        <draw:frame draw:id="id11" presentation:style-name="a897" draw:name="Segnaposto numero diapositiva 6" svg:x="4.62756in" svg:y="10.75394in" svg:width="3.24606in" svg:height="0.54488in" presentation:class="page-number" presentation:placeholder="false">
          <draw:text-box>
            <text:p text:style-name="a896" text:class-names="" text:cond-style-name=""><text:span text:style-name="a894" text:class-names=""><text:page-number style:num-format="1" text:fixed="false"/></text:span><text:span text:style-name="a895" text:class-names=""><text:s text:c="1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899">
      <draw:custom-shape svg:x="0in" svg:y="0in" svg:width="11.02362in" svg:height="1.1811in" draw:id="id121" draw:layer="Master2-bg" draw:style-name="a902" draw:name="Figura a mano libera: forma 5">
        <svg:title/>
        <svg:desc/>
        <text:p text:style-name="a901" text:class-names="" text:cond-style-name=""><text:span text:style-name="a9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05" draw:name="Titolo 1" svg:x="0.59055in" svg:y="0.09843in" svg:width="9.84252in" svg:height="1.08268in" presentation:class="title" presentation:placeholder="false">
        <draw:text-box>
          <text:p text:style-name="a904" text:class-names="" text:cond-style-name=""><text:span text:style-name="a903" text:class-names="">Fare clic per modificare lo stile del titolo dello schema</text:span></text:p>
        </draw:text-box>
        <svg:title/>
        <svg:desc/>
      </draw:frame>
      <draw:frame draw:id="id123" presentation:style-name="a908" draw:name="Segnaposto data 2" svg:x="0.59055in" svg:y="5.61024in" svg:width="2.55906in" svg:height="0.49213in" presentation:class="date-time" presentation:placeholder="false">
        <draw:text-box>
          <text:p text:style-name="a907" text:class-names="" text:cond-style-name=""><text:span text:style-name="a906" text:class-names=""><text:s text:c="1"/></text:span></text:p>
        </draw:text-box>
        <svg:title/>
        <svg:desc/>
      </draw:frame>
      <draw:frame draw:id="id124" presentation:style-name="a911" draw:name="Segnaposto piè di pagina 3" svg:x="3.74016in" svg:y="5.61024in" svg:width="3.54331in" svg:height="0.49213in" presentation:class="footer" presentation:placeholder="false">
        <draw:text-box>
          <text:p text:style-name="a910" text:class-names="" text:cond-style-name=""><text:span text:style-name="a909" text:class-names=""><text:s text:c="1"/></text:span></text:p>
        </draw:text-box>
        <svg:title/>
        <svg:desc/>
      </draw:frame>
      <draw:frame draw:id="id125" presentation:style-name="a915" draw:name="Segnaposto numero diapositiva 4" svg:x="7.87402in" svg:y="5.61024in" svg:width="2.55906in" svg:height="0.49213in" presentation:class="page-number" presentation:placeholder="false">
        <draw:text-box>
          <text:p text:style-name="a914" text:class-names="" text:cond-style-name=""><text:span text:style-name="a912" text:class-names=""><text:page-number style:num-format="1" text:fixed="false"/></text:span><text:span text:style-name="a913" text:class-names=""><text:s text:c="1"/></text:span></text:p>
        </draw:text-box>
        <svg:title/>
        <svg:desc/>
      </draw:frame>
      <presentation:notes style:page-layout-name="pageLayout2" draw:style-name="a933">
        <draw:page-thumbnail svg:x="1.71338in" svg:y="1.22205in" svg:width="4.83937in" svg:height="4.08898in" presentation:class="page" draw:id="id6" presentation:style-name="a916" draw:name="Segnaposto immagine diapositiva 1">
          <svg:title/>
          <svg:desc/>
        </draw:page-thumbnail>
        <draw:frame draw:id="id7" presentation:style-name="a919" draw:name="Segnaposto note 2" svg:x="1.14173in" svg:y="5.57362in" svg:width="5.98386in" svg:height="4.90709in" presentation:class="notes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8" presentation:style-name="a922" draw:name="Segnaposto intestazione 3" svg:x="0.3937in" svg:y="0.3937in" svg:width="3.24606in" svg:height="0.54488in" presentation:class="header" presentation:placeholder="false">
          <draw:text-box>
            <text:p text:style-name="a921" text:class-names="" text:cond-style-name=""><text:span text:style-name="a920" text:class-names=""><text:s text:c="1"/></text:span></text:p>
          </draw:text-box>
          <svg:title/>
          <svg:desc/>
        </draw:frame>
        <draw:frame draw:id="id9" presentation:style-name="a925" draw:name="Segnaposto data 4" svg:x="4.62756in" svg:y="0.3937in" svg:width="3.24606in" svg:height="0.54488in" presentation:class="date-time" presentation:placeholder="false">
          <draw:text-box>
            <text:p text:style-name="a924" text:class-names="" text:cond-style-name=""><text:span text:style-name="a923" text:class-names=""><text:s text:c="1"/></text:span></text:p>
          </draw:text-box>
          <svg:title/>
          <svg:desc/>
        </draw:frame>
        <draw:frame draw:id="id10" presentation:style-name="a928" draw:name="Segnaposto piè di pagina 5" svg:x="0.3937in" svg:y="10.75394in" svg:width="3.24606in" svg:height="0.54488in" presentation:class="footer" presentation:placeholder="false">
          <draw:text-box>
            <text:p text:style-name="a927" text:class-names="" text:cond-style-name=""><text:span text:style-name="a926" text:class-names=""><text:s text:c="1"/></text:span></text:p>
          </draw:text-box>
          <svg:title/>
          <svg:desc/>
        </draw:frame>
        <draw:frame draw:id="id11" presentation:style-name="a932" draw:name="Segnaposto numero diapositiva 6" svg:x="4.62756in" svg:y="10.75394in" svg:width="3.24606in" svg:height="0.54488in" presentation:class="page-number" presentation:placeholder="false">
          <draw:text-box>
            <text:p text:style-name="a931" text:class-names="" text:cond-style-name=""><text:span text:style-name="a929" text:class-names=""><text:page-number style:num-format="1" text:fixed="false"/></text:span><text:span text:style-name="a930" text:class-names=""><text:s text:c="1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934">
      <draw:custom-shape svg:x="0in" svg:y="0in" svg:width="11.02362in" svg:height="1.1811in" draw:id="id126" draw:layer="Master2-bg" draw:style-name="a937" draw:name="Figura a mano libera: forma 4">
        <svg:title/>
        <svg:desc/>
        <text:p text:style-name="a936" text:class-names="" text:cond-style-name=""><text:span text:style-name="a9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40" draw:name="Segnaposto data 1" svg:x="0.59055in" svg:y="5.61024in" svg:width="2.55906in" svg:height="0.49213in" presentation:class="date-time" presentation:placeholder="false">
        <draw:text-box>
          <text:p text:style-name="a939" text:class-names="" text:cond-style-name=""><text:span text:style-name="a938" text:class-names=""><text:s text:c="1"/></text:span></text:p>
        </draw:text-box>
        <svg:title/>
        <svg:desc/>
      </draw:frame>
      <draw:frame draw:id="id128" presentation:style-name="a943" draw:name="Segnaposto piè di pagina 2" svg:x="3.74016in" svg:y="5.61024in" svg:width="3.54331in" svg:height="0.49213in" presentation:class="footer" presentation:placeholder="false">
        <draw:text-box>
          <text:p text:style-name="a942" text:class-names="" text:cond-style-name=""><text:span text:style-name="a941" text:class-names=""><text:s text:c="1"/></text:span></text:p>
        </draw:text-box>
        <svg:title/>
        <svg:desc/>
      </draw:frame>
      <draw:frame draw:id="id129" presentation:style-name="a947" draw:name="Segnaposto numero diapositiva 3" svg:x="7.87402in" svg:y="5.61024in" svg:width="2.55906in" svg:height="0.49213in" presentation:class="page-number" presentation:placeholder="false">
        <draw:text-box>
          <text:p text:style-name="a946" text:class-names="" text:cond-style-name=""><text:span text:style-name="a944" text:class-names=""><text:page-number style:num-format="1" text:fixed="false"/></text:span><text:span text:style-name="a945" text:class-names=""><text:s text:c="1"/></text:span></text:p>
        </draw:text-box>
        <svg:title/>
        <svg:desc/>
      </draw:frame>
      <presentation:notes style:page-layout-name="pageLayout2" draw:style-name="a965">
        <draw:page-thumbnail svg:x="1.71338in" svg:y="1.22205in" svg:width="4.83937in" svg:height="4.08898in" presentation:class="page" draw:id="id6" presentation:style-name="a948" draw:name="Segnaposto immagine diapositiva 1">
          <svg:title/>
          <svg:desc/>
        </draw:page-thumbnail>
        <draw:frame draw:id="id7" presentation:style-name="a951" draw:name="Segnaposto note 2" svg:x="1.14173in" svg:y="5.57362in" svg:width="5.98386in" svg:height="4.90709in" presentation:class="notes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8" presentation:style-name="a954" draw:name="Segnaposto intestazione 3" svg:x="0.3937in" svg:y="0.3937in" svg:width="3.24606in" svg:height="0.54488in" presentation:class="header" presentation:placeholder="false">
          <draw:text-box>
            <text:p text:style-name="a953" text:class-names="" text:cond-style-name=""><text:span text:style-name="a952" text:class-names=""><text:s text:c="1"/></text:span></text:p>
          </draw:text-box>
          <svg:title/>
          <svg:desc/>
        </draw:frame>
        <draw:frame draw:id="id9" presentation:style-name="a957" draw:name="Segnaposto data 4" svg:x="4.62756in" svg:y="0.3937in" svg:width="3.24606in" svg:height="0.54488in" presentation:class="date-time" presentation:placeholder="false">
          <draw:text-box>
            <text:p text:style-name="a956" text:class-names="" text:cond-style-name=""><text:span text:style-name="a955" text:class-names=""><text:s text:c="1"/></text:span></text:p>
          </draw:text-box>
          <svg:title/>
          <svg:desc/>
        </draw:frame>
        <draw:frame draw:id="id10" presentation:style-name="a960" draw:name="Segnaposto piè di pagina 5" svg:x="0.3937in" svg:y="10.75394in" svg:width="3.24606in" svg:height="0.54488in" presentation:class="footer" presentation:placeholder="false">
          <draw:text-box>
            <text:p text:style-name="a959" text:class-names="" text:cond-style-name=""><text:span text:style-name="a958" text:class-names=""><text:s text:c="1"/></text:span></text:p>
          </draw:text-box>
          <svg:title/>
          <svg:desc/>
        </draw:frame>
        <draw:frame draw:id="id11" presentation:style-name="a964" draw:name="Segnaposto numero diapositiva 6" svg:x="4.62756in" svg:y="10.75394in" svg:width="3.24606in" svg:height="0.54488in" presentation:class="page-number" presentation:placeholder="false">
          <draw:text-box>
            <text:p text:style-name="a963" text:class-names="" text:cond-style-name=""><text:span text:style-name="a961" text:class-names=""><text:page-number style:num-format="1" text:fixed="false"/></text:span><text:span text:style-name="a962" text:class-names=""><text:s text:c="1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66">
      <draw:custom-shape svg:x="0in" svg:y="0in" svg:width="11.02362in" svg:height="1.1811in" draw:id="id130" draw:layer="Master2-bg" draw:style-name="a969" draw:name="Figura a mano libera: forma 7">
        <svg:title/>
        <svg:desc/>
        <text:p text:style-name="a968" text:class-names="" text:cond-style-name=""><text:span text:style-name="a9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72" draw:name="Titolo 1" svg:x="0.75868in" svg:y="0.41319in" svg:width="3.55556in" svg:height="1.44792in" presentation:class="title" presentation:placeholder="false">
        <draw:text-box>
          <text:p text:style-name="a971" text:class-names="" text:cond-style-name=""><text:span text:style-name="a970" text:class-names="">Fare clic per modificare lo stile del titolo dello schema</text:span></text:p>
        </draw:text-box>
        <svg:title/>
        <svg:desc/>
      </draw:frame>
      <draw:frame draw:id="id132" presentation:style-name="a987" draw:name="Segnaposto contenuto 2" svg:x="4.6875in" svg:y="0.89236in" svg:width="5.57986in" svg:height="4.40799in" presentation:class="object" presentation:placeholder="false">
        <draw:text-box>
          <text:p text:style-name="a974" text:class-names="" text:cond-style-name=""><text:span text:style-name="a973" text:class-names="">Fare clic per modificare gli stili del testo dello schema</text:span></text:p>
          <text:list text:style-name="a977">
            <text:list-item>
              <text:list text:style-name="a977">
                <text:list-item>
                  <text:p text:style-name="a976" text:class-names="" text:cond-style-name=""><text:span text:style-name="a975" text:class-names="">Secondo livello</text:span></text:p>
                </text:list-item>
              </text:list>
            </text:list-item>
          </text:list>
          <text:list text:style-name="a980">
            <text:list-item>
              <text:list text:style-name="a980">
                <text:list-item>
                  <text:list text:style-name="a980">
                    <text:list-item>
                      <text:p text:style-name="a979" text:class-names="" text:cond-style-name=""><text:span text:style-name="a9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list text:style-name="a983">
                        <text:list-item>
                          <text:p text:style-name="a982" text:class-names="" text:cond-style-name=""><text:span text:style-name="a9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list text:style-name="a986">
                            <text:list-item>
                              <text:p text:style-name="a985" text:class-names="" text:cond-style-name=""><text:span text:style-name="a9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991" draw:name="Segnaposto testo 3" svg:x="0.75868in" svg:y="1.86111in" svg:width="3.55556in" svg:height="3.44618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>Fare clic per modificare gli stili del testo dello schema</text:span></text:p>
            </text:list-item>
          </text:list>
        </draw:text-box>
        <svg:title/>
        <svg:desc/>
      </draw:frame>
      <draw:frame draw:id="id134" presentation:style-name="a994" draw:name="Segnaposto data 4" svg:x="0.59055in" svg:y="5.61024in" svg:width="2.55906in" svg:height="0.49213in" presentation:class="date-time" presentation:placeholder="false">
        <draw:text-box>
          <text:p text:style-name="a993" text:class-names="" text:cond-style-name=""><text:span text:style-name="a992" text:class-names=""><text:s text:c="1"/></text:span></text:p>
        </draw:text-box>
        <svg:title/>
        <svg:desc/>
      </draw:frame>
      <draw:frame draw:id="id135" presentation:style-name="a997" draw:name="Segnaposto piè di pagina 5" svg:x="3.74016in" svg:y="5.61024in" svg:width="3.54331in" svg:height="0.49213in" presentation:class="footer" presentation:placeholder="false">
        <draw:text-box>
          <text:p text:style-name="a996" text:class-names="" text:cond-style-name=""><text:span text:style-name="a995" text:class-names=""><text:s text:c="1"/></text:span></text:p>
        </draw:text-box>
        <svg:title/>
        <svg:desc/>
      </draw:frame>
      <draw:frame draw:id="id136" presentation:style-name="a1001" draw:name="Segnaposto numero diapositiva 6" svg:x="7.87402in" svg:y="5.61024in" svg:width="2.55906in" svg:height="0.49213in" presentation:class="page-number" presentation:placeholder="false">
        <draw:text-box>
          <text:p text:style-name="a1000" text:class-names="" text:cond-style-name=""><text:span text:style-name="a998" text:class-names=""><text:page-number style:num-format="1" text:fixed="false"/></text:span><text:span text:style-name="a999" text:class-names=""><text:s text:c="1"/></text:span></text:p>
        </draw:text-box>
        <svg:title/>
        <svg:desc/>
      </draw:frame>
      <presentation:notes style:page-layout-name="pageLayout2" draw:style-name="a1019">
        <draw:page-thumbnail svg:x="1.71338in" svg:y="1.22205in" svg:width="4.83937in" svg:height="4.08898in" presentation:class="page" draw:id="id6" presentation:style-name="a1002" draw:name="Segnaposto immagine diapositiva 1">
          <svg:title/>
          <svg:desc/>
        </draw:page-thumbnail>
        <draw:frame draw:id="id7" presentation:style-name="a1005" draw:name="Segnaposto note 2" svg:x="1.14173in" svg:y="5.57362in" svg:width="5.98386in" svg:height="4.90709in" presentation:class="notes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8" presentation:style-name="a1008" draw:name="Segnaposto intestazione 3" svg:x="0.3937in" svg:y="0.3937in" svg:width="3.24606in" svg:height="0.54488in" presentation:class="header" presentation:placeholder="false">
          <draw:text-box>
            <text:p text:style-name="a1007" text:class-names="" text:cond-style-name=""><text:span text:style-name="a1006" text:class-names=""><text:s text:c="1"/></text:span></text:p>
          </draw:text-box>
          <svg:title/>
          <svg:desc/>
        </draw:frame>
        <draw:frame draw:id="id9" presentation:style-name="a1011" draw:name="Segnaposto data 4" svg:x="4.62756in" svg:y="0.3937in" svg:width="3.24606in" svg:height="0.54488in" presentation:class="date-time" presentation:placeholder="false">
          <draw:text-box>
            <text:p text:style-name="a1010" text:class-names="" text:cond-style-name=""><text:span text:style-name="a1009" text:class-names=""><text:s text:c="1"/></text:span></text:p>
          </draw:text-box>
          <svg:title/>
          <svg:desc/>
        </draw:frame>
        <draw:frame draw:id="id10" presentation:style-name="a1014" draw:name="Segnaposto piè di pagina 5" svg:x="0.3937in" svg:y="10.75394in" svg:width="3.24606in" svg:height="0.54488in" presentation:class="footer" presentation:placeholder="false">
          <draw:text-box>
            <text:p text:style-name="a1013" text:class-names="" text:cond-style-name=""><text:span text:style-name="a1012" text:class-names=""><text:s text:c="1"/></text:span></text:p>
          </draw:text-box>
          <svg:title/>
          <svg:desc/>
        </draw:frame>
        <draw:frame draw:id="id11" presentation:style-name="a1018" draw:name="Segnaposto numero diapositiva 6" svg:x="4.62756in" svg:y="10.75394in" svg:width="3.24606in" svg:height="0.54488in" presentation:class="page-number" presentation:placeholder="false">
          <draw:text-box>
            <text:p text:style-name="a1017" text:class-names="" text:cond-style-name=""><text:span text:style-name="a1015" text:class-names=""><text:page-number style:num-format="1" text:fixed="false"/></text:span><text:span text:style-name="a1016" text:class-names=""><text:s text:c="1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1020">
      <draw:custom-shape svg:x="0in" svg:y="0in" svg:width="11.02362in" svg:height="1.1811in" draw:id="id137" draw:layer="Master2-bg" draw:style-name="a1023" draw:name="Figura a mano libera: forma 7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26" draw:name="Titolo 1" svg:x="0.75868in" svg:y="0.41319in" svg:width="3.55556in" svg:height="1.44792in" presentation:class="title" presentation:placeholder="false">
        <draw:text-box>
          <text:p text:style-name="a1025" text:class-names="" text:cond-style-name=""><text:span text:style-name="a1024" text:class-names="">Fare clic per modificare lo stile del titolo dello schema</text:span></text:p>
        </draw:text-box>
        <svg:title/>
        <svg:desc/>
      </draw:frame>
      <draw:frame draw:id="id139" presentation:style-name="a1029" draw:name="Segnaposto immagine 2" svg:x="4.6875in" svg:y="0.89236in" svg:width="5.57986in" svg:height="4.40799in" presentation:class="graphic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0" presentation:style-name="a1033" draw:name="Segnaposto testo 3" svg:x="0.75868in" svg:y="1.86111in" svg:width="3.55556in" svg:height="3.44618in" presentation:class="outline" presentation:placeholder="false">
        <draw:text-box>
          <text:list text:style-name="a1032">
            <text:list-item>
              <text:p text:style-name="a1031" text:class-names="" text:cond-style-name=""><text:span text:style-name="a1030" text:class-names="">Fare clic per modificare gli stili del testo dello schema</text:span></text:p>
            </text:list-item>
          </text:list>
        </draw:text-box>
        <svg:title/>
        <svg:desc/>
      </draw:frame>
      <draw:frame draw:id="id141" presentation:style-name="a1036" draw:name="Segnaposto data 4" svg:x="0.59055in" svg:y="5.61024in" svg:width="2.55906in" svg:height="0.49213in" presentation:class="date-time" presentation:placeholder="false">
        <draw:text-box>
          <text:p text:style-name="a1035" text:class-names="" text:cond-style-name=""><text:span text:style-name="a1034" text:class-names=""><text:s text:c="1"/></text:span></text:p>
        </draw:text-box>
        <svg:title/>
        <svg:desc/>
      </draw:frame>
      <draw:frame draw:id="id142" presentation:style-name="a1039" draw:name="Segnaposto piè di pagina 5" svg:x="3.74016in" svg:y="5.61024in" svg:width="3.54331in" svg:height="0.49213in" presentation:class="footer" presentation:placeholder="false">
        <draw:text-box>
          <text:p text:style-name="a1038" text:class-names="" text:cond-style-name=""><text:span text:style-name="a1037" text:class-names=""><text:s text:c="1"/></text:span></text:p>
        </draw:text-box>
        <svg:title/>
        <svg:desc/>
      </draw:frame>
      <draw:frame draw:id="id143" presentation:style-name="a1043" draw:name="Segnaposto numero diapositiva 6" svg:x="7.87402in" svg:y="5.61024in" svg:width="2.55906in" svg:height="0.49213in" presentation:class="page-number" presentation:placeholder="false">
        <draw:text-box>
          <text:p text:style-name="a1042" text:class-names="" text:cond-style-name=""><text:span text:style-name="a1040" text:class-names=""><text:page-number style:num-format="1" text:fixed="false"/></text:span><text:span text:style-name="a1041" text:class-names=""><text:s text:c="1"/></text:span></text:p>
        </draw:text-box>
        <svg:title/>
        <svg:desc/>
      </draw:frame>
      <presentation:notes style:page-layout-name="pageLayout2" draw:style-name="a1061">
        <draw:page-thumbnail svg:x="1.71338in" svg:y="1.22205in" svg:width="4.83937in" svg:height="4.08898in" presentation:class="page" draw:id="id6" presentation:style-name="a1044" draw:name="Segnaposto immagine diapositiva 1">
          <svg:title/>
          <svg:desc/>
        </draw:page-thumbnail>
        <draw:frame draw:id="id7" presentation:style-name="a1047" draw:name="Segnaposto note 2" svg:x="1.14173in" svg:y="5.57362in" svg:width="5.98386in" svg:height="4.90709in" presentation:class="notes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8" presentation:style-name="a1050" draw:name="Segnaposto intestazione 3" svg:x="0.3937in" svg:y="0.3937in" svg:width="3.24606in" svg:height="0.54488in" presentation:class="header" presentation:placeholder="false">
          <draw:text-box>
            <text:p text:style-name="a1049" text:class-names="" text:cond-style-name=""><text:span text:style-name="a1048" text:class-names=""><text:s text:c="1"/></text:span></text:p>
          </draw:text-box>
          <svg:title/>
          <svg:desc/>
        </draw:frame>
        <draw:frame draw:id="id9" presentation:style-name="a1053" draw:name="Segnaposto data 4" svg:x="4.62756in" svg:y="0.3937in" svg:width="3.24606in" svg:height="0.54488in" presentation:class="date-time" presentation:placeholder="false">
          <draw:text-box>
            <text:p text:style-name="a1052" text:class-names="" text:cond-style-name=""><text:span text:style-name="a1051" text:class-names=""><text:s text:c="1"/></text:span></text:p>
          </draw:text-box>
          <svg:title/>
          <svg:desc/>
        </draw:frame>
        <draw:frame draw:id="id10" presentation:style-name="a1056" draw:name="Segnaposto piè di pagina 5" svg:x="0.3937in" svg:y="10.75394in" svg:width="3.24606in" svg:height="0.54488in" presentation:class="footer" presentation:placeholder="false">
          <draw:text-box>
            <text:p text:style-name="a1055" text:class-names="" text:cond-style-name=""><text:span text:style-name="a1054" text:class-names=""><text:s text:c="1"/></text:span></text:p>
          </draw:text-box>
          <svg:title/>
          <svg:desc/>
        </draw:frame>
        <draw:frame draw:id="id11" presentation:style-name="a1060" draw:name="Segnaposto numero diapositiva 6" svg:x="4.62756in" svg:y="10.75394in" svg:width="3.24606in" svg:height="0.54488in" presentation:class="page-number" presentation:placeholder="false">
          <draw:text-box>
            <text:p text:style-name="a1059" text:class-names="" text:cond-style-name=""><text:span text:style-name="a1057" text:class-names=""><text:page-number style:num-format="1" text:fixed="false"/></text:span><text:span text:style-name="a1058" text:class-names=""><text:s text:c="1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62">
      <draw:custom-shape svg:x="0in" svg:y="0in" svg:width="11.02362in" svg:height="1.1811in" draw:id="id144" draw:layer="Master2-bg" draw:style-name="a1065" draw:name="Figura a mano libera: forma 6">
        <svg:title/>
        <svg:desc/>
        <text:p text:style-name="a1064" text:class-names="" text:cond-style-name=""><text:span text:style-name="a10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68" draw:name="Titolo 1" svg:x="0.59055in" svg:y="0.09843in" svg:width="9.84252in" svg:height="1.08268in" presentation:class="title" presentation:placeholder="false">
        <draw:text-box>
          <text:p text:style-name="a1067" text:class-names="" text:cond-style-name=""><text:span text:style-name="a1066" text:class-names="">Fare clic per modificare lo stile del titolo dello schema</text:span></text:p>
        </draw:text-box>
        <svg:title/>
        <svg:desc/>
      </draw:frame>
      <draw:frame draw:id="id146" presentation:style-name="a1084" draw:name="Segnaposto testo verticale 2" svg:x="0.59055in" svg:y="1.5748in" svg:width="9.84252in" svg:height="3.83858in" presentation:class="outline" presentation:placeholder="false">
        <draw:text-box>
          <text:list text:style-name="a1071">
            <text:list-item>
              <text:p text:style-name="a1070" text:class-names="" text:cond-style-name=""><text:span text:style-name="a1069" text:class-names="">Fare clic per modificare gli stili del testo dello schema</text:span></text:p>
            </text:list-item>
          </text:list>
          <text:list text:style-name="a1074">
            <text:list-item>
              <text:list text:style-name="a1074">
                <text:list-item>
                  <text:p text:style-name="a1073" text:class-names="" text:cond-style-name=""><text:span text:style-name="a1072" text:class-names="">Secondo livello</text:span></text:p>
                </text:list-item>
              </text:list>
            </text:list-item>
          </text:list>
          <text:list text:style-name="a1077">
            <text:list-item>
              <text:list text:style-name="a1077">
                <text:list-item>
                  <text:list text:style-name="a1077">
                    <text:list-item>
                      <text:p text:style-name="a1076" text:class-names="" text:cond-style-name=""><text:span text:style-name="a10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p text:style-name="a1079" text:class-names="" text:cond-style-name=""><text:span text:style-name="a10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list text:style-name="a1083">
                            <text:list-item>
                              <text:p text:style-name="a1082" text:class-names="" text:cond-style-name=""><text:span text:style-name="a10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87" draw:name="Segnaposto data 3" svg:x="0.59055in" svg:y="5.61024in" svg:width="2.55906in" svg:height="0.49213in" presentation:class="date-time" presentation:placeholder="false">
        <draw:text-box>
          <text:p text:style-name="a1086" text:class-names="" text:cond-style-name=""><text:span text:style-name="a1085" text:class-names=""><text:s text:c="1"/></text:span></text:p>
        </draw:text-box>
        <svg:title/>
        <svg:desc/>
      </draw:frame>
      <draw:frame draw:id="id148" presentation:style-name="a1090" draw:name="Segnaposto piè di pagina 4" svg:x="3.74016in" svg:y="5.61024in" svg:width="3.54331in" svg:height="0.49213in" presentation:class="footer" presentation:placeholder="false">
        <draw:text-box>
          <text:p text:style-name="a1089" text:class-names="" text:cond-style-name=""><text:span text:style-name="a1088" text:class-names=""><text:s text:c="1"/></text:span></text:p>
        </draw:text-box>
        <svg:title/>
        <svg:desc/>
      </draw:frame>
      <draw:frame draw:id="id149" presentation:style-name="a1094" draw:name="Segnaposto numero diapositiva 5" svg:x="7.87402in" svg:y="5.61024in" svg:width="2.55906in" svg:height="0.49213in" presentation:class="page-number" presentation:placeholder="false">
        <draw:text-box>
          <text:p text:style-name="a1093" text:class-names="" text:cond-style-name=""><text:span text:style-name="a1091" text:class-names=""><text:page-number style:num-format="1" text:fixed="false"/></text:span><text:span text:style-name="a1092" text:class-names=""><text:s text:c="1"/></text:span></text:p>
        </draw:text-box>
        <svg:title/>
        <svg:desc/>
      </draw:frame>
      <presentation:notes style:page-layout-name="pageLayout2" draw:style-name="a1112">
        <draw:page-thumbnail svg:x="1.71338in" svg:y="1.22205in" svg:width="4.83937in" svg:height="4.08898in" presentation:class="page" draw:id="id6" presentation:style-name="a1095" draw:name="Segnaposto immagine diapositiva 1">
          <svg:title/>
          <svg:desc/>
        </draw:page-thumbnail>
        <draw:frame draw:id="id7" presentation:style-name="a1098" draw:name="Segnaposto note 2" svg:x="1.14173in" svg:y="5.57362in" svg:width="5.98386in" svg:height="4.90709in" presentation:class="notes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8" presentation:style-name="a1101" draw:name="Segnaposto intestazione 3" svg:x="0.3937in" svg:y="0.3937in" svg:width="3.24606in" svg:height="0.54488in" presentation:class="header" presentation:placeholder="false">
          <draw:text-box>
            <text:p text:style-name="a1100" text:class-names="" text:cond-style-name=""><text:span text:style-name="a1099" text:class-names=""><text:s text:c="1"/></text:span></text:p>
          </draw:text-box>
          <svg:title/>
          <svg:desc/>
        </draw:frame>
        <draw:frame draw:id="id9" presentation:style-name="a1104" draw:name="Segnaposto data 4" svg:x="4.62756in" svg:y="0.3937in" svg:width="3.24606in" svg:height="0.54488in" presentation:class="date-time" presentation:placeholder="false">
          <draw:text-box>
            <text:p text:style-name="a1103" text:class-names="" text:cond-style-name=""><text:span text:style-name="a1102" text:class-names=""><text:s text:c="1"/></text:span></text:p>
          </draw:text-box>
          <svg:title/>
          <svg:desc/>
        </draw:frame>
        <draw:frame draw:id="id10" presentation:style-name="a1107" draw:name="Segnaposto piè di pagina 5" svg:x="0.3937in" svg:y="10.75394in" svg:width="3.24606in" svg:height="0.54488in" presentation:class="footer" presentation:placeholder="false">
          <draw:text-box>
            <text:p text:style-name="a1106" text:class-names="" text:cond-style-name=""><text:span text:style-name="a1105" text:class-names=""><text:s text:c="1"/></text:span></text:p>
          </draw:text-box>
          <svg:title/>
          <svg:desc/>
        </draw:frame>
        <draw:frame draw:id="id11" presentation:style-name="a1111" draw:name="Segnaposto numero diapositiva 6" svg:x="4.62756in" svg:y="10.75394in" svg:width="3.24606in" svg:height="0.54488in" presentation:class="page-number" presentation:placeholder="false">
          <draw:text-box>
            <text:p text:style-name="a1110" text:class-names="" text:cond-style-name=""><text:span text:style-name="a1108" text:class-names=""><text:page-number style:num-format="1" text:fixed="false"/></text:span><text:span text:style-name="a1109" text:class-names=""><text:s text:c="1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113">
      <draw:custom-shape svg:x="0in" svg:y="0in" svg:width="11.02362in" svg:height="1.1811in" draw:id="id150" draw:layer="Master2-bg" draw:style-name="a1116" draw:name="Figura a mano libera: forma 6">
        <svg:title/>
        <svg:desc/>
        <text:p text:style-name="a1115" text:class-names="" text:cond-style-name=""><text:span text:style-name="a11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19" draw:name="Titolo verticale 1" svg:x="7.97222in" svg:y="0.09896in" svg:width="2.46007in" svg:height="5.31424in" presentation:class="title" presentation:placeholder="false">
        <draw:text-box>
          <text:p text:style-name="a1118" text:class-names="" text:cond-style-name=""><text:span text:style-name="a1117" text:class-names="">Fare clic per modificare lo stile del titolo dello schema</text:span></text:p>
        </draw:text-box>
        <svg:title/>
        <svg:desc/>
      </draw:frame>
      <draw:frame draw:id="id152" presentation:style-name="a1135" draw:name="Segnaposto testo verticale 2" svg:x="0.59028in" svg:y="0.09896in" svg:width="7.21528in" svg:height="5.31424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>Fare clic per modificare gli stili del testo dello schema</text:span></text:p>
            </text:list-item>
          </text:list>
          <text:list text:style-name="a1125">
            <text:list-item>
              <text:list text:style-name="a1125">
                <text:list-item>
                  <text:p text:style-name="a1124" text:class-names="" text:cond-style-name=""><text:span text:style-name="a1123" text:class-names="">Secondo livello</text:span></text:p>
                </text:list-item>
              </text:list>
            </text:list-item>
          </text:list>
          <text:list text:style-name="a1128">
            <text:list-item>
              <text:list text:style-name="a1128">
                <text:list-item>
                  <text:list text:style-name="a1128">
                    <text:list-item>
                      <text:p text:style-name="a1127" text:class-names="" text:cond-style-name=""><text:span text:style-name="a11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31">
            <text:list-item>
              <text:list text:style-name="a1131">
                <text:list-item>
                  <text:list text:style-name="a1131">
                    <text:list-item>
                      <text:list text:style-name="a1131">
                        <text:list-item>
                          <text:p text:style-name="a1130" text:class-names="" text:cond-style-name=""><text:span text:style-name="a11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4">
            <text:list-item>
              <text:list text:style-name="a1134">
                <text:list-item>
                  <text:list text:style-name="a1134">
                    <text:list-item>
                      <text:list text:style-name="a1134">
                        <text:list-item>
                          <text:list text:style-name="a1134">
                            <text:list-item>
                              <text:p text:style-name="a1133" text:class-names="" text:cond-style-name=""><text:span text:style-name="a11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38" draw:name="Segnaposto data 3" svg:x="0.59055in" svg:y="5.61024in" svg:width="2.55906in" svg:height="0.49213in" presentation:class="date-time" presentation:placeholder="false">
        <draw:text-box>
          <text:p text:style-name="a1137" text:class-names="" text:cond-style-name=""><text:span text:style-name="a1136" text:class-names=""><text:s text:c="1"/></text:span></text:p>
        </draw:text-box>
        <svg:title/>
        <svg:desc/>
      </draw:frame>
      <draw:frame draw:id="id154" presentation:style-name="a1141" draw:name="Segnaposto piè di pagina 4" svg:x="3.74016in" svg:y="5.61024in" svg:width="3.54331in" svg:height="0.49213in" presentation:class="footer" presentation:placeholder="false">
        <draw:text-box>
          <text:p text:style-name="a1140" text:class-names="" text:cond-style-name=""><text:span text:style-name="a1139" text:class-names=""><text:s text:c="1"/></text:span></text:p>
        </draw:text-box>
        <svg:title/>
        <svg:desc/>
      </draw:frame>
      <draw:frame draw:id="id155" presentation:style-name="a1145" draw:name="Segnaposto numero diapositiva 5" svg:x="7.87402in" svg:y="5.61024in" svg:width="2.55906in" svg:height="0.49213in" presentation:class="page-number" presentation:placeholder="false">
        <draw:text-box>
          <text:p text:style-name="a1144" text:class-names="" text:cond-style-name=""><text:span text:style-name="a1142" text:class-names=""><text:page-number style:num-format="1" text:fixed="false"/></text:span><text:span text:style-name="a1143" text:class-names=""><text:s text:c="1"/></text:span></text:p>
        </draw:text-box>
        <svg:title/>
        <svg:desc/>
      </draw:frame>
      <presentation:notes style:page-layout-name="pageLayout2" draw:style-name="a1163">
        <draw:page-thumbnail svg:x="1.71338in" svg:y="1.22205in" svg:width="4.83937in" svg:height="4.08898in" presentation:class="page" draw:id="id6" presentation:style-name="a1146" draw:name="Segnaposto immagine diapositiva 1">
          <svg:title/>
          <svg:desc/>
        </draw:page-thumbnail>
        <draw:frame draw:id="id7" presentation:style-name="a1149" draw:name="Segnaposto note 2" svg:x="1.14173in" svg:y="5.57362in" svg:width="5.98386in" svg:height="4.90709in" presentation:class="notes" presentation:placeholder="false">
          <draw:text-box>
            <text:p text:style-name="a1148" text:class-names="" text:cond-style-name=""><text:span text:style-name="a1147" text:class-names=""/></text:p>
          </draw:text-box>
          <svg:title/>
          <svg:desc/>
        </draw:frame>
        <draw:frame draw:id="id8" presentation:style-name="a1152" draw:name="Segnaposto intestazione 3" svg:x="0.3937in" svg:y="0.3937in" svg:width="3.24606in" svg:height="0.54488in" presentation:class="header" presentation:placeholder="false">
          <draw:text-box>
            <text:p text:style-name="a1151" text:class-names="" text:cond-style-name=""><text:span text:style-name="a1150" text:class-names=""><text:s text:c="1"/></text:span></text:p>
          </draw:text-box>
          <svg:title/>
          <svg:desc/>
        </draw:frame>
        <draw:frame draw:id="id9" presentation:style-name="a1155" draw:name="Segnaposto data 4" svg:x="4.62756in" svg:y="0.3937in" svg:width="3.24606in" svg:height="0.54488in" presentation:class="date-time" presentation:placeholder="false">
          <draw:text-box>
            <text:p text:style-name="a1154" text:class-names="" text:cond-style-name=""><text:span text:style-name="a1153" text:class-names=""><text:s text:c="1"/></text:span></text:p>
          </draw:text-box>
          <svg:title/>
          <svg:desc/>
        </draw:frame>
        <draw:frame draw:id="id10" presentation:style-name="a1158" draw:name="Segnaposto piè di pagina 5" svg:x="0.3937in" svg:y="10.75394in" svg:width="3.24606in" svg:height="0.54488in" presentation:class="footer" presentation:placeholder="false">
          <draw:text-box>
            <text:p text:style-name="a1157" text:class-names="" text:cond-style-name=""><text:span text:style-name="a1156" text:class-names=""><text:s text:c="1"/></text:span></text:p>
          </draw:text-box>
          <svg:title/>
          <svg:desc/>
        </draw:frame>
        <draw:frame draw:id="id11" presentation:style-name="a1162" draw:name="Segnaposto numero diapositiva 6" svg:x="4.62756in" svg:y="10.75394in" svg:width="3.24606in" svg:height="0.54488in" presentation:class="page-number" presentation:placeholder="false">
          <draw:text-box>
            <text:p text:style-name="a1161" text:class-names="" text:cond-style-name=""><text:span text:style-name="a1159" text:class-names=""><text:page-number style:num-format="1" text:fixed="false"/></text:span><text:span text:style-name="a1160" text:class-names=""><text:s text:c="1"/></text:span></text:p>
          </draw:text-box>
          <svg:title/>
          <svg:desc/>
        </draw:frame>
      </presentation:notes>
    </style:master-page>
    <style:master-page style:name="Master3-Vivid2" style:page-layout-name="pageLayout1" draw:style-name="a1164">
      <draw:custom-shape svg:x="0in" svg:y="0in" svg:width="11.02362in" svg:height="0.19685in" draw:id="id156" draw:style-name="a1167" draw:name="Figura a mano libera: forma 1">
        <svg:title/>
        <svg:desc/>
        <text:p text:style-name="a1166" text:class-names="" text:cond-style-name=""><text:span text:style-name="a11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7" presentation:style-name="a1170" draw:name="Segnaposto titolo 2" svg:x="0.59055in" svg:y="0.29528in" svg:width="9.84252in" svg:height="1.08268in" presentation:class="title" presentation:placeholder="false">
        <draw:text-box>
          <text:p text:style-name="a1169" text:class-names="" text:cond-style-name=""><text:span text:style-name="a1168" text:class-names=""/></text:p>
        </draw:text-box>
        <svg:title/>
        <svg:desc/>
      </draw:frame>
      <draw:frame draw:id="id158" presentation:style-name="a1187" draw:name="Segnaposto testo 3" svg:x="0.59055in" svg:y="1.5748in" svg:width="9.84252in" svg:height="4.42913in" presentation:class="outline" presentation:placeholder="false">
        <draw:text-box>
          <text:list text:style-name="a1173">
            <text:list-item>
              <text:p text:style-name="a1172" text:class-names="" text:cond-style-name=""><text:span text:style-name="a1171" text:class-names="">Fare clic per modificare gli stili del testo dello schema</text:span></text:p>
            </text:list-item>
          </text:list>
          <text:list text:style-name="a1176">
            <text:list-item>
              <text:list text:style-name="a1176">
                <text:list-item>
                  <text:p text:style-name="a1175" text:class-names="" text:cond-style-name=""><text:span text:style-name="a1174" text:class-names="">Secondo livello</text:span></text:p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p text:style-name="a1178" text:class-names="" text:cond-style-name=""><text:span text:style-name="a117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82">
            <text:list-item>
              <text:list text:style-name="a1182">
                <text:list-item>
                  <text:list text:style-name="a1182">
                    <text:list-item>
                      <text:list text:style-name="a1182">
                        <text:list-item>
                          <text:p text:style-name="a1181" text:class-names="" text:cond-style-name=""><text:span text:style-name="a118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list text:style-name="a1186">
                        <text:list-item>
                          <text:list text:style-name="a1186">
                            <text:list-item>
                              <text:p text:style-name="a1185" text:class-names="" text:cond-style-name=""><text:span text:style-name="a1183" text:class-names="">Quinto livello</text:span><text:span text:style-name="a1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190" draw:name="Segnaposto data 4" svg:x="0.59055in" svg:y="5.61024in" svg:width="2.55906in" svg:height="0.49213in" presentation:class="date-time" presentation:placeholder="false">
        <draw:text-box>
          <text:p text:style-name="a1189" text:class-names="" text:cond-style-name=""><text:span text:style-name="a1188" text:class-names=""><text:s text:c="1"/></text:span></text:p>
        </draw:text-box>
        <svg:title/>
        <svg:desc/>
      </draw:frame>
      <draw:frame draw:id="id160" presentation:style-name="a1193" draw:name="Segnaposto piè di pagina 5" svg:x="3.74016in" svg:y="5.59843in" svg:width="3.54331in" svg:height="0.49213in" presentation:class="footer" presentation:placeholder="false">
        <draw:text-box>
          <text:p text:style-name="a1192" text:class-names="" text:cond-style-name=""><text:span text:style-name="a1191" text:class-names=""><text:s text:c="1"/></text:span></text:p>
        </draw:text-box>
        <svg:title/>
        <svg:desc/>
      </draw:frame>
      <draw:frame draw:id="id161" presentation:style-name="a1197" draw:name="Segnaposto numero diapositiva 6" svg:x="8.36614in" svg:y="5.61024in" svg:width="2.06693in" svg:height="0.49213in" presentation:class="page-number" presentation:placeholder="false">
        <draw:text-box>
          <text:p text:style-name="a1196" text:class-names="" text:cond-style-name=""><text:span text:style-name="a1194" text:class-names=""><text:page-number style:num-format="1" text:fixed="false"/></text:span><text:span text:style-name="a1195" text:class-names=""><text:s text:c="1"/></text:span></text:p>
        </draw:text-box>
        <svg:title/>
        <svg:desc/>
      </draw:frame>
      <draw:custom-shape svg:x="0in" svg:y="6.10236in" svg:width="11.02362in" svg:height="0.09843in" draw:id="id162" draw:style-name="a1200" draw:name="Figura a mano libera: forma 7">
        <svg:title/>
        <svg:desc/>
        <text:p text:style-name="a1199" text:class-names="" text:cond-style-name=""><text:span text:style-name="a11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1218">
        <draw:page-thumbnail svg:x="1.71338in" svg:y="1.22205in" svg:width="4.83937in" svg:height="4.08898in" presentation:class="page" draw:id="id6" presentation:style-name="a1201" draw:name="Segnaposto immagine diapositiva 1">
          <svg:title/>
          <svg:desc/>
        </draw:page-thumbnail>
        <draw:frame draw:id="id7" presentation:style-name="a1204" draw:name="Segnaposto note 2" svg:x="1.14173in" svg:y="5.57362in" svg:width="5.98386in" svg:height="4.90709in" presentation:class="notes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8" presentation:style-name="a1207" draw:name="Segnaposto intestazione 3" svg:x="0.3937in" svg:y="0.3937in" svg:width="3.24606in" svg:height="0.54488in" presentation:class="header" presentation:placeholder="false">
          <draw:text-box>
            <text:p text:style-name="a1206" text:class-names="" text:cond-style-name=""><text:span text:style-name="a1205" text:class-names=""><text:s text:c="1"/></text:span></text:p>
          </draw:text-box>
          <svg:title/>
          <svg:desc/>
        </draw:frame>
        <draw:frame draw:id="id9" presentation:style-name="a1210" draw:name="Segnaposto data 4" svg:x="4.62756in" svg:y="0.3937in" svg:width="3.24606in" svg:height="0.54488in" presentation:class="date-time" presentation:placeholder="false">
          <draw:text-box>
            <text:p text:style-name="a1209" text:class-names="" text:cond-style-name=""><text:span text:style-name="a1208" text:class-names=""><text:s text:c="1"/></text:span></text:p>
          </draw:text-box>
          <svg:title/>
          <svg:desc/>
        </draw:frame>
        <draw:frame draw:id="id10" presentation:style-name="a1213" draw:name="Segnaposto piè di pagina 5" svg:x="0.3937in" svg:y="10.75394in" svg:width="3.24606in" svg:height="0.54488in" presentation:class="footer" presentation:placeholder="false">
          <draw:text-box>
            <text:p text:style-name="a1212" text:class-names="" text:cond-style-name=""><text:span text:style-name="a1211" text:class-names=""><text:s text:c="1"/></text:span></text:p>
          </draw:text-box>
          <svg:title/>
          <svg:desc/>
        </draw:frame>
        <draw:frame draw:id="id11" presentation:style-name="a1217" draw:name="Segnaposto numero diapositiva 6" svg:x="4.62756in" svg:y="10.75394in" svg:width="3.24606in" svg:height="0.54488in" presentation:class="page-number" presentation:placeholder="false">
          <draw:text-box>
            <text:p text:style-name="a1216" text:class-names="" text:cond-style-name=""><text:span text:style-name="a1214" text:class-names=""><text:page-number style:num-format="1" text:fixed="false"/></text:span><text:span text:style-name="a1215" text:class-names=""><text:s text:c="1"/></text:span></text:p>
          </draw:text-box>
          <svg:title/>
          <svg:desc/>
        </draw:frame>
      </presentation:notes>
    </style:master-page>
    <style:master-page style:name="Master3-Layout1-title-Diapositiva-titolo" style:page-layout-name="pageLayout1" draw:style-name="a1219">
      <draw:custom-shape svg:x="0in" svg:y="0in" svg:width="11.02362in" svg:height="0.19685in" draw:id="id163" draw:layer="Master3-bg" draw:style-name="a1222" draw:name="Figura a mano libera: forma 6">
        <svg:title/>
        <svg:desc/>
        <text:p text:style-name="a1221" text:class-names="" text:cond-style-name=""><text:span text:style-name="a12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164" draw:layer="Master3-bg" draw:style-name="a1225" draw:name="Figura a mano libera: forma 7">
        <svg:title/>
        <svg:desc/>
        <text:p text:style-name="a1224" text:class-names="" text:cond-style-name=""><text:span text:style-name="a12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5" presentation:style-name="a1228" draw:name="Titolo 1" svg:x="1.37847in" svg:y="1.01563in" svg:width="8.26736in" svg:height="2.15799in" presentation:class="title" presentation:placeholder="false">
        <draw:text-box>
          <text:p text:style-name="a1227" text:class-names="" text:cond-style-name=""><text:span text:style-name="a1226" text:class-names="">Fare clic per modificare lo stile del titolo dello schema</text:span></text:p>
        </draw:text-box>
        <svg:title/>
        <svg:desc/>
      </draw:frame>
      <draw:frame draw:id="id166" presentation:style-name="a1231" draw:name="Sottotitolo 2" svg:x="1.37847in" svg:y="3.25694in" svg:width="8.26736in" svg:height="1.49826in" presentation:class="subtitle" presentation:placeholder="false">
        <draw:text-box>
          <text:p text:style-name="a1230" text:class-names="" text:cond-style-name=""><text:span text:style-name="a1229" text:class-names="">Fare clic per modificare lo stile del sottotitolo dello schema</text:span></text:p>
        </draw:text-box>
        <svg:title/>
        <svg:desc/>
      </draw:frame>
      <draw:frame draw:id="id167" presentation:style-name="a1234" draw:name="Segnaposto data 3" svg:x="0.59055in" svg:y="5.61024in" svg:width="2.55906in" svg:height="0.49213in" presentation:class="date-time" presentation:placeholder="false">
        <draw:text-box>
          <text:p text:style-name="a1233" text:class-names="" text:cond-style-name=""><text:span text:style-name="a1232" text:class-names=""><text:s text:c="1"/></text:span></text:p>
        </draw:text-box>
        <svg:title/>
        <svg:desc/>
      </draw:frame>
      <draw:frame draw:id="id168" presentation:style-name="a1237" draw:name="Segnaposto piè di pagina 4" svg:x="3.74016in" svg:y="5.59843in" svg:width="3.54331in" svg:height="0.49213in" presentation:class="footer" presentation:placeholder="false">
        <draw:text-box>
          <text:p text:style-name="a1236" text:class-names="" text:cond-style-name=""><text:span text:style-name="a1235" text:class-names=""><text:s text:c="1"/></text:span></text:p>
        </draw:text-box>
        <svg:title/>
        <svg:desc/>
      </draw:frame>
      <draw:frame draw:id="id169" presentation:style-name="a1241" draw:name="Segnaposto numero diapositiva 5" svg:x="8.36614in" svg:y="5.61024in" svg:width="2.06693in" svg:height="0.49213in" presentation:class="page-number" presentation:placeholder="false">
        <draw:text-box>
          <text:p text:style-name="a1240" text:class-names="" text:cond-style-name=""><text:span text:style-name="a1238" text:class-names=""><text:page-number style:num-format="1" text:fixed="false"/></text:span><text:span text:style-name="a1239" text:class-names=""><text:s text:c="1"/></text:span></text:p>
        </draw:text-box>
        <svg:title/>
        <svg:desc/>
      </draw:frame>
      <presentation:notes style:page-layout-name="pageLayout2" draw:style-name="a1259">
        <draw:page-thumbnail svg:x="1.71338in" svg:y="1.22205in" svg:width="4.83937in" svg:height="4.08898in" presentation:class="page" draw:id="id6" presentation:style-name="a1242" draw:name="Segnaposto immagine diapositiva 1">
          <svg:title/>
          <svg:desc/>
        </draw:page-thumbnail>
        <draw:frame draw:id="id7" presentation:style-name="a1245" draw:name="Segnaposto note 2" svg:x="1.14173in" svg:y="5.57362in" svg:width="5.98386in" svg:height="4.90709in" presentation:class="notes" presentation:placeholder="false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8" presentation:style-name="a1248" draw:name="Segnaposto intestazione 3" svg:x="0.3937in" svg:y="0.3937in" svg:width="3.24606in" svg:height="0.54488in" presentation:class="header" presentation:placeholder="false">
          <draw:text-box>
            <text:p text:style-name="a1247" text:class-names="" text:cond-style-name=""><text:span text:style-name="a1246" text:class-names=""><text:s text:c="1"/></text:span></text:p>
          </draw:text-box>
          <svg:title/>
          <svg:desc/>
        </draw:frame>
        <draw:frame draw:id="id9" presentation:style-name="a1251" draw:name="Segnaposto data 4" svg:x="4.62756in" svg:y="0.3937in" svg:width="3.24606in" svg:height="0.54488in" presentation:class="date-time" presentation:placeholder="false">
          <draw:text-box>
            <text:p text:style-name="a1250" text:class-names="" text:cond-style-name=""><text:span text:style-name="a1249" text:class-names=""><text:s text:c="1"/></text:span></text:p>
          </draw:text-box>
          <svg:title/>
          <svg:desc/>
        </draw:frame>
        <draw:frame draw:id="id10" presentation:style-name="a1254" draw:name="Segnaposto piè di pagina 5" svg:x="0.3937in" svg:y="10.75394in" svg:width="3.24606in" svg:height="0.54488in" presentation:class="footer" presentation:placeholder="false">
          <draw:text-box>
            <text:p text:style-name="a1253" text:class-names="" text:cond-style-name=""><text:span text:style-name="a1252" text:class-names=""><text:s text:c="1"/></text:span></text:p>
          </draw:text-box>
          <svg:title/>
          <svg:desc/>
        </draw:frame>
        <draw:frame draw:id="id11" presentation:style-name="a1258" draw:name="Segnaposto numero diapositiva 6" svg:x="4.62756in" svg:y="10.75394in" svg:width="3.24606in" svg:height="0.54488in" presentation:class="page-number" presentation:placeholder="false">
          <draw:text-box>
            <text:p text:style-name="a1257" text:class-names="" text:cond-style-name=""><text:span text:style-name="a1255" text:class-names=""><text:page-number style:num-format="1" text:fixed="false"/></text:span><text:span text:style-name="a1256" text:class-names=""><text:s text:c="1"/></text:span></text:p>
          </draw:text-box>
          <svg:title/>
          <svg:desc/>
        </draw:frame>
      </presentation:notes>
    </style:master-page>
    <style:master-page style:name="Master3-Layout2-obj-Titolo-e-contenuto" style:page-layout-name="pageLayout1" draw:style-name="a1260">
      <draw:custom-shape svg:x="0in" svg:y="0in" svg:width="11.02362in" svg:height="0.19685in" draw:id="id170" draw:layer="Master3-bg" draw:style-name="a1263" draw:name="Figura a mano libera: forma 6">
        <svg:title/>
        <svg:desc/>
        <text:p text:style-name="a1262" text:class-names="" text:cond-style-name=""><text:span text:style-name="a126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171" draw:layer="Master3-bg" draw:style-name="a1266" draw:name="Figura a mano libera: forma 7">
        <svg:title/>
        <svg:desc/>
        <text:p text:style-name="a1265" text:class-names="" text:cond-style-name=""><text:span text:style-name="a12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2" presentation:style-name="a1269" draw:name="Titolo 1" svg:x="0.59055in" svg:y="0.29528in" svg:width="9.84252in" svg:height="1.08268in" presentation:class="title" presentation:placeholder="false">
        <draw:text-box>
          <text:p text:style-name="a1268" text:class-names="" text:cond-style-name=""><text:span text:style-name="a1267" text:class-names="">Fare clic per modificare lo stile del titolo dello schema</text:span></text:p>
        </draw:text-box>
        <svg:title/>
        <svg:desc/>
      </draw:frame>
      <draw:frame draw:id="id173" presentation:style-name="a1284" draw:name="Segnaposto contenuto 2" svg:x="0.59055in" svg:y="1.5748in" svg:width="9.84252in" svg:height="4.42913in" presentation:class="object" presentation:placeholder="false">
        <draw:text-box>
          <text:p text:style-name="a1271" text:class-names="" text:cond-style-name=""><text:span text:style-name="a1270" text:class-names="">Fare clic per modificare gli stili del testo dello schema</text:span></text:p>
          <text:list text:style-name="a1274">
            <text:list-item>
              <text:list text:style-name="a1274">
                <text:list-item>
                  <text:p text:style-name="a1273" text:class-names="" text:cond-style-name=""><text:span text:style-name="a1272" text:class-names="">Secondo livello</text:span></text:p>
                </text:list-item>
              </text:list>
            </text:list-item>
          </text:list>
          <text:list text:style-name="a1277">
            <text:list-item>
              <text:list text:style-name="a1277">
                <text:list-item>
                  <text:list text:style-name="a1277">
                    <text:list-item>
                      <text:p text:style-name="a1276" text:class-names="" text:cond-style-name=""><text:span text:style-name="a12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80">
            <text:list-item>
              <text:list text:style-name="a1280">
                <text:list-item>
                  <text:list text:style-name="a1280">
                    <text:list-item>
                      <text:list text:style-name="a1280">
                        <text:list-item>
                          <text:p text:style-name="a1279" text:class-names="" text:cond-style-name=""><text:span text:style-name="a12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3">
            <text:list-item>
              <text:list text:style-name="a1283">
                <text:list-item>
                  <text:list text:style-name="a1283">
                    <text:list-item>
                      <text:list text:style-name="a1283">
                        <text:list-item>
                          <text:list text:style-name="a1283">
                            <text:list-item>
                              <text:p text:style-name="a1282" text:class-names="" text:cond-style-name=""><text:span text:style-name="a12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4" presentation:style-name="a1287" draw:name="Segnaposto data 3" svg:x="0.59055in" svg:y="5.61024in" svg:width="2.55906in" svg:height="0.49213in" presentation:class="date-time" presentation:placeholder="false">
        <draw:text-box>
          <text:p text:style-name="a1286" text:class-names="" text:cond-style-name=""><text:span text:style-name="a1285" text:class-names=""><text:s text:c="1"/></text:span></text:p>
        </draw:text-box>
        <svg:title/>
        <svg:desc/>
      </draw:frame>
      <draw:frame draw:id="id175" presentation:style-name="a1290" draw:name="Segnaposto piè di pagina 4" svg:x="3.74016in" svg:y="5.59843in" svg:width="3.54331in" svg:height="0.49213in" presentation:class="footer" presentation:placeholder="false">
        <draw:text-box>
          <text:p text:style-name="a1289" text:class-names="" text:cond-style-name=""><text:span text:style-name="a1288" text:class-names=""><text:s text:c="1"/></text:span></text:p>
        </draw:text-box>
        <svg:title/>
        <svg:desc/>
      </draw:frame>
      <draw:frame draw:id="id176" presentation:style-name="a1294" draw:name="Segnaposto numero diapositiva 5" svg:x="8.36614in" svg:y="5.61024in" svg:width="2.06693in" svg:height="0.49213in" presentation:class="page-number" presentation:placeholder="false">
        <draw:text-box>
          <text:p text:style-name="a1293" text:class-names="" text:cond-style-name=""><text:span text:style-name="a1291" text:class-names=""><text:page-number style:num-format="1" text:fixed="false"/></text:span><text:span text:style-name="a1292" text:class-names=""><text:s text:c="1"/></text:span></text:p>
        </draw:text-box>
        <svg:title/>
        <svg:desc/>
      </draw:frame>
      <presentation:notes style:page-layout-name="pageLayout2" draw:style-name="a1312">
        <draw:page-thumbnail svg:x="1.71338in" svg:y="1.22205in" svg:width="4.83937in" svg:height="4.08898in" presentation:class="page" draw:id="id6" presentation:style-name="a1295" draw:name="Segnaposto immagine diapositiva 1">
          <svg:title/>
          <svg:desc/>
        </draw:page-thumbnail>
        <draw:frame draw:id="id7" presentation:style-name="a1298" draw:name="Segnaposto note 2" svg:x="1.14173in" svg:y="5.57362in" svg:width="5.98386in" svg:height="4.90709in" presentation:class="notes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8" presentation:style-name="a1301" draw:name="Segnaposto intestazione 3" svg:x="0.3937in" svg:y="0.3937in" svg:width="3.24606in" svg:height="0.54488in" presentation:class="header" presentation:placeholder="false">
          <draw:text-box>
            <text:p text:style-name="a1300" text:class-names="" text:cond-style-name=""><text:span text:style-name="a1299" text:class-names=""><text:s text:c="1"/></text:span></text:p>
          </draw:text-box>
          <svg:title/>
          <svg:desc/>
        </draw:frame>
        <draw:frame draw:id="id9" presentation:style-name="a1304" draw:name="Segnaposto data 4" svg:x="4.62756in" svg:y="0.3937in" svg:width="3.24606in" svg:height="0.54488in" presentation:class="date-time" presentation:placeholder="false">
          <draw:text-box>
            <text:p text:style-name="a1303" text:class-names="" text:cond-style-name=""><text:span text:style-name="a1302" text:class-names=""><text:s text:c="1"/></text:span></text:p>
          </draw:text-box>
          <svg:title/>
          <svg:desc/>
        </draw:frame>
        <draw:frame draw:id="id10" presentation:style-name="a1307" draw:name="Segnaposto piè di pagina 5" svg:x="0.3937in" svg:y="10.75394in" svg:width="3.24606in" svg:height="0.54488in" presentation:class="footer" presentation:placeholder="false">
          <draw:text-box>
            <text:p text:style-name="a1306" text:class-names="" text:cond-style-name=""><text:span text:style-name="a1305" text:class-names=""><text:s text:c="1"/></text:span></text:p>
          </draw:text-box>
          <svg:title/>
          <svg:desc/>
        </draw:frame>
        <draw:frame draw:id="id11" presentation:style-name="a1311" draw:name="Segnaposto numero diapositiva 6" svg:x="4.62756in" svg:y="10.75394in" svg:width="3.24606in" svg:height="0.54488in" presentation:class="page-number" presentation:placeholder="false">
          <draw:text-box>
            <text:p text:style-name="a1310" text:class-names="" text:cond-style-name=""><text:span text:style-name="a1308" text:class-names=""><text:page-number style:num-format="1" text:fixed="false"/></text:span><text:span text:style-name="a1309" text:class-names=""><text:s text:c="1"/></text:span></text:p>
          </draw:text-box>
          <svg:title/>
          <svg:desc/>
        </draw:frame>
      </presentation:notes>
    </style:master-page>
    <style:master-page style:name="Master3-Layout3-secHead-Intestazione-sezione" style:page-layout-name="pageLayout1" draw:style-name="a1313">
      <draw:custom-shape svg:x="0in" svg:y="0in" svg:width="11.02362in" svg:height="0.19685in" draw:id="id177" draw:layer="Master3-bg" draw:style-name="a1316" draw:name="Figura a mano libera: forma 6">
        <svg:title/>
        <svg:desc/>
        <text:p text:style-name="a1315" text:class-names="" text:cond-style-name=""><text:span text:style-name="a13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178" draw:layer="Master3-bg" draw:style-name="a1319" draw:name="Figura a mano libera: forma 7">
        <svg:title/>
        <svg:desc/>
        <text:p text:style-name="a1318" text:class-names="" text:cond-style-name=""><text:span text:style-name="a131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9" presentation:style-name="a1322" draw:name="Titolo 1" svg:x="0.75174in" svg:y="1.54688in" svg:width="9.50868in" svg:height="2.57812in" presentation:class="title" presentation:placeholder="false">
        <draw:text-box>
          <text:p text:style-name="a1321" text:class-names="" text:cond-style-name=""><text:span text:style-name="a1320" text:class-names="">Fare clic per modificare lo stile del titolo dello schema</text:span></text:p>
        </draw:text-box>
        <svg:title/>
        <svg:desc/>
      </draw:frame>
      <draw:frame draw:id="id180" presentation:style-name="a1326" draw:name="Segnaposto testo 2" svg:x="0.75174in" svg:y="4.14931in" svg:width="9.50868in" svg:height="1.35764in" presentation:class="outline" presentation:placeholder="false">
        <draw:text-box>
          <text:list text:style-name="a1325">
            <text:list-item>
              <text:p text:style-name="a1324" text:class-names="" text:cond-style-name=""><text:span text:style-name="a1323" text:class-names="">Fare clic per modificare gli stili del testo dello schema</text:span></text:p>
            </text:list-item>
          </text:list>
        </draw:text-box>
        <svg:title/>
        <svg:desc/>
      </draw:frame>
      <draw:frame draw:id="id181" presentation:style-name="a1329" draw:name="Segnaposto data 3" svg:x="0.59055in" svg:y="5.61024in" svg:width="2.55906in" svg:height="0.49213in" presentation:class="date-time" presentation:placeholder="false">
        <draw:text-box>
          <text:p text:style-name="a1328" text:class-names="" text:cond-style-name=""><text:span text:style-name="a1327" text:class-names=""><text:s text:c="1"/></text:span></text:p>
        </draw:text-box>
        <svg:title/>
        <svg:desc/>
      </draw:frame>
      <draw:frame draw:id="id182" presentation:style-name="a1332" draw:name="Segnaposto piè di pagina 4" svg:x="3.74016in" svg:y="5.59843in" svg:width="3.54331in" svg:height="0.49213in" presentation:class="footer" presentation:placeholder="false">
        <draw:text-box>
          <text:p text:style-name="a1331" text:class-names="" text:cond-style-name=""><text:span text:style-name="a1330" text:class-names=""><text:s text:c="1"/></text:span></text:p>
        </draw:text-box>
        <svg:title/>
        <svg:desc/>
      </draw:frame>
      <draw:frame draw:id="id183" presentation:style-name="a1336" draw:name="Segnaposto numero diapositiva 5" svg:x="8.36614in" svg:y="5.61024in" svg:width="2.06693in" svg:height="0.49213in" presentation:class="page-number" presentation:placeholder="false">
        <draw:text-box>
          <text:p text:style-name="a1335" text:class-names="" text:cond-style-name=""><text:span text:style-name="a1333" text:class-names=""><text:page-number style:num-format="1" text:fixed="false"/></text:span><text:span text:style-name="a1334" text:class-names=""><text:s text:c="1"/></text:span></text:p>
        </draw:text-box>
        <svg:title/>
        <svg:desc/>
      </draw:frame>
      <presentation:notes style:page-layout-name="pageLayout2" draw:style-name="a1354">
        <draw:page-thumbnail svg:x="1.71338in" svg:y="1.22205in" svg:width="4.83937in" svg:height="4.08898in" presentation:class="page" draw:id="id6" presentation:style-name="a1337" draw:name="Segnaposto immagine diapositiva 1">
          <svg:title/>
          <svg:desc/>
        </draw:page-thumbnail>
        <draw:frame draw:id="id7" presentation:style-name="a1340" draw:name="Segnaposto note 2" svg:x="1.14173in" svg:y="5.57362in" svg:width="5.98386in" svg:height="4.90709in" presentation:class="notes" presentation:placeholder="false">
          <draw:text-box>
            <text:p text:style-name="a1339" text:class-names="" text:cond-style-name=""><text:span text:style-name="a1338" text:class-names=""/></text:p>
          </draw:text-box>
          <svg:title/>
          <svg:desc/>
        </draw:frame>
        <draw:frame draw:id="id8" presentation:style-name="a1343" draw:name="Segnaposto intestazione 3" svg:x="0.3937in" svg:y="0.3937in" svg:width="3.24606in" svg:height="0.54488in" presentation:class="header" presentation:placeholder="false">
          <draw:text-box>
            <text:p text:style-name="a1342" text:class-names="" text:cond-style-name=""><text:span text:style-name="a1341" text:class-names=""><text:s text:c="1"/></text:span></text:p>
          </draw:text-box>
          <svg:title/>
          <svg:desc/>
        </draw:frame>
        <draw:frame draw:id="id9" presentation:style-name="a1346" draw:name="Segnaposto data 4" svg:x="4.62756in" svg:y="0.3937in" svg:width="3.24606in" svg:height="0.54488in" presentation:class="date-time" presentation:placeholder="false">
          <draw:text-box>
            <text:p text:style-name="a1345" text:class-names="" text:cond-style-name=""><text:span text:style-name="a1344" text:class-names=""><text:s text:c="1"/></text:span></text:p>
          </draw:text-box>
          <svg:title/>
          <svg:desc/>
        </draw:frame>
        <draw:frame draw:id="id10" presentation:style-name="a1349" draw:name="Segnaposto piè di pagina 5" svg:x="0.3937in" svg:y="10.75394in" svg:width="3.24606in" svg:height="0.54488in" presentation:class="footer" presentation:placeholder="false">
          <draw:text-box>
            <text:p text:style-name="a1348" text:class-names="" text:cond-style-name=""><text:span text:style-name="a1347" text:class-names=""><text:s text:c="1"/></text:span></text:p>
          </draw:text-box>
          <svg:title/>
          <svg:desc/>
        </draw:frame>
        <draw:frame draw:id="id11" presentation:style-name="a1353" draw:name="Segnaposto numero diapositiva 6" svg:x="4.62756in" svg:y="10.75394in" svg:width="3.24606in" svg:height="0.54488in" presentation:class="page-number" presentation:placeholder="false">
          <draw:text-box>
            <text:p text:style-name="a1352" text:class-names="" text:cond-style-name=""><text:span text:style-name="a1350" text:class-names=""><text:page-number style:num-format="1" text:fixed="false"/></text:span><text:span text:style-name="a1351" text:class-names=""><text:s text:c="1"/></text:span></text:p>
          </draw:text-box>
          <svg:title/>
          <svg:desc/>
        </draw:frame>
      </presentation:notes>
    </style:master-page>
    <style:master-page style:name="Master3-Layout4-twoObj-Due-contenuti" style:page-layout-name="pageLayout1" draw:style-name="a1355">
      <draw:custom-shape svg:x="0in" svg:y="0in" svg:width="11.02362in" svg:height="0.19685in" draw:id="id184" draw:layer="Master3-bg" draw:style-name="a1358" draw:name="Figura a mano libera: forma 7">
        <svg:title/>
        <svg:desc/>
        <text:p text:style-name="a1357" text:class-names="" text:cond-style-name=""><text:span text:style-name="a135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185" draw:layer="Master3-bg" draw:style-name="a1361" draw:name="Figura a mano libera: forma 8">
        <svg:title/>
        <svg:desc/>
        <text:p text:style-name="a1360" text:class-names="" text:cond-style-name=""><text:span text:style-name="a13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6" presentation:style-name="a1364" draw:name="Titolo 1" svg:x="0.59055in" svg:y="0.29528in" svg:width="9.84252in" svg:height="1.08268in" presentation:class="title" presentation:placeholder="false">
        <draw:text-box>
          <text:p text:style-name="a1363" text:class-names="" text:cond-style-name=""><text:span text:style-name="a1362" text:class-names="">Fare clic per modificare lo stile del titolo dello schema</text:span></text:p>
        </draw:text-box>
        <svg:title/>
        <svg:desc/>
      </draw:frame>
      <draw:frame draw:id="id187" presentation:style-name="a1379" draw:name="Segnaposto contenuto 2" svg:x="0.59028in" svg:y="1.57465in" svg:width="4.83681in" svg:height="4.42882in" presentation:class="object" presentation:placeholder="false">
        <draw:text-box>
          <text:p text:style-name="a1366" text:class-names="" text:cond-style-name=""><text:span text:style-name="a1365" text:class-names="">Fare clic per modificare gli stili del testo dello schema</text:span></text:p>
          <text:list text:style-name="a1369">
            <text:list-item>
              <text:list text:style-name="a1369">
                <text:list-item>
                  <text:p text:style-name="a1368" text:class-names="" text:cond-style-name=""><text:span text:style-name="a1367" text:class-names="">Secondo livello</text:span></text:p>
                </text:list-item>
              </text:list>
            </text:list-item>
          </text:list>
          <text:list text:style-name="a1372">
            <text:list-item>
              <text:list text:style-name="a1372">
                <text:list-item>
                  <text:list text:style-name="a1372">
                    <text:list-item>
                      <text:p text:style-name="a1371" text:class-names="" text:cond-style-name=""><text:span text:style-name="a137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75">
            <text:list-item>
              <text:list text:style-name="a1375">
                <text:list-item>
                  <text:list text:style-name="a1375">
                    <text:list-item>
                      <text:list text:style-name="a1375">
                        <text:list-item>
                          <text:p text:style-name="a1374" text:class-names="" text:cond-style-name=""><text:span text:style-name="a137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8">
            <text:list-item>
              <text:list text:style-name="a1378">
                <text:list-item>
                  <text:list text:style-name="a1378">
                    <text:list-item>
                      <text:list text:style-name="a1378">
                        <text:list-item>
                          <text:list text:style-name="a1378">
                            <text:list-item>
                              <text:p text:style-name="a1377" text:class-names="" text:cond-style-name=""><text:span text:style-name="a137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8" presentation:style-name="a1394" draw:name="Segnaposto contenuto 3" svg:x="5.59375in" svg:y="1.57465in" svg:width="4.83854in" svg:height="4.42882in" presentation:class="object" presentation:placeholder="false">
        <draw:text-box>
          <text:p text:style-name="a1381" text:class-names="" text:cond-style-name=""><text:span text:style-name="a1380" text:class-names="">Fare clic per modificare gli stili del testo dello schema</text:span></text:p>
          <text:list text:style-name="a1384">
            <text:list-item>
              <text:list text:style-name="a1384">
                <text:list-item>
                  <text:p text:style-name="a1383" text:class-names="" text:cond-style-name=""><text:span text:style-name="a1382" text:class-names="">Secondo livello</text:span></text:p>
                </text:list-item>
              </text:list>
            </text:list-item>
          </text:list>
          <text:list text:style-name="a1387">
            <text:list-item>
              <text:list text:style-name="a1387">
                <text:list-item>
                  <text:list text:style-name="a1387">
                    <text:list-item>
                      <text:p text:style-name="a1386" text:class-names="" text:cond-style-name=""><text:span text:style-name="a13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390">
            <text:list-item>
              <text:list text:style-name="a1390">
                <text:list-item>
                  <text:list text:style-name="a1390">
                    <text:list-item>
                      <text:list text:style-name="a1390">
                        <text:list-item>
                          <text:p text:style-name="a1389" text:class-names="" text:cond-style-name=""><text:span text:style-name="a13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3">
            <text:list-item>
              <text:list text:style-name="a1393">
                <text:list-item>
                  <text:list text:style-name="a1393">
                    <text:list-item>
                      <text:list text:style-name="a1393">
                        <text:list-item>
                          <text:list text:style-name="a1393">
                            <text:list-item>
                              <text:p text:style-name="a1392" text:class-names="" text:cond-style-name=""><text:span text:style-name="a13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397" draw:name="Segnaposto data 4" svg:x="0.59055in" svg:y="5.61024in" svg:width="2.55906in" svg:height="0.49213in" presentation:class="date-time" presentation:placeholder="false">
        <draw:text-box>
          <text:p text:style-name="a1396" text:class-names="" text:cond-style-name=""><text:span text:style-name="a1395" text:class-names=""><text:s text:c="1"/></text:span></text:p>
        </draw:text-box>
        <svg:title/>
        <svg:desc/>
      </draw:frame>
      <draw:frame draw:id="id190" presentation:style-name="a1400" draw:name="Segnaposto piè di pagina 5" svg:x="3.74016in" svg:y="5.59843in" svg:width="3.54331in" svg:height="0.49213in" presentation:class="footer" presentation:placeholder="false">
        <draw:text-box>
          <text:p text:style-name="a1399" text:class-names="" text:cond-style-name=""><text:span text:style-name="a1398" text:class-names=""><text:s text:c="1"/></text:span></text:p>
        </draw:text-box>
        <svg:title/>
        <svg:desc/>
      </draw:frame>
      <draw:frame draw:id="id191" presentation:style-name="a1404" draw:name="Segnaposto numero diapositiva 6" svg:x="8.36614in" svg:y="5.61024in" svg:width="2.06693in" svg:height="0.49213in" presentation:class="page-number" presentation:placeholder="false">
        <draw:text-box>
          <text:p text:style-name="a1403" text:class-names="" text:cond-style-name=""><text:span text:style-name="a1401" text:class-names=""><text:page-number style:num-format="1" text:fixed="false"/></text:span><text:span text:style-name="a1402" text:class-names=""><text:s text:c="1"/></text:span></text:p>
        </draw:text-box>
        <svg:title/>
        <svg:desc/>
      </draw:frame>
      <presentation:notes style:page-layout-name="pageLayout2" draw:style-name="a1422">
        <draw:page-thumbnail svg:x="1.71338in" svg:y="1.22205in" svg:width="4.83937in" svg:height="4.08898in" presentation:class="page" draw:id="id6" presentation:style-name="a1405" draw:name="Segnaposto immagine diapositiva 1">
          <svg:title/>
          <svg:desc/>
        </draw:page-thumbnail>
        <draw:frame draw:id="id7" presentation:style-name="a1408" draw:name="Segnaposto note 2" svg:x="1.14173in" svg:y="5.57362in" svg:width="5.98386in" svg:height="4.90709in" presentation:class="notes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8" presentation:style-name="a1411" draw:name="Segnaposto intestazione 3" svg:x="0.3937in" svg:y="0.3937in" svg:width="3.24606in" svg:height="0.54488in" presentation:class="header" presentation:placeholder="false">
          <draw:text-box>
            <text:p text:style-name="a1410" text:class-names="" text:cond-style-name=""><text:span text:style-name="a1409" text:class-names=""><text:s text:c="1"/></text:span></text:p>
          </draw:text-box>
          <svg:title/>
          <svg:desc/>
        </draw:frame>
        <draw:frame draw:id="id9" presentation:style-name="a1414" draw:name="Segnaposto data 4" svg:x="4.62756in" svg:y="0.3937in" svg:width="3.24606in" svg:height="0.54488in" presentation:class="date-time" presentation:placeholder="false">
          <draw:text-box>
            <text:p text:style-name="a1413" text:class-names="" text:cond-style-name=""><text:span text:style-name="a1412" text:class-names=""><text:s text:c="1"/></text:span></text:p>
          </draw:text-box>
          <svg:title/>
          <svg:desc/>
        </draw:frame>
        <draw:frame draw:id="id10" presentation:style-name="a1417" draw:name="Segnaposto piè di pagina 5" svg:x="0.3937in" svg:y="10.75394in" svg:width="3.24606in" svg:height="0.54488in" presentation:class="footer" presentation:placeholder="false">
          <draw:text-box>
            <text:p text:style-name="a1416" text:class-names="" text:cond-style-name=""><text:span text:style-name="a1415" text:class-names=""><text:s text:c="1"/></text:span></text:p>
          </draw:text-box>
          <svg:title/>
          <svg:desc/>
        </draw:frame>
        <draw:frame draw:id="id11" presentation:style-name="a1421" draw:name="Segnaposto numero diapositiva 6" svg:x="4.62756in" svg:y="10.75394in" svg:width="3.24606in" svg:height="0.54488in" presentation:class="page-number" presentation:placeholder="false">
          <draw:text-box>
            <text:p text:style-name="a1420" text:class-names="" text:cond-style-name=""><text:span text:style-name="a1418" text:class-names=""><text:page-number style:num-format="1" text:fixed="false"/></text:span><text:span text:style-name="a1419" text:class-names=""><text:s text:c="1"/></text:span></text:p>
          </draw:text-box>
          <svg:title/>
          <svg:desc/>
        </draw:frame>
      </presentation:notes>
    </style:master-page>
    <style:master-page style:name="Master3-Layout5-twoTxTwoObj-Confronto" style:page-layout-name="pageLayout1" draw:style-name="a1423">
      <draw:custom-shape svg:x="0in" svg:y="0in" svg:width="11.02362in" svg:height="0.19685in" draw:id="id192" draw:layer="Master3-bg" draw:style-name="a1426" draw:name="Figura a mano libera: forma 9">
        <svg:title/>
        <svg:desc/>
        <text:p text:style-name="a1425" text:class-names="" text:cond-style-name=""><text:span text:style-name="a14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193" draw:layer="Master3-bg" draw:style-name="a1429" draw:name="Figura a mano libera: forma 10">
        <svg:title/>
        <svg:desc/>
        <text:p text:style-name="a1428" text:class-names="" text:cond-style-name=""><text:span text:style-name="a14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4" presentation:style-name="a1432" draw:name="Titolo 1" svg:x="0.75868in" svg:y="0.32986in" svg:width="9.50868in" svg:height="1.19965in" presentation:class="title" presentation:placeholder="false">
        <draw:text-box>
          <text:p text:style-name="a1431" text:class-names="" text:cond-style-name=""><text:span text:style-name="a1430" text:class-names="">Fare clic per modificare lo stile del titolo dello schema</text:span></text:p>
        </draw:text-box>
        <svg:title/>
        <svg:desc/>
      </draw:frame>
      <draw:frame draw:id="id195" presentation:style-name="a1436" draw:name="Segnaposto testo 2" svg:x="0.75868in" svg:y="1.52083in" svg:width="4.66493in" svg:height="0.74479in" presentation:class="outline" presentation:placeholder="false">
        <draw:text-box>
          <text:list text:style-name="a1435">
            <text:list-item>
              <text:p text:style-name="a1434" text:class-names="" text:cond-style-name=""><text:span text:style-name="a1433" text:class-names="">Fare clic per modificare gli stili del testo dello schema</text:span></text:p>
            </text:list-item>
          </text:list>
        </draw:text-box>
        <svg:title/>
        <svg:desc/>
      </draw:frame>
      <draw:frame draw:id="id196" presentation:style-name="a1451" draw:name="Segnaposto contenuto 3" svg:x="0.75868in" svg:y="2.26563in" svg:width="4.66493in" svg:height="3.3316in" presentation:class="object" presentation:placeholder="false">
        <draw:text-box>
          <text:p text:style-name="a1438" text:class-names="" text:cond-style-name=""><text:span text:style-name="a1437" text:class-names="">Fare clic per modificare gli stili del testo dello schema</text:span></text:p>
          <text:list text:style-name="a1441">
            <text:list-item>
              <text:list text:style-name="a1441">
                <text:list-item>
                  <text:p text:style-name="a1440" text:class-names="" text:cond-style-name=""><text:span text:style-name="a1439" text:class-names="">Secondo livello</text:span></text:p>
                </text:list-item>
              </text:list>
            </text:list-item>
          </text:list>
          <text:list text:style-name="a1444">
            <text:list-item>
              <text:list text:style-name="a1444">
                <text:list-item>
                  <text:list text:style-name="a1444">
                    <text:list-item>
                      <text:p text:style-name="a1443" text:class-names="" text:cond-style-name=""><text:span text:style-name="a14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47">
            <text:list-item>
              <text:list text:style-name="a1447">
                <text:list-item>
                  <text:list text:style-name="a1447">
                    <text:list-item>
                      <text:list text:style-name="a1447">
                        <text:list-item>
                          <text:p text:style-name="a1446" text:class-names="" text:cond-style-name=""><text:span text:style-name="a14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0">
            <text:list-item>
              <text:list text:style-name="a1450">
                <text:list-item>
                  <text:list text:style-name="a1450">
                    <text:list-item>
                      <text:list text:style-name="a1450">
                        <text:list-item>
                          <text:list text:style-name="a1450">
                            <text:list-item>
                              <text:p text:style-name="a1449" text:class-names="" text:cond-style-name=""><text:span text:style-name="a144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455" draw:name="Segnaposto testo 4" svg:x="5.5816in" svg:y="1.52083in" svg:width="4.68576in" svg:height="0.74479in" presentation:class="outline" presentation:placeholder="false">
        <draw:text-box>
          <text:list text:style-name="a1454">
            <text:list-item>
              <text:p text:style-name="a1453" text:class-names="" text:cond-style-name=""><text:span text:style-name="a1452" text:class-names="">Fare clic per modificare gli stili del testo dello schema</text:span></text:p>
            </text:list-item>
          </text:list>
        </draw:text-box>
        <svg:title/>
        <svg:desc/>
      </draw:frame>
      <draw:frame draw:id="id198" presentation:style-name="a1470" draw:name="Segnaposto contenuto 5" svg:x="5.5816in" svg:y="2.26563in" svg:width="4.68576in" svg:height="3.3316in" presentation:class="object" presentation:placeholder="false">
        <draw:text-box>
          <text:p text:style-name="a1457" text:class-names="" text:cond-style-name=""><text:span text:style-name="a1456" text:class-names="">Fare clic per modificare gli stili del testo dello schema</text:span></text:p>
          <text:list text:style-name="a1460">
            <text:list-item>
              <text:list text:style-name="a1460">
                <text:list-item>
                  <text:p text:style-name="a1459" text:class-names="" text:cond-style-name=""><text:span text:style-name="a1458" text:class-names="">Secondo livello</text:span></text:p>
                </text:list-item>
              </text:list>
            </text:list-item>
          </text:list>
          <text:list text:style-name="a1463">
            <text:list-item>
              <text:list text:style-name="a1463">
                <text:list-item>
                  <text:list text:style-name="a1463">
                    <text:list-item>
                      <text:p text:style-name="a1462" text:class-names="" text:cond-style-name=""><text:span text:style-name="a14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66">
            <text:list-item>
              <text:list text:style-name="a1466">
                <text:list-item>
                  <text:list text:style-name="a1466">
                    <text:list-item>
                      <text:list text:style-name="a1466">
                        <text:list-item>
                          <text:p text:style-name="a1465" text:class-names="" text:cond-style-name=""><text:span text:style-name="a14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9">
            <text:list-item>
              <text:list text:style-name="a1469">
                <text:list-item>
                  <text:list text:style-name="a1469">
                    <text:list-item>
                      <text:list text:style-name="a1469">
                        <text:list-item>
                          <text:list text:style-name="a1469">
                            <text:list-item>
                              <text:p text:style-name="a1468" text:class-names="" text:cond-style-name=""><text:span text:style-name="a14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1473" draw:name="Segnaposto data 6" svg:x="0.59055in" svg:y="5.61024in" svg:width="2.55906in" svg:height="0.49213in" presentation:class="date-time" presentation:placeholder="false">
        <draw:text-box>
          <text:p text:style-name="a1472" text:class-names="" text:cond-style-name=""><text:span text:style-name="a1471" text:class-names=""><text:s text:c="1"/></text:span></text:p>
        </draw:text-box>
        <svg:title/>
        <svg:desc/>
      </draw:frame>
      <draw:frame draw:id="id200" presentation:style-name="a1476" draw:name="Segnaposto piè di pagina 7" svg:x="3.74016in" svg:y="5.59843in" svg:width="3.54331in" svg:height="0.49213in" presentation:class="footer" presentation:placeholder="false">
        <draw:text-box>
          <text:p text:style-name="a1475" text:class-names="" text:cond-style-name=""><text:span text:style-name="a1474" text:class-names=""><text:s text:c="1"/></text:span></text:p>
        </draw:text-box>
        <svg:title/>
        <svg:desc/>
      </draw:frame>
      <draw:frame draw:id="id201" presentation:style-name="a1480" draw:name="Segnaposto numero diapositiva 8" svg:x="8.36614in" svg:y="5.61024in" svg:width="2.06693in" svg:height="0.49213in" presentation:class="page-number" presentation:placeholder="false">
        <draw:text-box>
          <text:p text:style-name="a1479" text:class-names="" text:cond-style-name=""><text:span text:style-name="a1477" text:class-names=""><text:page-number style:num-format="1" text:fixed="false"/></text:span><text:span text:style-name="a1478" text:class-names=""><text:s text:c="1"/></text:span></text:p>
        </draw:text-box>
        <svg:title/>
        <svg:desc/>
      </draw:frame>
      <presentation:notes style:page-layout-name="pageLayout2" draw:style-name="a1498">
        <draw:page-thumbnail svg:x="1.71338in" svg:y="1.22205in" svg:width="4.83937in" svg:height="4.08898in" presentation:class="page" draw:id="id6" presentation:style-name="a1481" draw:name="Segnaposto immagine diapositiva 1">
          <svg:title/>
          <svg:desc/>
        </draw:page-thumbnail>
        <draw:frame draw:id="id7" presentation:style-name="a1484" draw:name="Segnaposto note 2" svg:x="1.14173in" svg:y="5.57362in" svg:width="5.98386in" svg:height="4.90709in" presentation:class="notes" presentation:placeholder="false">
          <draw:text-box>
            <text:p text:style-name="a1483" text:class-names="" text:cond-style-name=""><text:span text:style-name="a1482" text:class-names=""/></text:p>
          </draw:text-box>
          <svg:title/>
          <svg:desc/>
        </draw:frame>
        <draw:frame draw:id="id8" presentation:style-name="a1487" draw:name="Segnaposto intestazione 3" svg:x="0.3937in" svg:y="0.3937in" svg:width="3.24606in" svg:height="0.54488in" presentation:class="header" presentation:placeholder="false">
          <draw:text-box>
            <text:p text:style-name="a1486" text:class-names="" text:cond-style-name=""><text:span text:style-name="a1485" text:class-names=""><text:s text:c="1"/></text:span></text:p>
          </draw:text-box>
          <svg:title/>
          <svg:desc/>
        </draw:frame>
        <draw:frame draw:id="id9" presentation:style-name="a1490" draw:name="Segnaposto data 4" svg:x="4.62756in" svg:y="0.3937in" svg:width="3.24606in" svg:height="0.54488in" presentation:class="date-time" presentation:placeholder="false">
          <draw:text-box>
            <text:p text:style-name="a1489" text:class-names="" text:cond-style-name=""><text:span text:style-name="a1488" text:class-names=""><text:s text:c="1"/></text:span></text:p>
          </draw:text-box>
          <svg:title/>
          <svg:desc/>
        </draw:frame>
        <draw:frame draw:id="id10" presentation:style-name="a1493" draw:name="Segnaposto piè di pagina 5" svg:x="0.3937in" svg:y="10.75394in" svg:width="3.24606in" svg:height="0.54488in" presentation:class="footer" presentation:placeholder="false">
          <draw:text-box>
            <text:p text:style-name="a1492" text:class-names="" text:cond-style-name=""><text:span text:style-name="a1491" text:class-names=""><text:s text:c="1"/></text:span></text:p>
          </draw:text-box>
          <svg:title/>
          <svg:desc/>
        </draw:frame>
        <draw:frame draw:id="id11" presentation:style-name="a1497" draw:name="Segnaposto numero diapositiva 6" svg:x="4.62756in" svg:y="10.75394in" svg:width="3.24606in" svg:height="0.54488in" presentation:class="page-number" presentation:placeholder="false">
          <draw:text-box>
            <text:p text:style-name="a1496" text:class-names="" text:cond-style-name=""><text:span text:style-name="a1494" text:class-names=""><text:page-number style:num-format="1" text:fixed="false"/></text:span><text:span text:style-name="a1495" text:class-names=""><text:s text:c="1"/></text:span></text:p>
          </draw:text-box>
          <svg:title/>
          <svg:desc/>
        </draw:frame>
      </presentation:notes>
    </style:master-page>
    <style:master-page style:name="Master3-Layout6-titleOnly-Solo-titolo" style:page-layout-name="pageLayout1" draw:style-name="a1499">
      <draw:custom-shape svg:x="0in" svg:y="0in" svg:width="11.02362in" svg:height="0.19685in" draw:id="id202" draw:layer="Master3-bg" draw:style-name="a1502" draw:name="Figura a mano libera: forma 5">
        <svg:title/>
        <svg:desc/>
        <text:p text:style-name="a1501" text:class-names="" text:cond-style-name=""><text:span text:style-name="a15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203" draw:layer="Master3-bg" draw:style-name="a1505" draw:name="Figura a mano libera: forma 6">
        <svg:title/>
        <svg:desc/>
        <text:p text:style-name="a1504" text:class-names="" text:cond-style-name=""><text:span text:style-name="a15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04" presentation:style-name="a1508" draw:name="Titolo 1" svg:x="0.59055in" svg:y="0.29528in" svg:width="9.84252in" svg:height="1.08268in" presentation:class="title" presentation:placeholder="false">
        <draw:text-box>
          <text:p text:style-name="a1507" text:class-names="" text:cond-style-name=""><text:span text:style-name="a1506" text:class-names="">Fare clic per modificare lo stile del titolo dello schema</text:span></text:p>
        </draw:text-box>
        <svg:title/>
        <svg:desc/>
      </draw:frame>
      <draw:frame draw:id="id205" presentation:style-name="a1511" draw:name="Segnaposto data 2" svg:x="0.59055in" svg:y="5.61024in" svg:width="2.55906in" svg:height="0.49213in" presentation:class="date-time" presentation:placeholder="false">
        <draw:text-box>
          <text:p text:style-name="a1510" text:class-names="" text:cond-style-name=""><text:span text:style-name="a1509" text:class-names=""><text:s text:c="1"/></text:span></text:p>
        </draw:text-box>
        <svg:title/>
        <svg:desc/>
      </draw:frame>
      <draw:frame draw:id="id206" presentation:style-name="a1514" draw:name="Segnaposto piè di pagina 3" svg:x="3.74016in" svg:y="5.59843in" svg:width="3.54331in" svg:height="0.49213in" presentation:class="footer" presentation:placeholder="false">
        <draw:text-box>
          <text:p text:style-name="a1513" text:class-names="" text:cond-style-name=""><text:span text:style-name="a1512" text:class-names=""><text:s text:c="1"/></text:span></text:p>
        </draw:text-box>
        <svg:title/>
        <svg:desc/>
      </draw:frame>
      <draw:frame draw:id="id207" presentation:style-name="a1518" draw:name="Segnaposto numero diapositiva 4" svg:x="8.36614in" svg:y="5.61024in" svg:width="2.06693in" svg:height="0.49213in" presentation:class="page-number" presentation:placeholder="false">
        <draw:text-box>
          <text:p text:style-name="a1517" text:class-names="" text:cond-style-name=""><text:span text:style-name="a1515" text:class-names=""><text:page-number style:num-format="1" text:fixed="false"/></text:span><text:span text:style-name="a1516" text:class-names=""><text:s text:c="1"/></text:span></text:p>
        </draw:text-box>
        <svg:title/>
        <svg:desc/>
      </draw:frame>
      <presentation:notes style:page-layout-name="pageLayout2" draw:style-name="a1536">
        <draw:page-thumbnail svg:x="1.71338in" svg:y="1.22205in" svg:width="4.83937in" svg:height="4.08898in" presentation:class="page" draw:id="id6" presentation:style-name="a1519" draw:name="Segnaposto immagine diapositiva 1">
          <svg:title/>
          <svg:desc/>
        </draw:page-thumbnail>
        <draw:frame draw:id="id7" presentation:style-name="a1522" draw:name="Segnaposto note 2" svg:x="1.14173in" svg:y="5.57362in" svg:width="5.98386in" svg:height="4.90709in" presentation:class="notes" presentation:placeholder="false">
          <draw:text-box>
            <text:p text:style-name="a1521" text:class-names="" text:cond-style-name=""><text:span text:style-name="a1520" text:class-names=""/></text:p>
          </draw:text-box>
          <svg:title/>
          <svg:desc/>
        </draw:frame>
        <draw:frame draw:id="id8" presentation:style-name="a1525" draw:name="Segnaposto intestazione 3" svg:x="0.3937in" svg:y="0.3937in" svg:width="3.24606in" svg:height="0.54488in" presentation:class="header" presentation:placeholder="false">
          <draw:text-box>
            <text:p text:style-name="a1524" text:class-names="" text:cond-style-name=""><text:span text:style-name="a1523" text:class-names=""><text:s text:c="1"/></text:span></text:p>
          </draw:text-box>
          <svg:title/>
          <svg:desc/>
        </draw:frame>
        <draw:frame draw:id="id9" presentation:style-name="a1528" draw:name="Segnaposto data 4" svg:x="4.62756in" svg:y="0.3937in" svg:width="3.24606in" svg:height="0.54488in" presentation:class="date-time" presentation:placeholder="false">
          <draw:text-box>
            <text:p text:style-name="a1527" text:class-names="" text:cond-style-name=""><text:span text:style-name="a1526" text:class-names=""><text:s text:c="1"/></text:span></text:p>
          </draw:text-box>
          <svg:title/>
          <svg:desc/>
        </draw:frame>
        <draw:frame draw:id="id10" presentation:style-name="a1531" draw:name="Segnaposto piè di pagina 5" svg:x="0.3937in" svg:y="10.75394in" svg:width="3.24606in" svg:height="0.54488in" presentation:class="footer" presentation:placeholder="false">
          <draw:text-box>
            <text:p text:style-name="a1530" text:class-names="" text:cond-style-name=""><text:span text:style-name="a1529" text:class-names=""><text:s text:c="1"/></text:span></text:p>
          </draw:text-box>
          <svg:title/>
          <svg:desc/>
        </draw:frame>
        <draw:frame draw:id="id11" presentation:style-name="a1535" draw:name="Segnaposto numero diapositiva 6" svg:x="4.62756in" svg:y="10.75394in" svg:width="3.24606in" svg:height="0.54488in" presentation:class="page-number" presentation:placeholder="false">
          <draw:text-box>
            <text:p text:style-name="a1534" text:class-names="" text:cond-style-name=""><text:span text:style-name="a1532" text:class-names=""><text:page-number style:num-format="1" text:fixed="false"/></text:span><text:span text:style-name="a1533" text:class-names=""><text:s text:c="1"/></text:span></text:p>
          </draw:text-box>
          <svg:title/>
          <svg:desc/>
        </draw:frame>
      </presentation:notes>
    </style:master-page>
    <style:master-page style:name="Master3-Layout7-blank-Vuota" style:page-layout-name="pageLayout1" draw:style-name="a1537">
      <draw:custom-shape svg:x="0in" svg:y="0in" svg:width="11.02362in" svg:height="0.19685in" draw:id="id208" draw:layer="Master3-bg" draw:style-name="a1540" draw:name="Figura a mano libera: forma 4">
        <svg:title/>
        <svg:desc/>
        <text:p text:style-name="a1539" text:class-names="" text:cond-style-name=""><text:span text:style-name="a15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209" draw:layer="Master3-bg" draw:style-name="a1543" draw:name="Figura a mano libera: forma 5">
        <svg:title/>
        <svg:desc/>
        <text:p text:style-name="a1542" text:class-names="" text:cond-style-name=""><text:span text:style-name="a15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0" presentation:style-name="a1546" draw:name="Segnaposto data 1" svg:x="0.59055in" svg:y="5.61024in" svg:width="2.55906in" svg:height="0.49213in" presentation:class="date-time" presentation:placeholder="false">
        <draw:text-box>
          <text:p text:style-name="a1545" text:class-names="" text:cond-style-name=""><text:span text:style-name="a1544" text:class-names=""><text:s text:c="1"/></text:span></text:p>
        </draw:text-box>
        <svg:title/>
        <svg:desc/>
      </draw:frame>
      <draw:frame draw:id="id211" presentation:style-name="a1549" draw:name="Segnaposto piè di pagina 2" svg:x="3.74016in" svg:y="5.59843in" svg:width="3.54331in" svg:height="0.49213in" presentation:class="footer" presentation:placeholder="false">
        <draw:text-box>
          <text:p text:style-name="a1548" text:class-names="" text:cond-style-name=""><text:span text:style-name="a1547" text:class-names=""><text:s text:c="1"/></text:span></text:p>
        </draw:text-box>
        <svg:title/>
        <svg:desc/>
      </draw:frame>
      <draw:frame draw:id="id212" presentation:style-name="a1553" draw:name="Segnaposto numero diapositiva 3" svg:x="8.36614in" svg:y="5.61024in" svg:width="2.06693in" svg:height="0.49213in" presentation:class="page-number" presentation:placeholder="false">
        <draw:text-box>
          <text:p text:style-name="a1552" text:class-names="" text:cond-style-name=""><text:span text:style-name="a1550" text:class-names=""><text:page-number style:num-format="1" text:fixed="false"/></text:span><text:span text:style-name="a1551" text:class-names=""><text:s text:c="1"/></text:span></text:p>
        </draw:text-box>
        <svg:title/>
        <svg:desc/>
      </draw:frame>
      <presentation:notes style:page-layout-name="pageLayout2" draw:style-name="a1571">
        <draw:page-thumbnail svg:x="1.71338in" svg:y="1.22205in" svg:width="4.83937in" svg:height="4.08898in" presentation:class="page" draw:id="id6" presentation:style-name="a1554" draw:name="Segnaposto immagine diapositiva 1">
          <svg:title/>
          <svg:desc/>
        </draw:page-thumbnail>
        <draw:frame draw:id="id7" presentation:style-name="a1557" draw:name="Segnaposto note 2" svg:x="1.14173in" svg:y="5.57362in" svg:width="5.98386in" svg:height="4.90709in" presentation:class="notes" presentation:placeholder="false">
          <draw:text-box>
            <text:p text:style-name="a1556" text:class-names="" text:cond-style-name=""><text:span text:style-name="a1555" text:class-names=""/></text:p>
          </draw:text-box>
          <svg:title/>
          <svg:desc/>
        </draw:frame>
        <draw:frame draw:id="id8" presentation:style-name="a1560" draw:name="Segnaposto intestazione 3" svg:x="0.3937in" svg:y="0.3937in" svg:width="3.24606in" svg:height="0.54488in" presentation:class="header" presentation:placeholder="false">
          <draw:text-box>
            <text:p text:style-name="a1559" text:class-names="" text:cond-style-name=""><text:span text:style-name="a1558" text:class-names=""><text:s text:c="1"/></text:span></text:p>
          </draw:text-box>
          <svg:title/>
          <svg:desc/>
        </draw:frame>
        <draw:frame draw:id="id9" presentation:style-name="a1563" draw:name="Segnaposto data 4" svg:x="4.62756in" svg:y="0.3937in" svg:width="3.24606in" svg:height="0.54488in" presentation:class="date-time" presentation:placeholder="false">
          <draw:text-box>
            <text:p text:style-name="a1562" text:class-names="" text:cond-style-name=""><text:span text:style-name="a1561" text:class-names=""><text:s text:c="1"/></text:span></text:p>
          </draw:text-box>
          <svg:title/>
          <svg:desc/>
        </draw:frame>
        <draw:frame draw:id="id10" presentation:style-name="a1566" draw:name="Segnaposto piè di pagina 5" svg:x="0.3937in" svg:y="10.75394in" svg:width="3.24606in" svg:height="0.54488in" presentation:class="footer" presentation:placeholder="false">
          <draw:text-box>
            <text:p text:style-name="a1565" text:class-names="" text:cond-style-name=""><text:span text:style-name="a1564" text:class-names=""><text:s text:c="1"/></text:span></text:p>
          </draw:text-box>
          <svg:title/>
          <svg:desc/>
        </draw:frame>
        <draw:frame draw:id="id11" presentation:style-name="a1570" draw:name="Segnaposto numero diapositiva 6" svg:x="4.62756in" svg:y="10.75394in" svg:width="3.24606in" svg:height="0.54488in" presentation:class="page-number" presentation:placeholder="false">
          <draw:text-box>
            <text:p text:style-name="a1569" text:class-names="" text:cond-style-name=""><text:span text:style-name="a1567" text:class-names=""><text:page-number style:num-format="1" text:fixed="false"/></text:span><text:span text:style-name="a1568" text:class-names=""><text:s text:c="1"/></text:span></text:p>
          </draw:text-box>
          <svg:title/>
          <svg:desc/>
        </draw:frame>
      </presentation:notes>
    </style:master-page>
    <style:master-page style:name="Master3-Layout8-objTx-Contenuto-con-didascalia" style:page-layout-name="pageLayout1" draw:style-name="a1572">
      <draw:custom-shape svg:x="0in" svg:y="0in" svg:width="11.02362in" svg:height="0.19685in" draw:id="id213" draw:layer="Master3-bg" draw:style-name="a1575" draw:name="Figura a mano libera: forma 7">
        <svg:title/>
        <svg:desc/>
        <text:p text:style-name="a1574" text:class-names="" text:cond-style-name=""><text:span text:style-name="a15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214" draw:layer="Master3-bg" draw:style-name="a1578" draw:name="Figura a mano libera: forma 8">
        <svg:title/>
        <svg:desc/>
        <text:p text:style-name="a1577" text:class-names="" text:cond-style-name=""><text:span text:style-name="a157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5" presentation:style-name="a1581" draw:name="Titolo 1" svg:x="0.75868in" svg:y="0.41319in" svg:width="3.55556in" svg:height="1.44792in" presentation:class="title" presentation:placeholder="false">
        <draw:text-box>
          <text:p text:style-name="a1580" text:class-names="" text:cond-style-name=""><text:span text:style-name="a1579" text:class-names="">Fare clic per modificare lo stile del titolo dello schema</text:span></text:p>
        </draw:text-box>
        <svg:title/>
        <svg:desc/>
      </draw:frame>
      <draw:frame draw:id="id216" presentation:style-name="a1596" draw:name="Segnaposto contenuto 2" svg:x="4.6875in" svg:y="0.89236in" svg:width="5.57986in" svg:height="4.40799in" presentation:class="object" presentation:placeholder="false">
        <draw:text-box>
          <text:p text:style-name="a1583" text:class-names="" text:cond-style-name=""><text:span text:style-name="a1582" text:class-names="">Fare clic per modificare gli stili del testo dello schema</text:span></text:p>
          <text:list text:style-name="a1586">
            <text:list-item>
              <text:list text:style-name="a1586">
                <text:list-item>
                  <text:p text:style-name="a1585" text:class-names="" text:cond-style-name=""><text:span text:style-name="a1584" text:class-names="">Secondo livello</text:span></text:p>
                </text:list-item>
              </text:list>
            </text:list-item>
          </text:list>
          <text:list text:style-name="a1589">
            <text:list-item>
              <text:list text:style-name="a1589">
                <text:list-item>
                  <text:list text:style-name="a1589">
                    <text:list-item>
                      <text:p text:style-name="a1588" text:class-names="" text:cond-style-name=""><text:span text:style-name="a158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92">
            <text:list-item>
              <text:list text:style-name="a1592">
                <text:list-item>
                  <text:list text:style-name="a1592">
                    <text:list-item>
                      <text:list text:style-name="a1592">
                        <text:list-item>
                          <text:p text:style-name="a1591" text:class-names="" text:cond-style-name=""><text:span text:style-name="a159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5">
            <text:list-item>
              <text:list text:style-name="a1595">
                <text:list-item>
                  <text:list text:style-name="a1595">
                    <text:list-item>
                      <text:list text:style-name="a1595">
                        <text:list-item>
                          <text:list text:style-name="a1595">
                            <text:list-item>
                              <text:p text:style-name="a1594" text:class-names="" text:cond-style-name=""><text:span text:style-name="a159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7" presentation:style-name="a1600" draw:name="Segnaposto testo 3" svg:x="0.75868in" svg:y="1.86111in" svg:width="3.55556in" svg:height="3.44618in" presentation:class="outline" presentation:placeholder="false">
        <draw:text-box>
          <text:list text:style-name="a1599">
            <text:list-item>
              <text:p text:style-name="a1598" text:class-names="" text:cond-style-name=""><text:span text:style-name="a1597" text:class-names="">Fare clic per modificare gli stili del testo dello schema</text:span></text:p>
            </text:list-item>
          </text:list>
        </draw:text-box>
        <svg:title/>
        <svg:desc/>
      </draw:frame>
      <draw:frame draw:id="id218" presentation:style-name="a1603" draw:name="Segnaposto data 4" svg:x="0.59055in" svg:y="5.61024in" svg:width="2.55906in" svg:height="0.49213in" presentation:class="date-time" presentation:placeholder="false">
        <draw:text-box>
          <text:p text:style-name="a1602" text:class-names="" text:cond-style-name=""><text:span text:style-name="a1601" text:class-names=""><text:s text:c="1"/></text:span></text:p>
        </draw:text-box>
        <svg:title/>
        <svg:desc/>
      </draw:frame>
      <draw:frame draw:id="id219" presentation:style-name="a1606" draw:name="Segnaposto piè di pagina 5" svg:x="3.74016in" svg:y="5.59843in" svg:width="3.54331in" svg:height="0.49213in" presentation:class="footer" presentation:placeholder="false">
        <draw:text-box>
          <text:p text:style-name="a1605" text:class-names="" text:cond-style-name=""><text:span text:style-name="a1604" text:class-names=""><text:s text:c="1"/></text:span></text:p>
        </draw:text-box>
        <svg:title/>
        <svg:desc/>
      </draw:frame>
      <draw:frame draw:id="id220" presentation:style-name="a1610" draw:name="Segnaposto numero diapositiva 6" svg:x="8.36614in" svg:y="5.61024in" svg:width="2.06693in" svg:height="0.49213in" presentation:class="page-number" presentation:placeholder="false">
        <draw:text-box>
          <text:p text:style-name="a1609" text:class-names="" text:cond-style-name=""><text:span text:style-name="a1607" text:class-names=""><text:page-number style:num-format="1" text:fixed="false"/></text:span><text:span text:style-name="a1608" text:class-names=""><text:s text:c="1"/></text:span></text:p>
        </draw:text-box>
        <svg:title/>
        <svg:desc/>
      </draw:frame>
      <presentation:notes style:page-layout-name="pageLayout2" draw:style-name="a1628">
        <draw:page-thumbnail svg:x="1.71338in" svg:y="1.22205in" svg:width="4.83937in" svg:height="4.08898in" presentation:class="page" draw:id="id6" presentation:style-name="a1611" draw:name="Segnaposto immagine diapositiva 1">
          <svg:title/>
          <svg:desc/>
        </draw:page-thumbnail>
        <draw:frame draw:id="id7" presentation:style-name="a1614" draw:name="Segnaposto note 2" svg:x="1.14173in" svg:y="5.57362in" svg:width="5.98386in" svg:height="4.90709in" presentation:class="notes" presentation:placeholder="false">
          <draw:text-box>
            <text:p text:style-name="a1613" text:class-names="" text:cond-style-name=""><text:span text:style-name="a1612" text:class-names=""/></text:p>
          </draw:text-box>
          <svg:title/>
          <svg:desc/>
        </draw:frame>
        <draw:frame draw:id="id8" presentation:style-name="a1617" draw:name="Segnaposto intestazione 3" svg:x="0.3937in" svg:y="0.3937in" svg:width="3.24606in" svg:height="0.54488in" presentation:class="header" presentation:placeholder="false">
          <draw:text-box>
            <text:p text:style-name="a1616" text:class-names="" text:cond-style-name=""><text:span text:style-name="a1615" text:class-names=""><text:s text:c="1"/></text:span></text:p>
          </draw:text-box>
          <svg:title/>
          <svg:desc/>
        </draw:frame>
        <draw:frame draw:id="id9" presentation:style-name="a1620" draw:name="Segnaposto data 4" svg:x="4.62756in" svg:y="0.3937in" svg:width="3.24606in" svg:height="0.54488in" presentation:class="date-time" presentation:placeholder="false">
          <draw:text-box>
            <text:p text:style-name="a1619" text:class-names="" text:cond-style-name=""><text:span text:style-name="a1618" text:class-names=""><text:s text:c="1"/></text:span></text:p>
          </draw:text-box>
          <svg:title/>
          <svg:desc/>
        </draw:frame>
        <draw:frame draw:id="id10" presentation:style-name="a1623" draw:name="Segnaposto piè di pagina 5" svg:x="0.3937in" svg:y="10.75394in" svg:width="3.24606in" svg:height="0.54488in" presentation:class="footer" presentation:placeholder="false">
          <draw:text-box>
            <text:p text:style-name="a1622" text:class-names="" text:cond-style-name=""><text:span text:style-name="a1621" text:class-names=""><text:s text:c="1"/></text:span></text:p>
          </draw:text-box>
          <svg:title/>
          <svg:desc/>
        </draw:frame>
        <draw:frame draw:id="id11" presentation:style-name="a1627" draw:name="Segnaposto numero diapositiva 6" svg:x="4.62756in" svg:y="10.75394in" svg:width="3.24606in" svg:height="0.54488in" presentation:class="page-number" presentation:placeholder="false">
          <draw:text-box>
            <text:p text:style-name="a1626" text:class-names="" text:cond-style-name=""><text:span text:style-name="a1624" text:class-names=""><text:page-number style:num-format="1" text:fixed="false"/></text:span><text:span text:style-name="a1625" text:class-names=""><text:s text:c="1"/></text:span></text:p>
          </draw:text-box>
          <svg:title/>
          <svg:desc/>
        </draw:frame>
      </presentation:notes>
    </style:master-page>
    <style:master-page style:name="Master3-Layout9-picTx-Immagine-con-didascalia" style:page-layout-name="pageLayout1" draw:style-name="a1629">
      <draw:custom-shape svg:x="0in" svg:y="0in" svg:width="11.02362in" svg:height="0.19685in" draw:id="id221" draw:layer="Master3-bg" draw:style-name="a1632" draw:name="Figura a mano libera: forma 7">
        <svg:title/>
        <svg:desc/>
        <text:p text:style-name="a1631" text:class-names="" text:cond-style-name=""><text:span text:style-name="a163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222" draw:layer="Master3-bg" draw:style-name="a1635" draw:name="Figura a mano libera: forma 8">
        <svg:title/>
        <svg:desc/>
        <text:p text:style-name="a1634" text:class-names="" text:cond-style-name=""><text:span text:style-name="a16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23" presentation:style-name="a1638" draw:name="Titolo 1" svg:x="0.75868in" svg:y="0.41319in" svg:width="3.55556in" svg:height="1.44792in" presentation:class="title" presentation:placeholder="false">
        <draw:text-box>
          <text:p text:style-name="a1637" text:class-names="" text:cond-style-name=""><text:span text:style-name="a1636" text:class-names="">Fare clic per modificare lo stile del titolo dello schema</text:span></text:p>
        </draw:text-box>
        <svg:title/>
        <svg:desc/>
      </draw:frame>
      <draw:frame draw:id="id224" presentation:style-name="a1641" draw:name="Segnaposto immagine 2" svg:x="4.6875in" svg:y="0.89236in" svg:width="5.57986in" svg:height="4.40799in" presentation:class="graphic" presentation:placeholder="false">
        <draw:text-box>
          <text:p text:style-name="a1640" text:class-names="" text:cond-style-name=""><text:span text:style-name="a1639" text:class-names=""/></text:p>
        </draw:text-box>
        <svg:title/>
        <svg:desc/>
      </draw:frame>
      <draw:frame draw:id="id225" presentation:style-name="a1645" draw:name="Segnaposto testo 3" svg:x="0.75868in" svg:y="1.86111in" svg:width="3.55556in" svg:height="3.44618in" presentation:class="outline" presentation:placeholder="false">
        <draw:text-box>
          <text:list text:style-name="a1644">
            <text:list-item>
              <text:p text:style-name="a1643" text:class-names="" text:cond-style-name=""><text:span text:style-name="a1642" text:class-names="">Fare clic per modificare gli stili del testo dello schema</text:span></text:p>
            </text:list-item>
          </text:list>
        </draw:text-box>
        <svg:title/>
        <svg:desc/>
      </draw:frame>
      <draw:frame draw:id="id226" presentation:style-name="a1648" draw:name="Segnaposto data 4" svg:x="0.59055in" svg:y="5.61024in" svg:width="2.55906in" svg:height="0.49213in" presentation:class="date-time" presentation:placeholder="false">
        <draw:text-box>
          <text:p text:style-name="a1647" text:class-names="" text:cond-style-name=""><text:span text:style-name="a1646" text:class-names=""><text:s text:c="1"/></text:span></text:p>
        </draw:text-box>
        <svg:title/>
        <svg:desc/>
      </draw:frame>
      <draw:frame draw:id="id227" presentation:style-name="a1651" draw:name="Segnaposto piè di pagina 5" svg:x="3.74016in" svg:y="5.59843in" svg:width="3.54331in" svg:height="0.49213in" presentation:class="footer" presentation:placeholder="false">
        <draw:text-box>
          <text:p text:style-name="a1650" text:class-names="" text:cond-style-name=""><text:span text:style-name="a1649" text:class-names=""><text:s text:c="1"/></text:span></text:p>
        </draw:text-box>
        <svg:title/>
        <svg:desc/>
      </draw:frame>
      <draw:frame draw:id="id228" presentation:style-name="a1655" draw:name="Segnaposto numero diapositiva 6" svg:x="8.36614in" svg:y="5.61024in" svg:width="2.06693in" svg:height="0.49213in" presentation:class="page-number" presentation:placeholder="false">
        <draw:text-box>
          <text:p text:style-name="a1654" text:class-names="" text:cond-style-name=""><text:span text:style-name="a1652" text:class-names=""><text:page-number style:num-format="1" text:fixed="false"/></text:span><text:span text:style-name="a1653" text:class-names=""><text:s text:c="1"/></text:span></text:p>
        </draw:text-box>
        <svg:title/>
        <svg:desc/>
      </draw:frame>
      <presentation:notes style:page-layout-name="pageLayout2" draw:style-name="a1673">
        <draw:page-thumbnail svg:x="1.71338in" svg:y="1.22205in" svg:width="4.83937in" svg:height="4.08898in" presentation:class="page" draw:id="id6" presentation:style-name="a1656" draw:name="Segnaposto immagine diapositiva 1">
          <svg:title/>
          <svg:desc/>
        </draw:page-thumbnail>
        <draw:frame draw:id="id7" presentation:style-name="a1659" draw:name="Segnaposto note 2" svg:x="1.14173in" svg:y="5.57362in" svg:width="5.98386in" svg:height="4.90709in" presentation:class="notes" presentation:placeholder="false">
          <draw:text-box>
            <text:p text:style-name="a1658" text:class-names="" text:cond-style-name=""><text:span text:style-name="a1657" text:class-names=""/></text:p>
          </draw:text-box>
          <svg:title/>
          <svg:desc/>
        </draw:frame>
        <draw:frame draw:id="id8" presentation:style-name="a1662" draw:name="Segnaposto intestazione 3" svg:x="0.3937in" svg:y="0.3937in" svg:width="3.24606in" svg:height="0.54488in" presentation:class="header" presentation:placeholder="false">
          <draw:text-box>
            <text:p text:style-name="a1661" text:class-names="" text:cond-style-name=""><text:span text:style-name="a1660" text:class-names=""><text:s text:c="1"/></text:span></text:p>
          </draw:text-box>
          <svg:title/>
          <svg:desc/>
        </draw:frame>
        <draw:frame draw:id="id9" presentation:style-name="a1665" draw:name="Segnaposto data 4" svg:x="4.62756in" svg:y="0.3937in" svg:width="3.24606in" svg:height="0.54488in" presentation:class="date-time" presentation:placeholder="false">
          <draw:text-box>
            <text:p text:style-name="a1664" text:class-names="" text:cond-style-name=""><text:span text:style-name="a1663" text:class-names=""><text:s text:c="1"/></text:span></text:p>
          </draw:text-box>
          <svg:title/>
          <svg:desc/>
        </draw:frame>
        <draw:frame draw:id="id10" presentation:style-name="a1668" draw:name="Segnaposto piè di pagina 5" svg:x="0.3937in" svg:y="10.75394in" svg:width="3.24606in" svg:height="0.54488in" presentation:class="footer" presentation:placeholder="false">
          <draw:text-box>
            <text:p text:style-name="a1667" text:class-names="" text:cond-style-name=""><text:span text:style-name="a1666" text:class-names=""><text:s text:c="1"/></text:span></text:p>
          </draw:text-box>
          <svg:title/>
          <svg:desc/>
        </draw:frame>
        <draw:frame draw:id="id11" presentation:style-name="a1672" draw:name="Segnaposto numero diapositiva 6" svg:x="4.62756in" svg:y="10.75394in" svg:width="3.24606in" svg:height="0.54488in" presentation:class="page-number" presentation:placeholder="false">
          <draw:text-box>
            <text:p text:style-name="a1671" text:class-names="" text:cond-style-name=""><text:span text:style-name="a1669" text:class-names=""><text:page-number style:num-format="1" text:fixed="false"/></text:span><text:span text:style-name="a1670" text:class-names=""><text:s text:c="1"/></text:span></text:p>
          </draw:text-box>
          <svg:title/>
          <svg:desc/>
        </draw:frame>
      </presentation:notes>
    </style:master-page>
    <style:master-page style:name="Master3-Layout10-vertTx-Titolo-e-testo-verticale" style:page-layout-name="pageLayout1" draw:style-name="a1674">
      <draw:custom-shape svg:x="0in" svg:y="0in" svg:width="11.02362in" svg:height="0.19685in" draw:id="id229" draw:layer="Master3-bg" draw:style-name="a1677" draw:name="Figura a mano libera: forma 6">
        <svg:title/>
        <svg:desc/>
        <text:p text:style-name="a1676" text:class-names="" text:cond-style-name=""><text:span text:style-name="a16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230" draw:layer="Master3-bg" draw:style-name="a1680" draw:name="Figura a mano libera: forma 7">
        <svg:title/>
        <svg:desc/>
        <text:p text:style-name="a1679" text:class-names="" text:cond-style-name=""><text:span text:style-name="a16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31" presentation:style-name="a1683" draw:name="Titolo 1" svg:x="0.59055in" svg:y="0.29528in" svg:width="9.84252in" svg:height="1.08268in" presentation:class="title" presentation:placeholder="false">
        <draw:text-box>
          <text:p text:style-name="a1682" text:class-names="" text:cond-style-name=""><text:span text:style-name="a1681" text:class-names="">Fare clic per modificare lo stile del titolo dello schema</text:span></text:p>
        </draw:text-box>
        <svg:title/>
        <svg:desc/>
      </draw:frame>
      <draw:frame draw:id="id232" presentation:style-name="a1699" draw:name="Segnaposto testo verticale 2" svg:x="0.59055in" svg:y="1.5748in" svg:width="9.84252in" svg:height="4.42913in" presentation:class="outline" presentation:placeholder="false">
        <draw:text-box>
          <text:list text:style-name="a1686">
            <text:list-item>
              <text:p text:style-name="a1685" text:class-names="" text:cond-style-name=""><text:span text:style-name="a1684" text:class-names="">Fare clic per modificare gli stili del testo dello schema</text:span></text:p>
            </text:list-item>
          </text:list>
          <text:list text:style-name="a1689">
            <text:list-item>
              <text:list text:style-name="a1689">
                <text:list-item>
                  <text:p text:style-name="a1688" text:class-names="" text:cond-style-name=""><text:span text:style-name="a1687" text:class-names="">Secondo livello</text:span></text:p>
                </text:list-item>
              </text:list>
            </text:list-item>
          </text:list>
          <text:list text:style-name="a1692">
            <text:list-item>
              <text:list text:style-name="a1692">
                <text:list-item>
                  <text:list text:style-name="a1692">
                    <text:list-item>
                      <text:p text:style-name="a1691" text:class-names="" text:cond-style-name=""><text:span text:style-name="a16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95">
            <text:list-item>
              <text:list text:style-name="a1695">
                <text:list-item>
                  <text:list text:style-name="a1695">
                    <text:list-item>
                      <text:list text:style-name="a1695">
                        <text:list-item>
                          <text:p text:style-name="a1694" text:class-names="" text:cond-style-name=""><text:span text:style-name="a16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8">
            <text:list-item>
              <text:list text:style-name="a1698">
                <text:list-item>
                  <text:list text:style-name="a1698">
                    <text:list-item>
                      <text:list text:style-name="a1698">
                        <text:list-item>
                          <text:list text:style-name="a1698">
                            <text:list-item>
                              <text:p text:style-name="a1697" text:class-names="" text:cond-style-name=""><text:span text:style-name="a169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3" presentation:style-name="a1702" draw:name="Segnaposto data 3" svg:x="0.59055in" svg:y="5.61024in" svg:width="2.55906in" svg:height="0.49213in" presentation:class="date-time" presentation:placeholder="false">
        <draw:text-box>
          <text:p text:style-name="a1701" text:class-names="" text:cond-style-name=""><text:span text:style-name="a1700" text:class-names=""><text:s text:c="1"/></text:span></text:p>
        </draw:text-box>
        <svg:title/>
        <svg:desc/>
      </draw:frame>
      <draw:frame draw:id="id234" presentation:style-name="a1705" draw:name="Segnaposto piè di pagina 4" svg:x="3.74016in" svg:y="5.59843in" svg:width="3.54331in" svg:height="0.49213in" presentation:class="footer" presentation:placeholder="false">
        <draw:text-box>
          <text:p text:style-name="a1704" text:class-names="" text:cond-style-name=""><text:span text:style-name="a1703" text:class-names=""><text:s text:c="1"/></text:span></text:p>
        </draw:text-box>
        <svg:title/>
        <svg:desc/>
      </draw:frame>
      <draw:frame draw:id="id235" presentation:style-name="a1709" draw:name="Segnaposto numero diapositiva 5" svg:x="8.36614in" svg:y="5.61024in" svg:width="2.06693in" svg:height="0.49213in" presentation:class="page-number" presentation:placeholder="false">
        <draw:text-box>
          <text:p text:style-name="a1708" text:class-names="" text:cond-style-name=""><text:span text:style-name="a1706" text:class-names=""><text:page-number style:num-format="1" text:fixed="false"/></text:span><text:span text:style-name="a1707" text:class-names=""><text:s text:c="1"/></text:span></text:p>
        </draw:text-box>
        <svg:title/>
        <svg:desc/>
      </draw:frame>
      <presentation:notes style:page-layout-name="pageLayout2" draw:style-name="a1727">
        <draw:page-thumbnail svg:x="1.71338in" svg:y="1.22205in" svg:width="4.83937in" svg:height="4.08898in" presentation:class="page" draw:id="id6" presentation:style-name="a1710" draw:name="Segnaposto immagine diapositiva 1">
          <svg:title/>
          <svg:desc/>
        </draw:page-thumbnail>
        <draw:frame draw:id="id7" presentation:style-name="a1713" draw:name="Segnaposto note 2" svg:x="1.14173in" svg:y="5.57362in" svg:width="5.98386in" svg:height="4.90709in" presentation:class="notes" presentation:placeholder="false">
          <draw:text-box>
            <text:p text:style-name="a1712" text:class-names="" text:cond-style-name=""><text:span text:style-name="a1711" text:class-names=""/></text:p>
          </draw:text-box>
          <svg:title/>
          <svg:desc/>
        </draw:frame>
        <draw:frame draw:id="id8" presentation:style-name="a1716" draw:name="Segnaposto intestazione 3" svg:x="0.3937in" svg:y="0.3937in" svg:width="3.24606in" svg:height="0.54488in" presentation:class="header" presentation:placeholder="false">
          <draw:text-box>
            <text:p text:style-name="a1715" text:class-names="" text:cond-style-name=""><text:span text:style-name="a1714" text:class-names=""><text:s text:c="1"/></text:span></text:p>
          </draw:text-box>
          <svg:title/>
          <svg:desc/>
        </draw:frame>
        <draw:frame draw:id="id9" presentation:style-name="a1719" draw:name="Segnaposto data 4" svg:x="4.62756in" svg:y="0.3937in" svg:width="3.24606in" svg:height="0.54488in" presentation:class="date-time" presentation:placeholder="false">
          <draw:text-box>
            <text:p text:style-name="a1718" text:class-names="" text:cond-style-name=""><text:span text:style-name="a1717" text:class-names=""><text:s text:c="1"/></text:span></text:p>
          </draw:text-box>
          <svg:title/>
          <svg:desc/>
        </draw:frame>
        <draw:frame draw:id="id10" presentation:style-name="a1722" draw:name="Segnaposto piè di pagina 5" svg:x="0.3937in" svg:y="10.75394in" svg:width="3.24606in" svg:height="0.54488in" presentation:class="footer" presentation:placeholder="false">
          <draw:text-box>
            <text:p text:style-name="a1721" text:class-names="" text:cond-style-name=""><text:span text:style-name="a1720" text:class-names=""><text:s text:c="1"/></text:span></text:p>
          </draw:text-box>
          <svg:title/>
          <svg:desc/>
        </draw:frame>
        <draw:frame draw:id="id11" presentation:style-name="a1726" draw:name="Segnaposto numero diapositiva 6" svg:x="4.62756in" svg:y="10.75394in" svg:width="3.24606in" svg:height="0.54488in" presentation:class="page-number" presentation:placeholder="false">
          <draw:text-box>
            <text:p text:style-name="a1725" text:class-names="" text:cond-style-name=""><text:span text:style-name="a1723" text:class-names=""><text:page-number style:num-format="1" text:fixed="false"/></text:span><text:span text:style-name="a1724" text:class-names=""><text:s text:c="1"/></text:span></text:p>
          </draw:text-box>
          <svg:title/>
          <svg:desc/>
        </draw:frame>
      </presentation:notes>
    </style:master-page>
    <style:master-page style:name="Master3-Layout11-vertTitleAndTx-Titolo-e-testo-verticale" style:page-layout-name="pageLayout1" draw:style-name="a1728">
      <draw:custom-shape svg:x="0in" svg:y="0in" svg:width="11.02362in" svg:height="0.19685in" draw:id="id236" draw:layer="Master3-bg" draw:style-name="a1731" draw:name="Figura a mano libera: forma 6">
        <svg:title/>
        <svg:desc/>
        <text:p text:style-name="a1730" text:class-names="" text:cond-style-name=""><text:span text:style-name="a172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6.10236in" svg:width="11.02362in" svg:height="0.09843in" draw:id="id237" draw:layer="Master3-bg" draw:style-name="a1734" draw:name="Figura a mano libera: forma 7">
        <svg:title/>
        <svg:desc/>
        <text:p text:style-name="a1733" text:class-names="" text:cond-style-name=""><text:span text:style-name="a17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38" presentation:style-name="a1737" draw:name="Titolo verticale 1" svg:x="7.97222in" svg:y="0.29514in" svg:width="2.46007in" svg:height="5.70833in" presentation:class="title" presentation:placeholder="false">
        <draw:text-box>
          <text:p text:style-name="a1736" text:class-names="" text:cond-style-name=""><text:span text:style-name="a1735" text:class-names="">Fare clic per modificare lo stile del titolo dello schema</text:span></text:p>
        </draw:text-box>
        <svg:title/>
        <svg:desc/>
      </draw:frame>
      <draw:frame draw:id="id239" presentation:style-name="a1753" draw:name="Segnaposto testo verticale 2" svg:x="0.59028in" svg:y="0.29514in" svg:width="7.21528in" svg:height="5.70833in" presentation:class="outline" presentation:placeholder="false">
        <draw:text-box>
          <text:list text:style-name="a1740">
            <text:list-item>
              <text:p text:style-name="a1739" text:class-names="" text:cond-style-name=""><text:span text:style-name="a1738" text:class-names="">Fare clic per modificare gli stili del testo dello schema</text:span></text:p>
            </text:list-item>
          </text:list>
          <text:list text:style-name="a1743">
            <text:list-item>
              <text:list text:style-name="a1743">
                <text:list-item>
                  <text:p text:style-name="a1742" text:class-names="" text:cond-style-name=""><text:span text:style-name="a1741" text:class-names="">Secondo livello</text:span></text:p>
                </text:list-item>
              </text:list>
            </text:list-item>
          </text:list>
          <text:list text:style-name="a1746">
            <text:list-item>
              <text:list text:style-name="a1746">
                <text:list-item>
                  <text:list text:style-name="a1746">
                    <text:list-item>
                      <text:p text:style-name="a1745" text:class-names="" text:cond-style-name=""><text:span text:style-name="a174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49">
            <text:list-item>
              <text:list text:style-name="a1749">
                <text:list-item>
                  <text:list text:style-name="a1749">
                    <text:list-item>
                      <text:list text:style-name="a1749">
                        <text:list-item>
                          <text:p text:style-name="a1748" text:class-names="" text:cond-style-name=""><text:span text:style-name="a174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2">
            <text:list-item>
              <text:list text:style-name="a1752">
                <text:list-item>
                  <text:list text:style-name="a1752">
                    <text:list-item>
                      <text:list text:style-name="a1752">
                        <text:list-item>
                          <text:list text:style-name="a1752">
                            <text:list-item>
                              <text:p text:style-name="a1751" text:class-names="" text:cond-style-name=""><text:span text:style-name="a175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0" presentation:style-name="a1756" draw:name="Segnaposto data 3" svg:x="0.59055in" svg:y="5.61024in" svg:width="2.55906in" svg:height="0.49213in" presentation:class="date-time" presentation:placeholder="false">
        <draw:text-box>
          <text:p text:style-name="a1755" text:class-names="" text:cond-style-name=""><text:span text:style-name="a1754" text:class-names=""><text:s text:c="1"/></text:span></text:p>
        </draw:text-box>
        <svg:title/>
        <svg:desc/>
      </draw:frame>
      <draw:frame draw:id="id241" presentation:style-name="a1759" draw:name="Segnaposto piè di pagina 4" svg:x="3.74016in" svg:y="5.59843in" svg:width="3.54331in" svg:height="0.49213in" presentation:class="footer" presentation:placeholder="false">
        <draw:text-box>
          <text:p text:style-name="a1758" text:class-names="" text:cond-style-name=""><text:span text:style-name="a1757" text:class-names=""><text:s text:c="1"/></text:span></text:p>
        </draw:text-box>
        <svg:title/>
        <svg:desc/>
      </draw:frame>
      <draw:frame draw:id="id242" presentation:style-name="a1763" draw:name="Segnaposto numero diapositiva 5" svg:x="8.36614in" svg:y="5.61024in" svg:width="2.06693in" svg:height="0.49213in" presentation:class="page-number" presentation:placeholder="false">
        <draw:text-box>
          <text:p text:style-name="a1762" text:class-names="" text:cond-style-name=""><text:span text:style-name="a1760" text:class-names=""><text:page-number style:num-format="1" text:fixed="false"/></text:span><text:span text:style-name="a1761" text:class-names=""><text:s text:c="1"/></text:span></text:p>
        </draw:text-box>
        <svg:title/>
        <svg:desc/>
      </draw:frame>
      <presentation:notes style:page-layout-name="pageLayout2" draw:style-name="a1781">
        <draw:page-thumbnail svg:x="1.71338in" svg:y="1.22205in" svg:width="4.83937in" svg:height="4.08898in" presentation:class="page" draw:id="id6" presentation:style-name="a1764" draw:name="Segnaposto immagine diapositiva 1">
          <svg:title/>
          <svg:desc/>
        </draw:page-thumbnail>
        <draw:frame draw:id="id7" presentation:style-name="a1767" draw:name="Segnaposto note 2" svg:x="1.14173in" svg:y="5.57362in" svg:width="5.98386in" svg:height="4.90709in" presentation:class="notes" presentation:placeholder="false">
          <draw:text-box>
            <text:p text:style-name="a1766" text:class-names="" text:cond-style-name=""><text:span text:style-name="a1765" text:class-names=""/></text:p>
          </draw:text-box>
          <svg:title/>
          <svg:desc/>
        </draw:frame>
        <draw:frame draw:id="id8" presentation:style-name="a1770" draw:name="Segnaposto intestazione 3" svg:x="0.3937in" svg:y="0.3937in" svg:width="3.24606in" svg:height="0.54488in" presentation:class="header" presentation:placeholder="false">
          <draw:text-box>
            <text:p text:style-name="a1769" text:class-names="" text:cond-style-name=""><text:span text:style-name="a1768" text:class-names=""><text:s text:c="1"/></text:span></text:p>
          </draw:text-box>
          <svg:title/>
          <svg:desc/>
        </draw:frame>
        <draw:frame draw:id="id9" presentation:style-name="a1773" draw:name="Segnaposto data 4" svg:x="4.62756in" svg:y="0.3937in" svg:width="3.24606in" svg:height="0.54488in" presentation:class="date-time" presentation:placeholder="false">
          <draw:text-box>
            <text:p text:style-name="a1772" text:class-names="" text:cond-style-name=""><text:span text:style-name="a1771" text:class-names=""><text:s text:c="1"/></text:span></text:p>
          </draw:text-box>
          <svg:title/>
          <svg:desc/>
        </draw:frame>
        <draw:frame draw:id="id10" presentation:style-name="a1776" draw:name="Segnaposto piè di pagina 5" svg:x="0.3937in" svg:y="10.75394in" svg:width="3.24606in" svg:height="0.54488in" presentation:class="footer" presentation:placeholder="false">
          <draw:text-box>
            <text:p text:style-name="a1775" text:class-names="" text:cond-style-name=""><text:span text:style-name="a1774" text:class-names=""><text:s text:c="1"/></text:span></text:p>
          </draw:text-box>
          <svg:title/>
          <svg:desc/>
        </draw:frame>
        <draw:frame draw:id="id11" presentation:style-name="a1780" draw:name="Segnaposto numero diapositiva 6" svg:x="4.62756in" svg:y="10.75394in" svg:width="3.24606in" svg:height="0.54488in" presentation:class="page-number" presentation:placeholder="false">
          <draw:text-box>
            <text:p text:style-name="a1779" text:class-names="" text:cond-style-name=""><text:span text:style-name="a1777" text:class-names=""><text:page-number style:num-format="1" text:fixed="false"/></text:span><text:span text:style-name="a1778" text:class-names=""><text:s text:c="1"/></text:span></text:p>
          </draw:text-box>
          <svg:title/>
          <svg:desc/>
        </draw:frame>
      </presentation:notes>
    </style:master-page>
    <style:master-page style:name="Master4-Vivid1_" style:page-layout-name="pageLayout1" draw:style-name="a1782">
      <draw:custom-shape svg:x="0in" svg:y="0in" svg:width="11.02362in" svg:height="1.1811in" draw:id="id243" draw:style-name="a1785" draw:name="Figura a mano libera: forma 1">
        <svg:title/>
        <svg:desc/>
        <text:p text:style-name="a1784" text:class-names="" text:cond-style-name=""><text:span text:style-name="a17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44" presentation:style-name="a1788" draw:name="Segnaposto titolo 2" svg:x="0.59055in" svg:y="0.09843in" svg:width="9.84252in" svg:height="1.08268in" presentation:class="title" presentation:placeholder="false">
        <draw:text-box>
          <text:p text:style-name="a1787" text:class-names="" text:cond-style-name=""><text:span text:style-name="a1786" text:class-names=""/></text:p>
        </draw:text-box>
        <svg:title/>
        <svg:desc/>
      </draw:frame>
      <draw:frame draw:id="id245" presentation:style-name="a1805" draw:name="Segnaposto testo 3" svg:x="0.59055in" svg:y="1.5748in" svg:width="9.84252in" svg:height="3.83858in" presentation:class="outline" presentation:placeholder="false">
        <draw:text-box>
          <text:list text:style-name="a1791">
            <text:list-item>
              <text:p text:style-name="a1790" text:class-names="" text:cond-style-name=""><text:span text:style-name="a1789" text:class-names="">Fare clic per modificare gli stili del testo dello schema</text:span></text:p>
            </text:list-item>
          </text:list>
          <text:list text:style-name="a1794">
            <text:list-item>
              <text:list text:style-name="a1794">
                <text:list-item>
                  <text:p text:style-name="a1793" text:class-names="" text:cond-style-name=""><text:span text:style-name="a1792" text:class-names="">Secondo livello</text:span></text:p>
                </text:list-item>
              </text:list>
            </text:list-item>
          </text:list>
          <text:list text:style-name="a1797">
            <text:list-item>
              <text:list text:style-name="a1797">
                <text:list-item>
                  <text:list text:style-name="a1797">
                    <text:list-item>
                      <text:p text:style-name="a1796" text:class-names="" text:cond-style-name=""><text:span text:style-name="a179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0">
            <text:list-item>
              <text:list text:style-name="a1800">
                <text:list-item>
                  <text:list text:style-name="a1800">
                    <text:list-item>
                      <text:list text:style-name="a1800">
                        <text:list-item>
                          <text:p text:style-name="a1799" text:class-names="" text:cond-style-name=""><text:span text:style-name="a179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4">
            <text:list-item>
              <text:list text:style-name="a1804">
                <text:list-item>
                  <text:list text:style-name="a1804">
                    <text:list-item>
                      <text:list text:style-name="a1804">
                        <text:list-item>
                          <text:list text:style-name="a1804">
                            <text:list-item>
                              <text:p text:style-name="a1803" text:class-names="" text:cond-style-name=""><text:span text:style-name="a1801" text:class-names="">Quinto livello</text:span><text:span text:style-name="a18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6" presentation:style-name="a1808" draw:name="Segnaposto data 4" svg:x="0.59055in" svg:y="5.61024in" svg:width="2.55906in" svg:height="0.49213in" presentation:class="date-time" presentation:placeholder="false">
        <draw:text-box>
          <text:p text:style-name="a1807" text:class-names="" text:cond-style-name=""><text:span text:style-name="a1806" text:class-names=""><text:s text:c="1"/></text:span></text:p>
        </draw:text-box>
        <svg:title/>
        <svg:desc/>
      </draw:frame>
      <draw:frame draw:id="id247" presentation:style-name="a1811" draw:name="Segnaposto piè di pagina 5" svg:x="3.74016in" svg:y="5.61024in" svg:width="3.54331in" svg:height="0.49213in" presentation:class="footer" presentation:placeholder="false">
        <draw:text-box>
          <text:p text:style-name="a1810" text:class-names="" text:cond-style-name=""><text:span text:style-name="a1809" text:class-names=""><text:s text:c="1"/></text:span></text:p>
        </draw:text-box>
        <svg:title/>
        <svg:desc/>
      </draw:frame>
      <draw:frame draw:id="id248" presentation:style-name="a1815" draw:name="Segnaposto numero diapositiva 6" svg:x="7.87402in" svg:y="5.61024in" svg:width="2.55906in" svg:height="0.49213in" presentation:class="page-number" presentation:placeholder="false">
        <draw:text-box>
          <text:p text:style-name="a1814" text:class-names="" text:cond-style-name=""><text:span text:style-name="a1812" text:class-names=""><text:page-number style:num-format="1" text:fixed="false"/></text:span><text:span text:style-name="a1813" text:class-names=""><text:s text:c="1"/></text:span></text:p>
        </draw:text-box>
        <svg:title/>
        <svg:desc/>
      </draw:frame>
      <presentation:notes style:page-layout-name="pageLayout2" draw:style-name="a1833">
        <draw:page-thumbnail svg:x="1.71338in" svg:y="1.22205in" svg:width="4.83937in" svg:height="4.08898in" presentation:class="page" draw:id="id6" presentation:style-name="a1816" draw:name="Segnaposto immagine diapositiva 1">
          <svg:title/>
          <svg:desc/>
        </draw:page-thumbnail>
        <draw:frame draw:id="id7" presentation:style-name="a1819" draw:name="Segnaposto note 2" svg:x="1.14173in" svg:y="5.57362in" svg:width="5.98386in" svg:height="4.90709in" presentation:class="notes" presentation:placeholder="false">
          <draw:text-box>
            <text:p text:style-name="a1818" text:class-names="" text:cond-style-name=""><text:span text:style-name="a1817" text:class-names=""/></text:p>
          </draw:text-box>
          <svg:title/>
          <svg:desc/>
        </draw:frame>
        <draw:frame draw:id="id8" presentation:style-name="a1822" draw:name="Segnaposto intestazione 3" svg:x="0.3937in" svg:y="0.3937in" svg:width="3.24606in" svg:height="0.54488in" presentation:class="header" presentation:placeholder="false">
          <draw:text-box>
            <text:p text:style-name="a1821" text:class-names="" text:cond-style-name=""><text:span text:style-name="a1820" text:class-names=""><text:s text:c="1"/></text:span></text:p>
          </draw:text-box>
          <svg:title/>
          <svg:desc/>
        </draw:frame>
        <draw:frame draw:id="id9" presentation:style-name="a1825" draw:name="Segnaposto data 4" svg:x="4.62756in" svg:y="0.3937in" svg:width="3.24606in" svg:height="0.54488in" presentation:class="date-time" presentation:placeholder="false">
          <draw:text-box>
            <text:p text:style-name="a1824" text:class-names="" text:cond-style-name=""><text:span text:style-name="a1823" text:class-names=""><text:s text:c="1"/></text:span></text:p>
          </draw:text-box>
          <svg:title/>
          <svg:desc/>
        </draw:frame>
        <draw:frame draw:id="id10" presentation:style-name="a1828" draw:name="Segnaposto piè di pagina 5" svg:x="0.3937in" svg:y="10.75394in" svg:width="3.24606in" svg:height="0.54488in" presentation:class="footer" presentation:placeholder="false">
          <draw:text-box>
            <text:p text:style-name="a1827" text:class-names="" text:cond-style-name=""><text:span text:style-name="a1826" text:class-names=""><text:s text:c="1"/></text:span></text:p>
          </draw:text-box>
          <svg:title/>
          <svg:desc/>
        </draw:frame>
        <draw:frame draw:id="id11" presentation:style-name="a1832" draw:name="Segnaposto numero diapositiva 6" svg:x="4.62756in" svg:y="10.75394in" svg:width="3.24606in" svg:height="0.54488in" presentation:class="page-number" presentation:placeholder="false">
          <draw:text-box>
            <text:p text:style-name="a1831" text:class-names="" text:cond-style-name=""><text:span text:style-name="a1829" text:class-names=""><text:page-number style:num-format="1" text:fixed="false"/></text:span><text:span text:style-name="a1830" text:class-names=""><text:s text:c="1"/></text:span></text:p>
          </draw:text-box>
          <svg:title/>
          <svg:desc/>
        </draw:frame>
      </presentation:notes>
    </style:master-page>
    <style:master-page style:name="Master4-Layout1-title-Diapositiva-titolo" style:page-layout-name="pageLayout1" draw:style-name="a1834">
      <draw:custom-shape svg:x="0in" svg:y="0in" svg:width="11.02362in" svg:height="1.1811in" draw:id="id249" draw:layer="Master4-bg" draw:style-name="a1837" draw:name="Figura a mano libera: forma 6">
        <svg:title/>
        <svg:desc/>
        <text:p text:style-name="a1836" text:class-names="" text:cond-style-name=""><text:span text:style-name="a18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0" presentation:style-name="a1840" draw:name="Titolo 1" svg:x="1.37847in" svg:y="1.01563in" svg:width="8.26736in" svg:height="2.15799in" presentation:class="title" presentation:placeholder="false">
        <draw:text-box>
          <text:p text:style-name="a1839" text:class-names="" text:cond-style-name=""><text:span text:style-name="a1838" text:class-names="">Fare clic per modificare lo stile del titolo dello schema</text:span></text:p>
        </draw:text-box>
        <svg:title/>
        <svg:desc/>
      </draw:frame>
      <draw:frame draw:id="id251" presentation:style-name="a1843" draw:name="Sottotitolo 2" svg:x="1.37847in" svg:y="3.25694in" svg:width="8.26736in" svg:height="1.49826in" presentation:class="subtitle" presentation:placeholder="false">
        <draw:text-box>
          <text:p text:style-name="a1842" text:class-names="" text:cond-style-name=""><text:span text:style-name="a1841" text:class-names="">Fare clic per modificare lo stile del sottotitolo dello schema</text:span></text:p>
        </draw:text-box>
        <svg:title/>
        <svg:desc/>
      </draw:frame>
      <draw:frame draw:id="id252" presentation:style-name="a1846" draw:name="Segnaposto data 3" svg:x="0.59055in" svg:y="5.61024in" svg:width="2.55906in" svg:height="0.49213in" presentation:class="date-time" presentation:placeholder="false">
        <draw:text-box>
          <text:p text:style-name="a1845" text:class-names="" text:cond-style-name=""><text:span text:style-name="a1844" text:class-names=""><text:s text:c="1"/></text:span></text:p>
        </draw:text-box>
        <svg:title/>
        <svg:desc/>
      </draw:frame>
      <draw:frame draw:id="id253" presentation:style-name="a1849" draw:name="Segnaposto piè di pagina 4" svg:x="3.74016in" svg:y="5.61024in" svg:width="3.54331in" svg:height="0.49213in" presentation:class="footer" presentation:placeholder="false">
        <draw:text-box>
          <text:p text:style-name="a1848" text:class-names="" text:cond-style-name=""><text:span text:style-name="a1847" text:class-names=""><text:s text:c="1"/></text:span></text:p>
        </draw:text-box>
        <svg:title/>
        <svg:desc/>
      </draw:frame>
      <draw:frame draw:id="id254" presentation:style-name="a1853" draw:name="Segnaposto numero diapositiva 5" svg:x="7.87402in" svg:y="5.61024in" svg:width="2.55906in" svg:height="0.49213in" presentation:class="page-number" presentation:placeholder="false">
        <draw:text-box>
          <text:p text:style-name="a1852" text:class-names="" text:cond-style-name=""><text:span text:style-name="a1850" text:class-names=""><text:page-number style:num-format="1" text:fixed="false"/></text:span><text:span text:style-name="a1851" text:class-names=""><text:s text:c="1"/></text:span></text:p>
        </draw:text-box>
        <svg:title/>
        <svg:desc/>
      </draw:frame>
      <presentation:notes style:page-layout-name="pageLayout2" draw:style-name="a1871">
        <draw:page-thumbnail svg:x="1.71338in" svg:y="1.22205in" svg:width="4.83937in" svg:height="4.08898in" presentation:class="page" draw:id="id6" presentation:style-name="a1854" draw:name="Segnaposto immagine diapositiva 1">
          <svg:title/>
          <svg:desc/>
        </draw:page-thumbnail>
        <draw:frame draw:id="id7" presentation:style-name="a1857" draw:name="Segnaposto note 2" svg:x="1.14173in" svg:y="5.57362in" svg:width="5.98386in" svg:height="4.90709in" presentation:class="notes" presentation:placeholder="false">
          <draw:text-box>
            <text:p text:style-name="a1856" text:class-names="" text:cond-style-name=""><text:span text:style-name="a1855" text:class-names=""/></text:p>
          </draw:text-box>
          <svg:title/>
          <svg:desc/>
        </draw:frame>
        <draw:frame draw:id="id8" presentation:style-name="a1860" draw:name="Segnaposto intestazione 3" svg:x="0.3937in" svg:y="0.3937in" svg:width="3.24606in" svg:height="0.54488in" presentation:class="header" presentation:placeholder="false">
          <draw:text-box>
            <text:p text:style-name="a1859" text:class-names="" text:cond-style-name=""><text:span text:style-name="a1858" text:class-names=""><text:s text:c="1"/></text:span></text:p>
          </draw:text-box>
          <svg:title/>
          <svg:desc/>
        </draw:frame>
        <draw:frame draw:id="id9" presentation:style-name="a1863" draw:name="Segnaposto data 4" svg:x="4.62756in" svg:y="0.3937in" svg:width="3.24606in" svg:height="0.54488in" presentation:class="date-time" presentation:placeholder="false">
          <draw:text-box>
            <text:p text:style-name="a1862" text:class-names="" text:cond-style-name=""><text:span text:style-name="a1861" text:class-names=""><text:s text:c="1"/></text:span></text:p>
          </draw:text-box>
          <svg:title/>
          <svg:desc/>
        </draw:frame>
        <draw:frame draw:id="id10" presentation:style-name="a1866" draw:name="Segnaposto piè di pagina 5" svg:x="0.3937in" svg:y="10.75394in" svg:width="3.24606in" svg:height="0.54488in" presentation:class="footer" presentation:placeholder="false">
          <draw:text-box>
            <text:p text:style-name="a1865" text:class-names="" text:cond-style-name=""><text:span text:style-name="a1864" text:class-names=""><text:s text:c="1"/></text:span></text:p>
          </draw:text-box>
          <svg:title/>
          <svg:desc/>
        </draw:frame>
        <draw:frame draw:id="id11" presentation:style-name="a1870" draw:name="Segnaposto numero diapositiva 6" svg:x="4.62756in" svg:y="10.75394in" svg:width="3.24606in" svg:height="0.54488in" presentation:class="page-number" presentation:placeholder="false">
          <draw:text-box>
            <text:p text:style-name="a1869" text:class-names="" text:cond-style-name=""><text:span text:style-name="a1867" text:class-names=""><text:page-number style:num-format="1" text:fixed="false"/></text:span><text:span text:style-name="a1868" text:class-names=""><text:s text:c="1"/></text:span></text:p>
          </draw:text-box>
          <svg:title/>
          <svg:desc/>
        </draw:frame>
      </presentation:notes>
    </style:master-page>
    <style:master-page style:name="Master4-Layout2-obj-Titolo-e-contenuto" style:page-layout-name="pageLayout1" draw:style-name="a1872">
      <draw:custom-shape svg:x="0in" svg:y="0in" svg:width="11.02362in" svg:height="1.1811in" draw:id="id255" draw:layer="Master4-bg" draw:style-name="a1875" draw:name="Figura a mano libera: forma 6">
        <svg:title/>
        <svg:desc/>
        <text:p text:style-name="a1874" text:class-names="" text:cond-style-name=""><text:span text:style-name="a187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6" presentation:style-name="a1878" draw:name="Titolo 1" svg:x="0.59055in" svg:y="0.09843in" svg:width="9.84252in" svg:height="1.08268in" presentation:class="title" presentation:placeholder="false">
        <draw:text-box>
          <text:p text:style-name="a1877" text:class-names="" text:cond-style-name=""><text:span text:style-name="a1876" text:class-names="">Fare clic per modificare lo stile del titolo dello schema</text:span></text:p>
        </draw:text-box>
        <svg:title/>
        <svg:desc/>
      </draw:frame>
      <draw:frame draw:id="id257" presentation:style-name="a1893" draw:name="Segnaposto contenuto 2" svg:x="0.59055in" svg:y="1.5748in" svg:width="9.84252in" svg:height="3.83858in" presentation:class="object" presentation:placeholder="false">
        <draw:text-box>
          <text:p text:style-name="a1880" text:class-names="" text:cond-style-name=""><text:span text:style-name="a1879" text:class-names="">Fare clic per modificare gli stili del testo dello schema</text:span></text:p>
          <text:list text:style-name="a1883">
            <text:list-item>
              <text:list text:style-name="a1883">
                <text:list-item>
                  <text:p text:style-name="a1882" text:class-names="" text:cond-style-name=""><text:span text:style-name="a1881" text:class-names="">Secondo livello</text:span></text:p>
                </text:list-item>
              </text:list>
            </text:list-item>
          </text:list>
          <text:list text:style-name="a1886">
            <text:list-item>
              <text:list text:style-name="a1886">
                <text:list-item>
                  <text:list text:style-name="a1886">
                    <text:list-item>
                      <text:p text:style-name="a1885" text:class-names="" text:cond-style-name=""><text:span text:style-name="a18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89">
            <text:list-item>
              <text:list text:style-name="a1889">
                <text:list-item>
                  <text:list text:style-name="a1889">
                    <text:list-item>
                      <text:list text:style-name="a1889">
                        <text:list-item>
                          <text:p text:style-name="a1888" text:class-names="" text:cond-style-name=""><text:span text:style-name="a18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2">
            <text:list-item>
              <text:list text:style-name="a1892">
                <text:list-item>
                  <text:list text:style-name="a1892">
                    <text:list-item>
                      <text:list text:style-name="a1892">
                        <text:list-item>
                          <text:list text:style-name="a1892">
                            <text:list-item>
                              <text:p text:style-name="a1891" text:class-names="" text:cond-style-name=""><text:span text:style-name="a1890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8" presentation:style-name="a1896" draw:name="Segnaposto data 3" svg:x="0.59055in" svg:y="5.61024in" svg:width="2.55906in" svg:height="0.49213in" presentation:class="date-time" presentation:placeholder="false">
        <draw:text-box>
          <text:p text:style-name="a1895" text:class-names="" text:cond-style-name=""><text:span text:style-name="a1894" text:class-names=""><text:s text:c="1"/></text:span></text:p>
        </draw:text-box>
        <svg:title/>
        <svg:desc/>
      </draw:frame>
      <draw:frame draw:id="id259" presentation:style-name="a1899" draw:name="Segnaposto piè di pagina 4" svg:x="3.74016in" svg:y="5.61024in" svg:width="3.54331in" svg:height="0.49213in" presentation:class="footer" presentation:placeholder="false">
        <draw:text-box>
          <text:p text:style-name="a1898" text:class-names="" text:cond-style-name=""><text:span text:style-name="a1897" text:class-names=""><text:s text:c="1"/></text:span></text:p>
        </draw:text-box>
        <svg:title/>
        <svg:desc/>
      </draw:frame>
      <draw:frame draw:id="id260" presentation:style-name="a1903" draw:name="Segnaposto numero diapositiva 5" svg:x="7.87402in" svg:y="5.61024in" svg:width="2.55906in" svg:height="0.49213in" presentation:class="page-number" presentation:placeholder="false">
        <draw:text-box>
          <text:p text:style-name="a1902" text:class-names="" text:cond-style-name=""><text:span text:style-name="a1900" text:class-names=""><text:page-number style:num-format="1" text:fixed="false"/></text:span><text:span text:style-name="a1901" text:class-names=""><text:s text:c="1"/></text:span></text:p>
        </draw:text-box>
        <svg:title/>
        <svg:desc/>
      </draw:frame>
      <presentation:notes style:page-layout-name="pageLayout2" draw:style-name="a1921">
        <draw:page-thumbnail svg:x="1.71338in" svg:y="1.22205in" svg:width="4.83937in" svg:height="4.08898in" presentation:class="page" draw:id="id6" presentation:style-name="a1904" draw:name="Segnaposto immagine diapositiva 1">
          <svg:title/>
          <svg:desc/>
        </draw:page-thumbnail>
        <draw:frame draw:id="id7" presentation:style-name="a1907" draw:name="Segnaposto note 2" svg:x="1.14173in" svg:y="5.57362in" svg:width="5.98386in" svg:height="4.90709in" presentation:class="notes" presentation:placeholder="false">
          <draw:text-box>
            <text:p text:style-name="a1906" text:class-names="" text:cond-style-name=""><text:span text:style-name="a1905" text:class-names=""/></text:p>
          </draw:text-box>
          <svg:title/>
          <svg:desc/>
        </draw:frame>
        <draw:frame draw:id="id8" presentation:style-name="a1910" draw:name="Segnaposto intestazione 3" svg:x="0.3937in" svg:y="0.3937in" svg:width="3.24606in" svg:height="0.54488in" presentation:class="header" presentation:placeholder="false">
          <draw:text-box>
            <text:p text:style-name="a1909" text:class-names="" text:cond-style-name=""><text:span text:style-name="a1908" text:class-names=""><text:s text:c="1"/></text:span></text:p>
          </draw:text-box>
          <svg:title/>
          <svg:desc/>
        </draw:frame>
        <draw:frame draw:id="id9" presentation:style-name="a1913" draw:name="Segnaposto data 4" svg:x="4.62756in" svg:y="0.3937in" svg:width="3.24606in" svg:height="0.54488in" presentation:class="date-time" presentation:placeholder="false">
          <draw:text-box>
            <text:p text:style-name="a1912" text:class-names="" text:cond-style-name=""><text:span text:style-name="a1911" text:class-names=""><text:s text:c="1"/></text:span></text:p>
          </draw:text-box>
          <svg:title/>
          <svg:desc/>
        </draw:frame>
        <draw:frame draw:id="id10" presentation:style-name="a1916" draw:name="Segnaposto piè di pagina 5" svg:x="0.3937in" svg:y="10.75394in" svg:width="3.24606in" svg:height="0.54488in" presentation:class="footer" presentation:placeholder="false">
          <draw:text-box>
            <text:p text:style-name="a1915" text:class-names="" text:cond-style-name=""><text:span text:style-name="a1914" text:class-names=""><text:s text:c="1"/></text:span></text:p>
          </draw:text-box>
          <svg:title/>
          <svg:desc/>
        </draw:frame>
        <draw:frame draw:id="id11" presentation:style-name="a1920" draw:name="Segnaposto numero diapositiva 6" svg:x="4.62756in" svg:y="10.75394in" svg:width="3.24606in" svg:height="0.54488in" presentation:class="page-number" presentation:placeholder="false">
          <draw:text-box>
            <text:p text:style-name="a1919" text:class-names="" text:cond-style-name=""><text:span text:style-name="a1917" text:class-names=""><text:page-number style:num-format="1" text:fixed="false"/></text:span><text:span text:style-name="a1918" text:class-names=""><text:s text:c="1"/></text:span></text:p>
          </draw:text-box>
          <svg:title/>
          <svg:desc/>
        </draw:frame>
      </presentation:notes>
    </style:master-page>
    <style:master-page style:name="Master4-Layout3-secHead-Intestazione-sezione" style:page-layout-name="pageLayout1" draw:style-name="a1922">
      <draw:custom-shape svg:x="0in" svg:y="0in" svg:width="11.02362in" svg:height="1.1811in" draw:id="id261" draw:layer="Master4-bg" draw:style-name="a1925" draw:name="Figura a mano libera: forma 6">
        <svg:title/>
        <svg:desc/>
        <text:p text:style-name="a1924" text:class-names="" text:cond-style-name=""><text:span text:style-name="a19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62" presentation:style-name="a1928" draw:name="Titolo 1" svg:x="0.75174in" svg:y="1.54688in" svg:width="9.50868in" svg:height="2.57812in" presentation:class="title" presentation:placeholder="false">
        <draw:text-box>
          <text:p text:style-name="a1927" text:class-names="" text:cond-style-name=""><text:span text:style-name="a1926" text:class-names="">Fare clic per modificare lo stile del titolo dello schema</text:span></text:p>
        </draw:text-box>
        <svg:title/>
        <svg:desc/>
      </draw:frame>
      <draw:frame draw:id="id263" presentation:style-name="a1932" draw:name="Segnaposto testo 2" svg:x="0.75174in" svg:y="4.14931in" svg:width="9.50868in" svg:height="1.35764in" presentation:class="outline" presentation:placeholder="false">
        <draw:text-box>
          <text:list text:style-name="a1931">
            <text:list-item>
              <text:p text:style-name="a1930" text:class-names="" text:cond-style-name=""><text:span text:style-name="a1929" text:class-names="">Fare clic per modificare gli stili del testo dello schema</text:span></text:p>
            </text:list-item>
          </text:list>
        </draw:text-box>
        <svg:title/>
        <svg:desc/>
      </draw:frame>
      <draw:frame draw:id="id264" presentation:style-name="a1935" draw:name="Segnaposto data 3" svg:x="0.59055in" svg:y="5.61024in" svg:width="2.55906in" svg:height="0.49213in" presentation:class="date-time" presentation:placeholder="false">
        <draw:text-box>
          <text:p text:style-name="a1934" text:class-names="" text:cond-style-name=""><text:span text:style-name="a1933" text:class-names=""><text:s text:c="1"/></text:span></text:p>
        </draw:text-box>
        <svg:title/>
        <svg:desc/>
      </draw:frame>
      <draw:frame draw:id="id265" presentation:style-name="a1938" draw:name="Segnaposto piè di pagina 4" svg:x="3.74016in" svg:y="5.61024in" svg:width="3.54331in" svg:height="0.49213in" presentation:class="footer" presentation:placeholder="false">
        <draw:text-box>
          <text:p text:style-name="a1937" text:class-names="" text:cond-style-name=""><text:span text:style-name="a1936" text:class-names=""><text:s text:c="1"/></text:span></text:p>
        </draw:text-box>
        <svg:title/>
        <svg:desc/>
      </draw:frame>
      <draw:frame draw:id="id266" presentation:style-name="a1942" draw:name="Segnaposto numero diapositiva 5" svg:x="7.87402in" svg:y="5.61024in" svg:width="2.55906in" svg:height="0.49213in" presentation:class="page-number" presentation:placeholder="false">
        <draw:text-box>
          <text:p text:style-name="a1941" text:class-names="" text:cond-style-name=""><text:span text:style-name="a1939" text:class-names=""><text:page-number style:num-format="1" text:fixed="false"/></text:span><text:span text:style-name="a1940" text:class-names=""><text:s text:c="1"/></text:span></text:p>
        </draw:text-box>
        <svg:title/>
        <svg:desc/>
      </draw:frame>
      <presentation:notes style:page-layout-name="pageLayout2" draw:style-name="a1960">
        <draw:page-thumbnail svg:x="1.71338in" svg:y="1.22205in" svg:width="4.83937in" svg:height="4.08898in" presentation:class="page" draw:id="id6" presentation:style-name="a1943" draw:name="Segnaposto immagine diapositiva 1">
          <svg:title/>
          <svg:desc/>
        </draw:page-thumbnail>
        <draw:frame draw:id="id7" presentation:style-name="a1946" draw:name="Segnaposto note 2" svg:x="1.14173in" svg:y="5.57362in" svg:width="5.98386in" svg:height="4.90709in" presentation:class="notes" presentation:placeholder="false">
          <draw:text-box>
            <text:p text:style-name="a1945" text:class-names="" text:cond-style-name=""><text:span text:style-name="a1944" text:class-names=""/></text:p>
          </draw:text-box>
          <svg:title/>
          <svg:desc/>
        </draw:frame>
        <draw:frame draw:id="id8" presentation:style-name="a1949" draw:name="Segnaposto intestazione 3" svg:x="0.3937in" svg:y="0.3937in" svg:width="3.24606in" svg:height="0.54488in" presentation:class="header" presentation:placeholder="false">
          <draw:text-box>
            <text:p text:style-name="a1948" text:class-names="" text:cond-style-name=""><text:span text:style-name="a1947" text:class-names=""><text:s text:c="1"/></text:span></text:p>
          </draw:text-box>
          <svg:title/>
          <svg:desc/>
        </draw:frame>
        <draw:frame draw:id="id9" presentation:style-name="a1952" draw:name="Segnaposto data 4" svg:x="4.62756in" svg:y="0.3937in" svg:width="3.24606in" svg:height="0.54488in" presentation:class="date-time" presentation:placeholder="false">
          <draw:text-box>
            <text:p text:style-name="a1951" text:class-names="" text:cond-style-name=""><text:span text:style-name="a1950" text:class-names=""><text:s text:c="1"/></text:span></text:p>
          </draw:text-box>
          <svg:title/>
          <svg:desc/>
        </draw:frame>
        <draw:frame draw:id="id10" presentation:style-name="a1955" draw:name="Segnaposto piè di pagina 5" svg:x="0.3937in" svg:y="10.75394in" svg:width="3.24606in" svg:height="0.54488in" presentation:class="footer" presentation:placeholder="false">
          <draw:text-box>
            <text:p text:style-name="a1954" text:class-names="" text:cond-style-name=""><text:span text:style-name="a1953" text:class-names=""><text:s text:c="1"/></text:span></text:p>
          </draw:text-box>
          <svg:title/>
          <svg:desc/>
        </draw:frame>
        <draw:frame draw:id="id11" presentation:style-name="a1959" draw:name="Segnaposto numero diapositiva 6" svg:x="4.62756in" svg:y="10.75394in" svg:width="3.24606in" svg:height="0.54488in" presentation:class="page-number" presentation:placeholder="false">
          <draw:text-box>
            <text:p text:style-name="a1958" text:class-names="" text:cond-style-name=""><text:span text:style-name="a1956" text:class-names=""><text:page-number style:num-format="1" text:fixed="false"/></text:span><text:span text:style-name="a1957" text:class-names=""><text:s text:c="1"/></text:span></text:p>
          </draw:text-box>
          <svg:title/>
          <svg:desc/>
        </draw:frame>
      </presentation:notes>
    </style:master-page>
    <style:master-page style:name="Master4-Layout4-twoObj-Due-contenuti" style:page-layout-name="pageLayout1" draw:style-name="a1961">
      <draw:custom-shape svg:x="0in" svg:y="0in" svg:width="11.02362in" svg:height="1.1811in" draw:id="id267" draw:layer="Master4-bg" draw:style-name="a1964" draw:name="Figura a mano libera: forma 7">
        <svg:title/>
        <svg:desc/>
        <text:p text:style-name="a1963" text:class-names="" text:cond-style-name=""><text:span text:style-name="a196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68" presentation:style-name="a1967" draw:name="Titolo 1" svg:x="0.59055in" svg:y="0.09843in" svg:width="9.84252in" svg:height="1.08268in" presentation:class="title" presentation:placeholder="false">
        <draw:text-box>
          <text:p text:style-name="a1966" text:class-names="" text:cond-style-name=""><text:span text:style-name="a1965" text:class-names="">Fare clic per modificare lo stile del titolo dello schema</text:span></text:p>
        </draw:text-box>
        <svg:title/>
        <svg:desc/>
      </draw:frame>
      <draw:frame draw:id="id269" presentation:style-name="a1982" draw:name="Segnaposto contenuto 2" svg:x="0.59028in" svg:y="1.57465in" svg:width="4.83681in" svg:height="3.83854in" presentation:class="object" presentation:placeholder="false">
        <draw:text-box>
          <text:p text:style-name="a1969" text:class-names="" text:cond-style-name=""><text:span text:style-name="a1968" text:class-names="">Fare clic per modificare gli stili del testo dello schema</text:span></text:p>
          <text:list text:style-name="a1972">
            <text:list-item>
              <text:list text:style-name="a1972">
                <text:list-item>
                  <text:p text:style-name="a1971" text:class-names="" text:cond-style-name=""><text:span text:style-name="a1970" text:class-names="">Secondo livello</text:span></text:p>
                </text:list-item>
              </text:list>
            </text:list-item>
          </text:list>
          <text:list text:style-name="a1975">
            <text:list-item>
              <text:list text:style-name="a1975">
                <text:list-item>
                  <text:list text:style-name="a1975">
                    <text:list-item>
                      <text:p text:style-name="a1974" text:class-names="" text:cond-style-name=""><text:span text:style-name="a19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78">
            <text:list-item>
              <text:list text:style-name="a1978">
                <text:list-item>
                  <text:list text:style-name="a1978">
                    <text:list-item>
                      <text:list text:style-name="a1978">
                        <text:list-item>
                          <text:p text:style-name="a1977" text:class-names="" text:cond-style-name=""><text:span text:style-name="a19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1">
            <text:list-item>
              <text:list text:style-name="a1981">
                <text:list-item>
                  <text:list text:style-name="a1981">
                    <text:list-item>
                      <text:list text:style-name="a1981">
                        <text:list-item>
                          <text:list text:style-name="a1981">
                            <text:list-item>
                              <text:p text:style-name="a1980" text:class-names="" text:cond-style-name=""><text:span text:style-name="a197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0" presentation:style-name="a1997" draw:name="Segnaposto contenuto 3" svg:x="5.59375in" svg:y="1.57465in" svg:width="4.83854in" svg:height="3.83854in" presentation:class="object" presentation:placeholder="false">
        <draw:text-box>
          <text:p text:style-name="a1984" text:class-names="" text:cond-style-name=""><text:span text:style-name="a1983" text:class-names="">Fare clic per modificare gli stili del testo dello schema</text:span></text:p>
          <text:list text:style-name="a1987">
            <text:list-item>
              <text:list text:style-name="a1987">
                <text:list-item>
                  <text:p text:style-name="a1986" text:class-names="" text:cond-style-name=""><text:span text:style-name="a1985" text:class-names="">Secondo livello</text:span></text:p>
                </text:list-item>
              </text:list>
            </text:list-item>
          </text:list>
          <text:list text:style-name="a1990">
            <text:list-item>
              <text:list text:style-name="a1990">
                <text:list-item>
                  <text:list text:style-name="a1990">
                    <text:list-item>
                      <text:p text:style-name="a1989" text:class-names="" text:cond-style-name=""><text:span text:style-name="a19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93">
            <text:list-item>
              <text:list text:style-name="a1993">
                <text:list-item>
                  <text:list text:style-name="a1993">
                    <text:list-item>
                      <text:list text:style-name="a1993">
                        <text:list-item>
                          <text:p text:style-name="a1992" text:class-names="" text:cond-style-name=""><text:span text:style-name="a19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6">
            <text:list-item>
              <text:list text:style-name="a1996">
                <text:list-item>
                  <text:list text:style-name="a1996">
                    <text:list-item>
                      <text:list text:style-name="a1996">
                        <text:list-item>
                          <text:list text:style-name="a1996">
                            <text:list-item>
                              <text:p text:style-name="a1995" text:class-names="" text:cond-style-name=""><text:span text:style-name="a19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1" presentation:style-name="a2000" draw:name="Segnaposto data 4" svg:x="0.59055in" svg:y="5.61024in" svg:width="2.55906in" svg:height="0.49213in" presentation:class="date-time" presentation:placeholder="false">
        <draw:text-box>
          <text:p text:style-name="a1999" text:class-names="" text:cond-style-name=""><text:span text:style-name="a1998" text:class-names=""><text:s text:c="1"/></text:span></text:p>
        </draw:text-box>
        <svg:title/>
        <svg:desc/>
      </draw:frame>
      <draw:frame draw:id="id272" presentation:style-name="a2003" draw:name="Segnaposto piè di pagina 5" svg:x="3.74016in" svg:y="5.61024in" svg:width="3.54331in" svg:height="0.49213in" presentation:class="footer" presentation:placeholder="false">
        <draw:text-box>
          <text:p text:style-name="a2002" text:class-names="" text:cond-style-name=""><text:span text:style-name="a2001" text:class-names=""><text:s text:c="1"/></text:span></text:p>
        </draw:text-box>
        <svg:title/>
        <svg:desc/>
      </draw:frame>
      <draw:frame draw:id="id273" presentation:style-name="a2007" draw:name="Segnaposto numero diapositiva 6" svg:x="7.87402in" svg:y="5.61024in" svg:width="2.55906in" svg:height="0.49213in" presentation:class="page-number" presentation:placeholder="false">
        <draw:text-box>
          <text:p text:style-name="a2006" text:class-names="" text:cond-style-name=""><text:span text:style-name="a2004" text:class-names=""><text:page-number style:num-format="1" text:fixed="false"/></text:span><text:span text:style-name="a2005" text:class-names=""><text:s text:c="1"/></text:span></text:p>
        </draw:text-box>
        <svg:title/>
        <svg:desc/>
      </draw:frame>
      <presentation:notes style:page-layout-name="pageLayout2" draw:style-name="a2025">
        <draw:page-thumbnail svg:x="1.71338in" svg:y="1.22205in" svg:width="4.83937in" svg:height="4.08898in" presentation:class="page" draw:id="id6" presentation:style-name="a2008" draw:name="Segnaposto immagine diapositiva 1">
          <svg:title/>
          <svg:desc/>
        </draw:page-thumbnail>
        <draw:frame draw:id="id7" presentation:style-name="a2011" draw:name="Segnaposto note 2" svg:x="1.14173in" svg:y="5.57362in" svg:width="5.98386in" svg:height="4.90709in" presentation:class="notes" presentation:placeholder="false">
          <draw:text-box>
            <text:p text:style-name="a2010" text:class-names="" text:cond-style-name=""><text:span text:style-name="a2009" text:class-names=""/></text:p>
          </draw:text-box>
          <svg:title/>
          <svg:desc/>
        </draw:frame>
        <draw:frame draw:id="id8" presentation:style-name="a2014" draw:name="Segnaposto intestazione 3" svg:x="0.3937in" svg:y="0.3937in" svg:width="3.24606in" svg:height="0.54488in" presentation:class="header" presentation:placeholder="false">
          <draw:text-box>
            <text:p text:style-name="a2013" text:class-names="" text:cond-style-name=""><text:span text:style-name="a2012" text:class-names=""><text:s text:c="1"/></text:span></text:p>
          </draw:text-box>
          <svg:title/>
          <svg:desc/>
        </draw:frame>
        <draw:frame draw:id="id9" presentation:style-name="a2017" draw:name="Segnaposto data 4" svg:x="4.62756in" svg:y="0.3937in" svg:width="3.24606in" svg:height="0.54488in" presentation:class="date-time" presentation:placeholder="false">
          <draw:text-box>
            <text:p text:style-name="a2016" text:class-names="" text:cond-style-name=""><text:span text:style-name="a2015" text:class-names=""><text:s text:c="1"/></text:span></text:p>
          </draw:text-box>
          <svg:title/>
          <svg:desc/>
        </draw:frame>
        <draw:frame draw:id="id10" presentation:style-name="a2020" draw:name="Segnaposto piè di pagina 5" svg:x="0.3937in" svg:y="10.75394in" svg:width="3.24606in" svg:height="0.54488in" presentation:class="footer" presentation:placeholder="false">
          <draw:text-box>
            <text:p text:style-name="a2019" text:class-names="" text:cond-style-name=""><text:span text:style-name="a2018" text:class-names=""><text:s text:c="1"/></text:span></text:p>
          </draw:text-box>
          <svg:title/>
          <svg:desc/>
        </draw:frame>
        <draw:frame draw:id="id11" presentation:style-name="a2024" draw:name="Segnaposto numero diapositiva 6" svg:x="4.62756in" svg:y="10.75394in" svg:width="3.24606in" svg:height="0.54488in" presentation:class="page-number" presentation:placeholder="false">
          <draw:text-box>
            <text:p text:style-name="a2023" text:class-names="" text:cond-style-name=""><text:span text:style-name="a2021" text:class-names=""><text:page-number style:num-format="1" text:fixed="false"/></text:span><text:span text:style-name="a2022" text:class-names=""><text:s text:c="1"/></text:span></text:p>
          </draw:text-box>
          <svg:title/>
          <svg:desc/>
        </draw:frame>
      </presentation:notes>
    </style:master-page>
    <style:master-page style:name="Master4-Layout5-twoTxTwoObj-Confronto" style:page-layout-name="pageLayout1" draw:style-name="a2026">
      <draw:custom-shape svg:x="0in" svg:y="0in" svg:width="11.02362in" svg:height="1.1811in" draw:id="id274" draw:layer="Master4-bg" draw:style-name="a2029" draw:name="Figura a mano libera: forma 9">
        <svg:title/>
        <svg:desc/>
        <text:p text:style-name="a2028" text:class-names="" text:cond-style-name=""><text:span text:style-name="a20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75" presentation:style-name="a2032" draw:name="Titolo 1" svg:x="0.75868in" svg:y="0.32986in" svg:width="9.50868in" svg:height="1.19965in" presentation:class="title" presentation:placeholder="false">
        <draw:text-box>
          <text:p text:style-name="a2031" text:class-names="" text:cond-style-name=""><text:span text:style-name="a2030" text:class-names="">Fare clic per modificare lo stile del titolo dello schema</text:span></text:p>
        </draw:text-box>
        <svg:title/>
        <svg:desc/>
      </draw:frame>
      <draw:frame draw:id="id276" presentation:style-name="a2036" draw:name="Segnaposto testo 2" svg:x="0.75868in" svg:y="1.52083in" svg:width="4.66493in" svg:height="0.74479in" presentation:class="outline" presentation:placeholder="false">
        <draw:text-box>
          <text:list text:style-name="a2035">
            <text:list-item>
              <text:p text:style-name="a2034" text:class-names="" text:cond-style-name=""><text:span text:style-name="a2033" text:class-names="">Fare clic per modificare gli stili del testo dello schema</text:span></text:p>
            </text:list-item>
          </text:list>
        </draw:text-box>
        <svg:title/>
        <svg:desc/>
      </draw:frame>
      <draw:frame draw:id="id277" presentation:style-name="a2051" draw:name="Segnaposto contenuto 3" svg:x="0.75868in" svg:y="2.26563in" svg:width="4.66493in" svg:height="3.3316in" presentation:class="object" presentation:placeholder="false">
        <draw:text-box>
          <text:p text:style-name="a2038" text:class-names="" text:cond-style-name=""><text:span text:style-name="a2037" text:class-names="">Fare clic per modificare gli stili del testo dello schema</text:span></text:p>
          <text:list text:style-name="a2041">
            <text:list-item>
              <text:list text:style-name="a2041">
                <text:list-item>
                  <text:p text:style-name="a2040" text:class-names="" text:cond-style-name=""><text:span text:style-name="a2039" text:class-names="">Secondo livello</text:span></text:p>
                </text:list-item>
              </text:list>
            </text:list-item>
          </text:list>
          <text:list text:style-name="a2044">
            <text:list-item>
              <text:list text:style-name="a2044">
                <text:list-item>
                  <text:list text:style-name="a2044">
                    <text:list-item>
                      <text:p text:style-name="a2043" text:class-names="" text:cond-style-name=""><text:span text:style-name="a204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47">
            <text:list-item>
              <text:list text:style-name="a2047">
                <text:list-item>
                  <text:list text:style-name="a2047">
                    <text:list-item>
                      <text:list text:style-name="a2047">
                        <text:list-item>
                          <text:p text:style-name="a2046" text:class-names="" text:cond-style-name=""><text:span text:style-name="a204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0">
            <text:list-item>
              <text:list text:style-name="a2050">
                <text:list-item>
                  <text:list text:style-name="a2050">
                    <text:list-item>
                      <text:list text:style-name="a2050">
                        <text:list-item>
                          <text:list text:style-name="a2050">
                            <text:list-item>
                              <text:p text:style-name="a2049" text:class-names="" text:cond-style-name=""><text:span text:style-name="a204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8" presentation:style-name="a2055" draw:name="Segnaposto testo 4" svg:x="5.5816in" svg:y="1.52083in" svg:width="4.68576in" svg:height="0.74479in" presentation:class="outline" presentation:placeholder="false">
        <draw:text-box>
          <text:list text:style-name="a2054">
            <text:list-item>
              <text:p text:style-name="a2053" text:class-names="" text:cond-style-name=""><text:span text:style-name="a2052" text:class-names="">Fare clic per modificare gli stili del testo dello schema</text:span></text:p>
            </text:list-item>
          </text:list>
        </draw:text-box>
        <svg:title/>
        <svg:desc/>
      </draw:frame>
      <draw:frame draw:id="id279" presentation:style-name="a2070" draw:name="Segnaposto contenuto 5" svg:x="5.5816in" svg:y="2.26563in" svg:width="4.68576in" svg:height="3.3316in" presentation:class="object" presentation:placeholder="false">
        <draw:text-box>
          <text:p text:style-name="a2057" text:class-names="" text:cond-style-name=""><text:span text:style-name="a2056" text:class-names="">Fare clic per modificare gli stili del testo dello schema</text:span></text:p>
          <text:list text:style-name="a2060">
            <text:list-item>
              <text:list text:style-name="a2060">
                <text:list-item>
                  <text:p text:style-name="a2059" text:class-names="" text:cond-style-name=""><text:span text:style-name="a2058" text:class-names="">Secondo livello</text:span></text:p>
                </text:list-item>
              </text:list>
            </text:list-item>
          </text:list>
          <text:list text:style-name="a2063">
            <text:list-item>
              <text:list text:style-name="a2063">
                <text:list-item>
                  <text:list text:style-name="a2063">
                    <text:list-item>
                      <text:p text:style-name="a2062" text:class-names="" text:cond-style-name=""><text:span text:style-name="a206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66">
            <text:list-item>
              <text:list text:style-name="a2066">
                <text:list-item>
                  <text:list text:style-name="a2066">
                    <text:list-item>
                      <text:list text:style-name="a2066">
                        <text:list-item>
                          <text:p text:style-name="a2065" text:class-names="" text:cond-style-name=""><text:span text:style-name="a206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9">
            <text:list-item>
              <text:list text:style-name="a2069">
                <text:list-item>
                  <text:list text:style-name="a2069">
                    <text:list-item>
                      <text:list text:style-name="a2069">
                        <text:list-item>
                          <text:list text:style-name="a2069">
                            <text:list-item>
                              <text:p text:style-name="a2068" text:class-names="" text:cond-style-name=""><text:span text:style-name="a206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0" presentation:style-name="a2073" draw:name="Segnaposto data 6" svg:x="0.59055in" svg:y="5.61024in" svg:width="2.55906in" svg:height="0.49213in" presentation:class="date-time" presentation:placeholder="false">
        <draw:text-box>
          <text:p text:style-name="a2072" text:class-names="" text:cond-style-name=""><text:span text:style-name="a2071" text:class-names=""><text:s text:c="1"/></text:span></text:p>
        </draw:text-box>
        <svg:title/>
        <svg:desc/>
      </draw:frame>
      <draw:frame draw:id="id281" presentation:style-name="a2076" draw:name="Segnaposto piè di pagina 7" svg:x="3.74016in" svg:y="5.61024in" svg:width="3.54331in" svg:height="0.49213in" presentation:class="footer" presentation:placeholder="false">
        <draw:text-box>
          <text:p text:style-name="a2075" text:class-names="" text:cond-style-name=""><text:span text:style-name="a2074" text:class-names=""><text:s text:c="1"/></text:span></text:p>
        </draw:text-box>
        <svg:title/>
        <svg:desc/>
      </draw:frame>
      <draw:frame draw:id="id282" presentation:style-name="a2080" draw:name="Segnaposto numero diapositiva 8" svg:x="7.87402in" svg:y="5.61024in" svg:width="2.55906in" svg:height="0.49213in" presentation:class="page-number" presentation:placeholder="false">
        <draw:text-box>
          <text:p text:style-name="a2079" text:class-names="" text:cond-style-name=""><text:span text:style-name="a2077" text:class-names=""><text:page-number style:num-format="1" text:fixed="false"/></text:span><text:span text:style-name="a2078" text:class-names=""><text:s text:c="1"/></text:span></text:p>
        </draw:text-box>
        <svg:title/>
        <svg:desc/>
      </draw:frame>
      <presentation:notes style:page-layout-name="pageLayout2" draw:style-name="a2098">
        <draw:page-thumbnail svg:x="1.71338in" svg:y="1.22205in" svg:width="4.83937in" svg:height="4.08898in" presentation:class="page" draw:id="id6" presentation:style-name="a2081" draw:name="Segnaposto immagine diapositiva 1">
          <svg:title/>
          <svg:desc/>
        </draw:page-thumbnail>
        <draw:frame draw:id="id7" presentation:style-name="a2084" draw:name="Segnaposto note 2" svg:x="1.14173in" svg:y="5.57362in" svg:width="5.98386in" svg:height="4.90709in" presentation:class="notes" presentation:placeholder="false">
          <draw:text-box>
            <text:p text:style-name="a2083" text:class-names="" text:cond-style-name=""><text:span text:style-name="a2082" text:class-names=""/></text:p>
          </draw:text-box>
          <svg:title/>
          <svg:desc/>
        </draw:frame>
        <draw:frame draw:id="id8" presentation:style-name="a2087" draw:name="Segnaposto intestazione 3" svg:x="0.3937in" svg:y="0.3937in" svg:width="3.24606in" svg:height="0.54488in" presentation:class="header" presentation:placeholder="false">
          <draw:text-box>
            <text:p text:style-name="a2086" text:class-names="" text:cond-style-name=""><text:span text:style-name="a2085" text:class-names=""><text:s text:c="1"/></text:span></text:p>
          </draw:text-box>
          <svg:title/>
          <svg:desc/>
        </draw:frame>
        <draw:frame draw:id="id9" presentation:style-name="a2090" draw:name="Segnaposto data 4" svg:x="4.62756in" svg:y="0.3937in" svg:width="3.24606in" svg:height="0.54488in" presentation:class="date-time" presentation:placeholder="false">
          <draw:text-box>
            <text:p text:style-name="a2089" text:class-names="" text:cond-style-name=""><text:span text:style-name="a2088" text:class-names=""><text:s text:c="1"/></text:span></text:p>
          </draw:text-box>
          <svg:title/>
          <svg:desc/>
        </draw:frame>
        <draw:frame draw:id="id10" presentation:style-name="a2093" draw:name="Segnaposto piè di pagina 5" svg:x="0.3937in" svg:y="10.75394in" svg:width="3.24606in" svg:height="0.54488in" presentation:class="footer" presentation:placeholder="false">
          <draw:text-box>
            <text:p text:style-name="a2092" text:class-names="" text:cond-style-name=""><text:span text:style-name="a2091" text:class-names=""><text:s text:c="1"/></text:span></text:p>
          </draw:text-box>
          <svg:title/>
          <svg:desc/>
        </draw:frame>
        <draw:frame draw:id="id11" presentation:style-name="a2097" draw:name="Segnaposto numero diapositiva 6" svg:x="4.62756in" svg:y="10.75394in" svg:width="3.24606in" svg:height="0.54488in" presentation:class="page-number" presentation:placeholder="false">
          <draw:text-box>
            <text:p text:style-name="a2096" text:class-names="" text:cond-style-name=""><text:span text:style-name="a2094" text:class-names=""><text:page-number style:num-format="1" text:fixed="false"/></text:span><text:span text:style-name="a2095" text:class-names=""><text:s text:c="1"/></text:span></text:p>
          </draw:text-box>
          <svg:title/>
          <svg:desc/>
        </draw:frame>
      </presentation:notes>
    </style:master-page>
    <style:master-page style:name="Master4-Layout6-titleOnly-Solo-titolo" style:page-layout-name="pageLayout1" draw:style-name="a2099">
      <draw:custom-shape svg:x="0in" svg:y="0in" svg:width="11.02362in" svg:height="1.1811in" draw:id="id283" draw:layer="Master4-bg" draw:style-name="a2102" draw:name="Figura a mano libera: forma 5">
        <svg:title/>
        <svg:desc/>
        <text:p text:style-name="a2101" text:class-names="" text:cond-style-name=""><text:span text:style-name="a21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4" presentation:style-name="a2105" draw:name="Titolo 1" svg:x="0.59055in" svg:y="0.09843in" svg:width="9.84252in" svg:height="1.08268in" presentation:class="title" presentation:placeholder="false">
        <draw:text-box>
          <text:p text:style-name="a2104" text:class-names="" text:cond-style-name=""><text:span text:style-name="a2103" text:class-names="">Fare clic per modificare lo stile del titolo dello schema</text:span></text:p>
        </draw:text-box>
        <svg:title/>
        <svg:desc/>
      </draw:frame>
      <draw:frame draw:id="id285" presentation:style-name="a2108" draw:name="Segnaposto data 2" svg:x="0.59055in" svg:y="5.61024in" svg:width="2.55906in" svg:height="0.49213in" presentation:class="date-time" presentation:placeholder="false">
        <draw:text-box>
          <text:p text:style-name="a2107" text:class-names="" text:cond-style-name=""><text:span text:style-name="a2106" text:class-names=""><text:s text:c="1"/></text:span></text:p>
        </draw:text-box>
        <svg:title/>
        <svg:desc/>
      </draw:frame>
      <draw:frame draw:id="id286" presentation:style-name="a2111" draw:name="Segnaposto piè di pagina 3" svg:x="3.74016in" svg:y="5.61024in" svg:width="3.54331in" svg:height="0.49213in" presentation:class="footer" presentation:placeholder="false">
        <draw:text-box>
          <text:p text:style-name="a2110" text:class-names="" text:cond-style-name=""><text:span text:style-name="a2109" text:class-names=""><text:s text:c="1"/></text:span></text:p>
        </draw:text-box>
        <svg:title/>
        <svg:desc/>
      </draw:frame>
      <draw:frame draw:id="id287" presentation:style-name="a2115" draw:name="Segnaposto numero diapositiva 4" svg:x="7.87402in" svg:y="5.61024in" svg:width="2.55906in" svg:height="0.49213in" presentation:class="page-number" presentation:placeholder="false">
        <draw:text-box>
          <text:p text:style-name="a2114" text:class-names="" text:cond-style-name=""><text:span text:style-name="a2112" text:class-names=""><text:page-number style:num-format="1" text:fixed="false"/></text:span><text:span text:style-name="a2113" text:class-names=""><text:s text:c="1"/></text:span></text:p>
        </draw:text-box>
        <svg:title/>
        <svg:desc/>
      </draw:frame>
      <presentation:notes style:page-layout-name="pageLayout2" draw:style-name="a2133">
        <draw:page-thumbnail svg:x="1.71338in" svg:y="1.22205in" svg:width="4.83937in" svg:height="4.08898in" presentation:class="page" draw:id="id6" presentation:style-name="a2116" draw:name="Segnaposto immagine diapositiva 1">
          <svg:title/>
          <svg:desc/>
        </draw:page-thumbnail>
        <draw:frame draw:id="id7" presentation:style-name="a2119" draw:name="Segnaposto note 2" svg:x="1.14173in" svg:y="5.57362in" svg:width="5.98386in" svg:height="4.90709in" presentation:class="notes" presentation:placeholder="false">
          <draw:text-box>
            <text:p text:style-name="a2118" text:class-names="" text:cond-style-name=""><text:span text:style-name="a2117" text:class-names=""/></text:p>
          </draw:text-box>
          <svg:title/>
          <svg:desc/>
        </draw:frame>
        <draw:frame draw:id="id8" presentation:style-name="a2122" draw:name="Segnaposto intestazione 3" svg:x="0.3937in" svg:y="0.3937in" svg:width="3.24606in" svg:height="0.54488in" presentation:class="header" presentation:placeholder="false">
          <draw:text-box>
            <text:p text:style-name="a2121" text:class-names="" text:cond-style-name=""><text:span text:style-name="a2120" text:class-names=""><text:s text:c="1"/></text:span></text:p>
          </draw:text-box>
          <svg:title/>
          <svg:desc/>
        </draw:frame>
        <draw:frame draw:id="id9" presentation:style-name="a2125" draw:name="Segnaposto data 4" svg:x="4.62756in" svg:y="0.3937in" svg:width="3.24606in" svg:height="0.54488in" presentation:class="date-time" presentation:placeholder="false">
          <draw:text-box>
            <text:p text:style-name="a2124" text:class-names="" text:cond-style-name=""><text:span text:style-name="a2123" text:class-names=""><text:s text:c="1"/></text:span></text:p>
          </draw:text-box>
          <svg:title/>
          <svg:desc/>
        </draw:frame>
        <draw:frame draw:id="id10" presentation:style-name="a2128" draw:name="Segnaposto piè di pagina 5" svg:x="0.3937in" svg:y="10.75394in" svg:width="3.24606in" svg:height="0.54488in" presentation:class="footer" presentation:placeholder="false">
          <draw:text-box>
            <text:p text:style-name="a2127" text:class-names="" text:cond-style-name=""><text:span text:style-name="a2126" text:class-names=""><text:s text:c="1"/></text:span></text:p>
          </draw:text-box>
          <svg:title/>
          <svg:desc/>
        </draw:frame>
        <draw:frame draw:id="id11" presentation:style-name="a2132" draw:name="Segnaposto numero diapositiva 6" svg:x="4.62756in" svg:y="10.75394in" svg:width="3.24606in" svg:height="0.54488in" presentation:class="page-number" presentation:placeholder="false">
          <draw:text-box>
            <text:p text:style-name="a2131" text:class-names="" text:cond-style-name=""><text:span text:style-name="a2129" text:class-names=""><text:page-number style:num-format="1" text:fixed="false"/></text:span><text:span text:style-name="a2130" text:class-names=""><text:s text:c="1"/></text:span></text:p>
          </draw:text-box>
          <svg:title/>
          <svg:desc/>
        </draw:frame>
      </presentation:notes>
    </style:master-page>
    <style:master-page style:name="Master4-Layout7-blank-Vuota" style:page-layout-name="pageLayout1" draw:style-name="a2134">
      <draw:custom-shape svg:x="0in" svg:y="0in" svg:width="11.02362in" svg:height="1.1811in" draw:id="id288" draw:layer="Master4-bg" draw:style-name="a2137" draw:name="Figura a mano libera: forma 4">
        <svg:title/>
        <svg:desc/>
        <text:p text:style-name="a2136" text:class-names="" text:cond-style-name=""><text:span text:style-name="a21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89" presentation:style-name="a2140" draw:name="Segnaposto data 1" svg:x="0.59055in" svg:y="5.61024in" svg:width="2.55906in" svg:height="0.49213in" presentation:class="date-time" presentation:placeholder="false">
        <draw:text-box>
          <text:p text:style-name="a2139" text:class-names="" text:cond-style-name=""><text:span text:style-name="a2138" text:class-names=""><text:s text:c="1"/></text:span></text:p>
        </draw:text-box>
        <svg:title/>
        <svg:desc/>
      </draw:frame>
      <draw:frame draw:id="id290" presentation:style-name="a2143" draw:name="Segnaposto piè di pagina 2" svg:x="3.74016in" svg:y="5.61024in" svg:width="3.54331in" svg:height="0.49213in" presentation:class="footer" presentation:placeholder="false">
        <draw:text-box>
          <text:p text:style-name="a2142" text:class-names="" text:cond-style-name=""><text:span text:style-name="a2141" text:class-names=""><text:s text:c="1"/></text:span></text:p>
        </draw:text-box>
        <svg:title/>
        <svg:desc/>
      </draw:frame>
      <draw:frame draw:id="id291" presentation:style-name="a2147" draw:name="Segnaposto numero diapositiva 3" svg:x="7.87402in" svg:y="5.61024in" svg:width="2.55906in" svg:height="0.49213in" presentation:class="page-number" presentation:placeholder="false">
        <draw:text-box>
          <text:p text:style-name="a2146" text:class-names="" text:cond-style-name=""><text:span text:style-name="a2144" text:class-names=""><text:page-number style:num-format="1" text:fixed="false"/></text:span><text:span text:style-name="a2145" text:class-names=""><text:s text:c="1"/></text:span></text:p>
        </draw:text-box>
        <svg:title/>
        <svg:desc/>
      </draw:frame>
      <presentation:notes style:page-layout-name="pageLayout2" draw:style-name="a2165">
        <draw:page-thumbnail svg:x="1.71338in" svg:y="1.22205in" svg:width="4.83937in" svg:height="4.08898in" presentation:class="page" draw:id="id6" presentation:style-name="a2148" draw:name="Segnaposto immagine diapositiva 1">
          <svg:title/>
          <svg:desc/>
        </draw:page-thumbnail>
        <draw:frame draw:id="id7" presentation:style-name="a2151" draw:name="Segnaposto note 2" svg:x="1.14173in" svg:y="5.57362in" svg:width="5.98386in" svg:height="4.90709in" presentation:class="notes" presentation:placeholder="false">
          <draw:text-box>
            <text:p text:style-name="a2150" text:class-names="" text:cond-style-name=""><text:span text:style-name="a2149" text:class-names=""/></text:p>
          </draw:text-box>
          <svg:title/>
          <svg:desc/>
        </draw:frame>
        <draw:frame draw:id="id8" presentation:style-name="a2154" draw:name="Segnaposto intestazione 3" svg:x="0.3937in" svg:y="0.3937in" svg:width="3.24606in" svg:height="0.54488in" presentation:class="header" presentation:placeholder="false">
          <draw:text-box>
            <text:p text:style-name="a2153" text:class-names="" text:cond-style-name=""><text:span text:style-name="a2152" text:class-names=""><text:s text:c="1"/></text:span></text:p>
          </draw:text-box>
          <svg:title/>
          <svg:desc/>
        </draw:frame>
        <draw:frame draw:id="id9" presentation:style-name="a2157" draw:name="Segnaposto data 4" svg:x="4.62756in" svg:y="0.3937in" svg:width="3.24606in" svg:height="0.54488in" presentation:class="date-time" presentation:placeholder="false">
          <draw:text-box>
            <text:p text:style-name="a2156" text:class-names="" text:cond-style-name=""><text:span text:style-name="a2155" text:class-names=""><text:s text:c="1"/></text:span></text:p>
          </draw:text-box>
          <svg:title/>
          <svg:desc/>
        </draw:frame>
        <draw:frame draw:id="id10" presentation:style-name="a2160" draw:name="Segnaposto piè di pagina 5" svg:x="0.3937in" svg:y="10.75394in" svg:width="3.24606in" svg:height="0.54488in" presentation:class="footer" presentation:placeholder="false">
          <draw:text-box>
            <text:p text:style-name="a2159" text:class-names="" text:cond-style-name=""><text:span text:style-name="a2158" text:class-names=""><text:s text:c="1"/></text:span></text:p>
          </draw:text-box>
          <svg:title/>
          <svg:desc/>
        </draw:frame>
        <draw:frame draw:id="id11" presentation:style-name="a2164" draw:name="Segnaposto numero diapositiva 6" svg:x="4.62756in" svg:y="10.75394in" svg:width="3.24606in" svg:height="0.54488in" presentation:class="page-number" presentation:placeholder="false">
          <draw:text-box>
            <text:p text:style-name="a2163" text:class-names="" text:cond-style-name=""><text:span text:style-name="a2161" text:class-names=""><text:page-number style:num-format="1" text:fixed="false"/></text:span><text:span text:style-name="a2162" text:class-names=""><text:s text:c="1"/></text:span></text:p>
          </draw:text-box>
          <svg:title/>
          <svg:desc/>
        </draw:frame>
      </presentation:notes>
    </style:master-page>
    <style:master-page style:name="Master4-Layout8-objTx-Contenuto-con-didascalia" style:page-layout-name="pageLayout1" draw:style-name="a2166">
      <draw:custom-shape svg:x="0in" svg:y="0in" svg:width="11.02362in" svg:height="1.1811in" draw:id="id292" draw:layer="Master4-bg" draw:style-name="a2169" draw:name="Figura a mano libera: forma 7">
        <svg:title/>
        <svg:desc/>
        <text:p text:style-name="a2168" text:class-names="" text:cond-style-name=""><text:span text:style-name="a21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93" presentation:style-name="a2172" draw:name="Titolo 1" svg:x="0.75868in" svg:y="0.41319in" svg:width="3.55556in" svg:height="1.44792in" presentation:class="title" presentation:placeholder="false">
        <draw:text-box>
          <text:p text:style-name="a2171" text:class-names="" text:cond-style-name=""><text:span text:style-name="a2170" text:class-names="">Fare clic per modificare lo stile del titolo dello schema</text:span></text:p>
        </draw:text-box>
        <svg:title/>
        <svg:desc/>
      </draw:frame>
      <draw:frame draw:id="id294" presentation:style-name="a2187" draw:name="Segnaposto contenuto 2" svg:x="4.6875in" svg:y="0.89236in" svg:width="5.57986in" svg:height="4.40799in" presentation:class="object" presentation:placeholder="false">
        <draw:text-box>
          <text:p text:style-name="a2174" text:class-names="" text:cond-style-name=""><text:span text:style-name="a2173" text:class-names="">Fare clic per modificare gli stili del testo dello schema</text:span></text:p>
          <text:list text:style-name="a2177">
            <text:list-item>
              <text:list text:style-name="a2177">
                <text:list-item>
                  <text:p text:style-name="a2176" text:class-names="" text:cond-style-name=""><text:span text:style-name="a2175" text:class-names="">Secondo livello</text:span></text:p>
                </text:list-item>
              </text:list>
            </text:list-item>
          </text:list>
          <text:list text:style-name="a2180">
            <text:list-item>
              <text:list text:style-name="a2180">
                <text:list-item>
                  <text:list text:style-name="a2180">
                    <text:list-item>
                      <text:p text:style-name="a2179" text:class-names="" text:cond-style-name=""><text:span text:style-name="a217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83">
            <text:list-item>
              <text:list text:style-name="a2183">
                <text:list-item>
                  <text:list text:style-name="a2183">
                    <text:list-item>
                      <text:list text:style-name="a2183">
                        <text:list-item>
                          <text:p text:style-name="a2182" text:class-names="" text:cond-style-name=""><text:span text:style-name="a218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6">
            <text:list-item>
              <text:list text:style-name="a2186">
                <text:list-item>
                  <text:list text:style-name="a2186">
                    <text:list-item>
                      <text:list text:style-name="a2186">
                        <text:list-item>
                          <text:list text:style-name="a2186">
                            <text:list-item>
                              <text:p text:style-name="a2185" text:class-names="" text:cond-style-name=""><text:span text:style-name="a218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5" presentation:style-name="a2191" draw:name="Segnaposto testo 3" svg:x="0.75868in" svg:y="1.86111in" svg:width="3.55556in" svg:height="3.44618in" presentation:class="outline" presentation:placeholder="false">
        <draw:text-box>
          <text:list text:style-name="a2190">
            <text:list-item>
              <text:p text:style-name="a2189" text:class-names="" text:cond-style-name=""><text:span text:style-name="a2188" text:class-names="">Fare clic per modificare gli stili del testo dello schema</text:span></text:p>
            </text:list-item>
          </text:list>
        </draw:text-box>
        <svg:title/>
        <svg:desc/>
      </draw:frame>
      <draw:frame draw:id="id296" presentation:style-name="a2194" draw:name="Segnaposto data 4" svg:x="0.59055in" svg:y="5.61024in" svg:width="2.55906in" svg:height="0.49213in" presentation:class="date-time" presentation:placeholder="false">
        <draw:text-box>
          <text:p text:style-name="a2193" text:class-names="" text:cond-style-name=""><text:span text:style-name="a2192" text:class-names=""><text:s text:c="1"/></text:span></text:p>
        </draw:text-box>
        <svg:title/>
        <svg:desc/>
      </draw:frame>
      <draw:frame draw:id="id297" presentation:style-name="a2197" draw:name="Segnaposto piè di pagina 5" svg:x="3.74016in" svg:y="5.61024in" svg:width="3.54331in" svg:height="0.49213in" presentation:class="footer" presentation:placeholder="false">
        <draw:text-box>
          <text:p text:style-name="a2196" text:class-names="" text:cond-style-name=""><text:span text:style-name="a2195" text:class-names=""><text:s text:c="1"/></text:span></text:p>
        </draw:text-box>
        <svg:title/>
        <svg:desc/>
      </draw:frame>
      <draw:frame draw:id="id298" presentation:style-name="a2201" draw:name="Segnaposto numero diapositiva 6" svg:x="7.87402in" svg:y="5.61024in" svg:width="2.55906in" svg:height="0.49213in" presentation:class="page-number" presentation:placeholder="false">
        <draw:text-box>
          <text:p text:style-name="a2200" text:class-names="" text:cond-style-name=""><text:span text:style-name="a2198" text:class-names=""><text:page-number style:num-format="1" text:fixed="false"/></text:span><text:span text:style-name="a2199" text:class-names=""><text:s text:c="1"/></text:span></text:p>
        </draw:text-box>
        <svg:title/>
        <svg:desc/>
      </draw:frame>
      <presentation:notes style:page-layout-name="pageLayout2" draw:style-name="a2219">
        <draw:page-thumbnail svg:x="1.71338in" svg:y="1.22205in" svg:width="4.83937in" svg:height="4.08898in" presentation:class="page" draw:id="id6" presentation:style-name="a2202" draw:name="Segnaposto immagine diapositiva 1">
          <svg:title/>
          <svg:desc/>
        </draw:page-thumbnail>
        <draw:frame draw:id="id7" presentation:style-name="a2205" draw:name="Segnaposto note 2" svg:x="1.14173in" svg:y="5.57362in" svg:width="5.98386in" svg:height="4.90709in" presentation:class="notes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8" presentation:style-name="a2208" draw:name="Segnaposto intestazione 3" svg:x="0.3937in" svg:y="0.3937in" svg:width="3.24606in" svg:height="0.54488in" presentation:class="header" presentation:placeholder="false">
          <draw:text-box>
            <text:p text:style-name="a2207" text:class-names="" text:cond-style-name=""><text:span text:style-name="a2206" text:class-names=""><text:s text:c="1"/></text:span></text:p>
          </draw:text-box>
          <svg:title/>
          <svg:desc/>
        </draw:frame>
        <draw:frame draw:id="id9" presentation:style-name="a2211" draw:name="Segnaposto data 4" svg:x="4.62756in" svg:y="0.3937in" svg:width="3.24606in" svg:height="0.54488in" presentation:class="date-time" presentation:placeholder="false">
          <draw:text-box>
            <text:p text:style-name="a2210" text:class-names="" text:cond-style-name=""><text:span text:style-name="a2209" text:class-names=""><text:s text:c="1"/></text:span></text:p>
          </draw:text-box>
          <svg:title/>
          <svg:desc/>
        </draw:frame>
        <draw:frame draw:id="id10" presentation:style-name="a2214" draw:name="Segnaposto piè di pagina 5" svg:x="0.3937in" svg:y="10.75394in" svg:width="3.24606in" svg:height="0.54488in" presentation:class="footer" presentation:placeholder="false">
          <draw:text-box>
            <text:p text:style-name="a2213" text:class-names="" text:cond-style-name=""><text:span text:style-name="a2212" text:class-names=""><text:s text:c="1"/></text:span></text:p>
          </draw:text-box>
          <svg:title/>
          <svg:desc/>
        </draw:frame>
        <draw:frame draw:id="id11" presentation:style-name="a2218" draw:name="Segnaposto numero diapositiva 6" svg:x="4.62756in" svg:y="10.75394in" svg:width="3.24606in" svg:height="0.54488in" presentation:class="page-number" presentation:placeholder="false">
          <draw:text-box>
            <text:p text:style-name="a2217" text:class-names="" text:cond-style-name=""><text:span text:style-name="a2215" text:class-names=""><text:page-number style:num-format="1" text:fixed="false"/></text:span><text:span text:style-name="a2216" text:class-names=""><text:s text:c="1"/></text:span></text:p>
          </draw:text-box>
          <svg:title/>
          <svg:desc/>
        </draw:frame>
      </presentation:notes>
    </style:master-page>
    <style:master-page style:name="Master4-Layout9-picTx-Immagine-con-didascalia" style:page-layout-name="pageLayout1" draw:style-name="a2220">
      <draw:custom-shape svg:x="0in" svg:y="0in" svg:width="11.02362in" svg:height="1.1811in" draw:id="id299" draw:layer="Master4-bg" draw:style-name="a2223" draw:name="Figura a mano libera: forma 7">
        <svg:title/>
        <svg:desc/>
        <text:p text:style-name="a2222" text:class-names="" text:cond-style-name=""><text:span text:style-name="a22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00" presentation:style-name="a2226" draw:name="Titolo 1" svg:x="0.75868in" svg:y="0.41319in" svg:width="3.55556in" svg:height="1.44792in" presentation:class="title" presentation:placeholder="false">
        <draw:text-box>
          <text:p text:style-name="a2225" text:class-names="" text:cond-style-name=""><text:span text:style-name="a2224" text:class-names="">Fare clic per modificare lo stile del titolo dello schema</text:span></text:p>
        </draw:text-box>
        <svg:title/>
        <svg:desc/>
      </draw:frame>
      <draw:frame draw:id="id301" presentation:style-name="a2229" draw:name="Segnaposto immagine 2" svg:x="4.6875in" svg:y="0.89236in" svg:width="5.57986in" svg:height="4.40799in" presentation:class="graphic" presentation:placeholder="false">
        <draw:text-box>
          <text:p text:style-name="a2228" text:class-names="" text:cond-style-name=""><text:span text:style-name="a2227" text:class-names=""/></text:p>
        </draw:text-box>
        <svg:title/>
        <svg:desc/>
      </draw:frame>
      <draw:frame draw:id="id302" presentation:style-name="a2233" draw:name="Segnaposto testo 3" svg:x="0.75868in" svg:y="1.86111in" svg:width="3.55556in" svg:height="3.44618in" presentation:class="outline" presentation:placeholder="false">
        <draw:text-box>
          <text:list text:style-name="a2232">
            <text:list-item>
              <text:p text:style-name="a2231" text:class-names="" text:cond-style-name=""><text:span text:style-name="a2230" text:class-names="">Fare clic per modificare gli stili del testo dello schema</text:span></text:p>
            </text:list-item>
          </text:list>
        </draw:text-box>
        <svg:title/>
        <svg:desc/>
      </draw:frame>
      <draw:frame draw:id="id303" presentation:style-name="a2236" draw:name="Segnaposto data 4" svg:x="0.59055in" svg:y="5.61024in" svg:width="2.55906in" svg:height="0.49213in" presentation:class="date-time" presentation:placeholder="false">
        <draw:text-box>
          <text:p text:style-name="a2235" text:class-names="" text:cond-style-name=""><text:span text:style-name="a2234" text:class-names=""><text:s text:c="1"/></text:span></text:p>
        </draw:text-box>
        <svg:title/>
        <svg:desc/>
      </draw:frame>
      <draw:frame draw:id="id304" presentation:style-name="a2239" draw:name="Segnaposto piè di pagina 5" svg:x="3.74016in" svg:y="5.61024in" svg:width="3.54331in" svg:height="0.49213in" presentation:class="footer" presentation:placeholder="false">
        <draw:text-box>
          <text:p text:style-name="a2238" text:class-names="" text:cond-style-name=""><text:span text:style-name="a2237" text:class-names=""><text:s text:c="1"/></text:span></text:p>
        </draw:text-box>
        <svg:title/>
        <svg:desc/>
      </draw:frame>
      <draw:frame draw:id="id305" presentation:style-name="a2243" draw:name="Segnaposto numero diapositiva 6" svg:x="7.87402in" svg:y="5.61024in" svg:width="2.55906in" svg:height="0.49213in" presentation:class="page-number" presentation:placeholder="false">
        <draw:text-box>
          <text:p text:style-name="a2242" text:class-names="" text:cond-style-name=""><text:span text:style-name="a2240" text:class-names=""><text:page-number style:num-format="1" text:fixed="false"/></text:span><text:span text:style-name="a2241" text:class-names=""><text:s text:c="1"/></text:span></text:p>
        </draw:text-box>
        <svg:title/>
        <svg:desc/>
      </draw:frame>
      <presentation:notes style:page-layout-name="pageLayout2" draw:style-name="a2261">
        <draw:page-thumbnail svg:x="1.71338in" svg:y="1.22205in" svg:width="4.83937in" svg:height="4.08898in" presentation:class="page" draw:id="id6" presentation:style-name="a2244" draw:name="Segnaposto immagine diapositiva 1">
          <svg:title/>
          <svg:desc/>
        </draw:page-thumbnail>
        <draw:frame draw:id="id7" presentation:style-name="a2247" draw:name="Segnaposto note 2" svg:x="1.14173in" svg:y="5.57362in" svg:width="5.98386in" svg:height="4.90709in" presentation:class="notes" presentation:placeholder="false">
          <draw:text-box>
            <text:p text:style-name="a2246" text:class-names="" text:cond-style-name=""><text:span text:style-name="a2245" text:class-names=""/></text:p>
          </draw:text-box>
          <svg:title/>
          <svg:desc/>
        </draw:frame>
        <draw:frame draw:id="id8" presentation:style-name="a2250" draw:name="Segnaposto intestazione 3" svg:x="0.3937in" svg:y="0.3937in" svg:width="3.24606in" svg:height="0.54488in" presentation:class="header" presentation:placeholder="false">
          <draw:text-box>
            <text:p text:style-name="a2249" text:class-names="" text:cond-style-name=""><text:span text:style-name="a2248" text:class-names=""><text:s text:c="1"/></text:span></text:p>
          </draw:text-box>
          <svg:title/>
          <svg:desc/>
        </draw:frame>
        <draw:frame draw:id="id9" presentation:style-name="a2253" draw:name="Segnaposto data 4" svg:x="4.62756in" svg:y="0.3937in" svg:width="3.24606in" svg:height="0.54488in" presentation:class="date-time" presentation:placeholder="false">
          <draw:text-box>
            <text:p text:style-name="a2252" text:class-names="" text:cond-style-name=""><text:span text:style-name="a2251" text:class-names=""><text:s text:c="1"/></text:span></text:p>
          </draw:text-box>
          <svg:title/>
          <svg:desc/>
        </draw:frame>
        <draw:frame draw:id="id10" presentation:style-name="a2256" draw:name="Segnaposto piè di pagina 5" svg:x="0.3937in" svg:y="10.75394in" svg:width="3.24606in" svg:height="0.54488in" presentation:class="footer" presentation:placeholder="false">
          <draw:text-box>
            <text:p text:style-name="a2255" text:class-names="" text:cond-style-name=""><text:span text:style-name="a2254" text:class-names=""><text:s text:c="1"/></text:span></text:p>
          </draw:text-box>
          <svg:title/>
          <svg:desc/>
        </draw:frame>
        <draw:frame draw:id="id11" presentation:style-name="a2260" draw:name="Segnaposto numero diapositiva 6" svg:x="4.62756in" svg:y="10.75394in" svg:width="3.24606in" svg:height="0.54488in" presentation:class="page-number" presentation:placeholder="false">
          <draw:text-box>
            <text:p text:style-name="a2259" text:class-names="" text:cond-style-name=""><text:span text:style-name="a2257" text:class-names=""><text:page-number style:num-format="1" text:fixed="false"/></text:span><text:span text:style-name="a2258" text:class-names=""><text:s text:c="1"/></text:span></text:p>
          </draw:text-box>
          <svg:title/>
          <svg:desc/>
        </draw:frame>
      </presentation:notes>
    </style:master-page>
    <style:master-page style:name="Master4-Layout10-vertTx-Titolo-e-testo-verticale" style:page-layout-name="pageLayout1" draw:style-name="a2262">
      <draw:custom-shape svg:x="0in" svg:y="0in" svg:width="11.02362in" svg:height="1.1811in" draw:id="id306" draw:layer="Master4-bg" draw:style-name="a2265" draw:name="Figura a mano libera: forma 6">
        <svg:title/>
        <svg:desc/>
        <text:p text:style-name="a2264" text:class-names="" text:cond-style-name=""><text:span text:style-name="a22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07" presentation:style-name="a2268" draw:name="Titolo 1" svg:x="0.59055in" svg:y="0.09843in" svg:width="9.84252in" svg:height="1.08268in" presentation:class="title" presentation:placeholder="false">
        <draw:text-box>
          <text:p text:style-name="a2267" text:class-names="" text:cond-style-name=""><text:span text:style-name="a2266" text:class-names="">Fare clic per modificare lo stile del titolo dello schema</text:span></text:p>
        </draw:text-box>
        <svg:title/>
        <svg:desc/>
      </draw:frame>
      <draw:frame draw:id="id308" presentation:style-name="a2284" draw:name="Segnaposto testo verticale 2" svg:x="0.59055in" svg:y="1.5748in" svg:width="9.84252in" svg:height="3.83858in" presentation:class="outline" presentation:placeholder="false">
        <draw:text-box>
          <text:list text:style-name="a2271">
            <text:list-item>
              <text:p text:style-name="a2270" text:class-names="" text:cond-style-name=""><text:span text:style-name="a2269" text:class-names="">Fare clic per modificare gli stili del testo dello schema</text:span></text:p>
            </text:list-item>
          </text:list>
          <text:list text:style-name="a2274">
            <text:list-item>
              <text:list text:style-name="a2274">
                <text:list-item>
                  <text:p text:style-name="a2273" text:class-names="" text:cond-style-name=""><text:span text:style-name="a2272" text:class-names="">Secondo livello</text:span></text:p>
                </text:list-item>
              </text:list>
            </text:list-item>
          </text:list>
          <text:list text:style-name="a2277">
            <text:list-item>
              <text:list text:style-name="a2277">
                <text:list-item>
                  <text:list text:style-name="a2277">
                    <text:list-item>
                      <text:p text:style-name="a2276" text:class-names="" text:cond-style-name=""><text:span text:style-name="a22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80">
            <text:list-item>
              <text:list text:style-name="a2280">
                <text:list-item>
                  <text:list text:style-name="a2280">
                    <text:list-item>
                      <text:list text:style-name="a2280">
                        <text:list-item>
                          <text:p text:style-name="a2279" text:class-names="" text:cond-style-name=""><text:span text:style-name="a22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3">
            <text:list-item>
              <text:list text:style-name="a2283">
                <text:list-item>
                  <text:list text:style-name="a2283">
                    <text:list-item>
                      <text:list text:style-name="a2283">
                        <text:list-item>
                          <text:list text:style-name="a2283">
                            <text:list-item>
                              <text:p text:style-name="a2282" text:class-names="" text:cond-style-name=""><text:span text:style-name="a22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9" presentation:style-name="a2287" draw:name="Segnaposto data 3" svg:x="0.59055in" svg:y="5.61024in" svg:width="2.55906in" svg:height="0.49213in" presentation:class="date-time" presentation:placeholder="false">
        <draw:text-box>
          <text:p text:style-name="a2286" text:class-names="" text:cond-style-name=""><text:span text:style-name="a2285" text:class-names=""><text:s text:c="1"/></text:span></text:p>
        </draw:text-box>
        <svg:title/>
        <svg:desc/>
      </draw:frame>
      <draw:frame draw:id="id310" presentation:style-name="a2290" draw:name="Segnaposto piè di pagina 4" svg:x="3.74016in" svg:y="5.61024in" svg:width="3.54331in" svg:height="0.49213in" presentation:class="footer" presentation:placeholder="false">
        <draw:text-box>
          <text:p text:style-name="a2289" text:class-names="" text:cond-style-name=""><text:span text:style-name="a2288" text:class-names=""><text:s text:c="1"/></text:span></text:p>
        </draw:text-box>
        <svg:title/>
        <svg:desc/>
      </draw:frame>
      <draw:frame draw:id="id311" presentation:style-name="a2294" draw:name="Segnaposto numero diapositiva 5" svg:x="7.87402in" svg:y="5.61024in" svg:width="2.55906in" svg:height="0.49213in" presentation:class="page-number" presentation:placeholder="false">
        <draw:text-box>
          <text:p text:style-name="a2293" text:class-names="" text:cond-style-name=""><text:span text:style-name="a2291" text:class-names=""><text:page-number style:num-format="1" text:fixed="false"/></text:span><text:span text:style-name="a2292" text:class-names=""><text:s text:c="1"/></text:span></text:p>
        </draw:text-box>
        <svg:title/>
        <svg:desc/>
      </draw:frame>
      <presentation:notes style:page-layout-name="pageLayout2" draw:style-name="a2312">
        <draw:page-thumbnail svg:x="1.71338in" svg:y="1.22205in" svg:width="4.83937in" svg:height="4.08898in" presentation:class="page" draw:id="id6" presentation:style-name="a2295" draw:name="Segnaposto immagine diapositiva 1">
          <svg:title/>
          <svg:desc/>
        </draw:page-thumbnail>
        <draw:frame draw:id="id7" presentation:style-name="a2298" draw:name="Segnaposto note 2" svg:x="1.14173in" svg:y="5.57362in" svg:width="5.98386in" svg:height="4.90709in" presentation:class="notes" presentation:placeholder="false">
          <draw:text-box>
            <text:p text:style-name="a2297" text:class-names="" text:cond-style-name=""><text:span text:style-name="a2296" text:class-names=""/></text:p>
          </draw:text-box>
          <svg:title/>
          <svg:desc/>
        </draw:frame>
        <draw:frame draw:id="id8" presentation:style-name="a2301" draw:name="Segnaposto intestazione 3" svg:x="0.3937in" svg:y="0.3937in" svg:width="3.24606in" svg:height="0.54488in" presentation:class="header" presentation:placeholder="false">
          <draw:text-box>
            <text:p text:style-name="a2300" text:class-names="" text:cond-style-name=""><text:span text:style-name="a2299" text:class-names=""><text:s text:c="1"/></text:span></text:p>
          </draw:text-box>
          <svg:title/>
          <svg:desc/>
        </draw:frame>
        <draw:frame draw:id="id9" presentation:style-name="a2304" draw:name="Segnaposto data 4" svg:x="4.62756in" svg:y="0.3937in" svg:width="3.24606in" svg:height="0.54488in" presentation:class="date-time" presentation:placeholder="false">
          <draw:text-box>
            <text:p text:style-name="a2303" text:class-names="" text:cond-style-name=""><text:span text:style-name="a2302" text:class-names=""><text:s text:c="1"/></text:span></text:p>
          </draw:text-box>
          <svg:title/>
          <svg:desc/>
        </draw:frame>
        <draw:frame draw:id="id10" presentation:style-name="a2307" draw:name="Segnaposto piè di pagina 5" svg:x="0.3937in" svg:y="10.75394in" svg:width="3.24606in" svg:height="0.54488in" presentation:class="footer" presentation:placeholder="false">
          <draw:text-box>
            <text:p text:style-name="a2306" text:class-names="" text:cond-style-name=""><text:span text:style-name="a2305" text:class-names=""><text:s text:c="1"/></text:span></text:p>
          </draw:text-box>
          <svg:title/>
          <svg:desc/>
        </draw:frame>
        <draw:frame draw:id="id11" presentation:style-name="a2311" draw:name="Segnaposto numero diapositiva 6" svg:x="4.62756in" svg:y="10.75394in" svg:width="3.24606in" svg:height="0.54488in" presentation:class="page-number" presentation:placeholder="false">
          <draw:text-box>
            <text:p text:style-name="a2310" text:class-names="" text:cond-style-name=""><text:span text:style-name="a2308" text:class-names=""><text:page-number style:num-format="1" text:fixed="false"/></text:span><text:span text:style-name="a2309" text:class-names=""><text:s text:c="1"/></text:span></text:p>
          </draw:text-box>
          <svg:title/>
          <svg:desc/>
        </draw:frame>
      </presentation:notes>
    </style:master-page>
    <style:master-page style:name="Master4-Layout11-vertTitleAndTx-Titolo-e-testo-verticale" style:page-layout-name="pageLayout1" draw:style-name="a2313">
      <draw:custom-shape svg:x="0in" svg:y="0in" svg:width="11.02362in" svg:height="1.1811in" draw:id="id312" draw:layer="Master4-bg" draw:style-name="a2316" draw:name="Figura a mano libera: forma 6">
        <svg:title/>
        <svg:desc/>
        <text:p text:style-name="a2315" text:class-names="" text:cond-style-name=""><text:span text:style-name="a231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 draw:mirror-vertical="true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3" presentation:style-name="a2319" draw:name="Titolo verticale 1" svg:x="7.97222in" svg:y="0.09896in" svg:width="2.46007in" svg:height="5.31424in" presentation:class="title" presentation:placeholder="false">
        <draw:text-box>
          <text:p text:style-name="a2318" text:class-names="" text:cond-style-name=""><text:span text:style-name="a2317" text:class-names="">Fare clic per modificare lo stile del titolo dello schema</text:span></text:p>
        </draw:text-box>
        <svg:title/>
        <svg:desc/>
      </draw:frame>
      <draw:frame draw:id="id314" presentation:style-name="a2335" draw:name="Segnaposto testo verticale 2" svg:x="0.59028in" svg:y="0.09896in" svg:width="7.21528in" svg:height="5.31424in" presentation:class="outline" presentation:placeholder="false">
        <draw:text-box>
          <text:list text:style-name="a2322">
            <text:list-item>
              <text:p text:style-name="a2321" text:class-names="" text:cond-style-name=""><text:span text:style-name="a2320" text:class-names="">Fare clic per modificare gli stili del testo dello schema</text:span></text:p>
            </text:list-item>
          </text:list>
          <text:list text:style-name="a2325">
            <text:list-item>
              <text:list text:style-name="a2325">
                <text:list-item>
                  <text:p text:style-name="a2324" text:class-names="" text:cond-style-name=""><text:span text:style-name="a2323" text:class-names="">Secondo livello</text:span></text:p>
                </text:list-item>
              </text:list>
            </text:list-item>
          </text:list>
          <text:list text:style-name="a2328">
            <text:list-item>
              <text:list text:style-name="a2328">
                <text:list-item>
                  <text:list text:style-name="a2328">
                    <text:list-item>
                      <text:p text:style-name="a2327" text:class-names="" text:cond-style-name=""><text:span text:style-name="a232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31">
            <text:list-item>
              <text:list text:style-name="a2331">
                <text:list-item>
                  <text:list text:style-name="a2331">
                    <text:list-item>
                      <text:list text:style-name="a2331">
                        <text:list-item>
                          <text:p text:style-name="a2330" text:class-names="" text:cond-style-name=""><text:span text:style-name="a232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4">
            <text:list-item>
              <text:list text:style-name="a2334">
                <text:list-item>
                  <text:list text:style-name="a2334">
                    <text:list-item>
                      <text:list text:style-name="a2334">
                        <text:list-item>
                          <text:list text:style-name="a2334">
                            <text:list-item>
                              <text:p text:style-name="a2333" text:class-names="" text:cond-style-name=""><text:span text:style-name="a233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5" presentation:style-name="a2338" draw:name="Segnaposto data 3" svg:x="0.59055in" svg:y="5.61024in" svg:width="2.55906in" svg:height="0.49213in" presentation:class="date-time" presentation:placeholder="false">
        <draw:text-box>
          <text:p text:style-name="a2337" text:class-names="" text:cond-style-name=""><text:span text:style-name="a2336" text:class-names=""><text:s text:c="1"/></text:span></text:p>
        </draw:text-box>
        <svg:title/>
        <svg:desc/>
      </draw:frame>
      <draw:frame draw:id="id316" presentation:style-name="a2341" draw:name="Segnaposto piè di pagina 4" svg:x="3.74016in" svg:y="5.61024in" svg:width="3.54331in" svg:height="0.49213in" presentation:class="footer" presentation:placeholder="false">
        <draw:text-box>
          <text:p text:style-name="a2340" text:class-names="" text:cond-style-name=""><text:span text:style-name="a2339" text:class-names=""><text:s text:c="1"/></text:span></text:p>
        </draw:text-box>
        <svg:title/>
        <svg:desc/>
      </draw:frame>
      <draw:frame draw:id="id317" presentation:style-name="a2345" draw:name="Segnaposto numero diapositiva 5" svg:x="7.87402in" svg:y="5.61024in" svg:width="2.55906in" svg:height="0.49213in" presentation:class="page-number" presentation:placeholder="false">
        <draw:text-box>
          <text:p text:style-name="a2344" text:class-names="" text:cond-style-name=""><text:span text:style-name="a2342" text:class-names=""><text:page-number style:num-format="1" text:fixed="false"/></text:span><text:span text:style-name="a2343" text:class-names=""><text:s text:c="1"/></text:span></text:p>
        </draw:text-box>
        <svg:title/>
        <svg:desc/>
      </draw:frame>
      <presentation:notes style:page-layout-name="pageLayout2" draw:style-name="a2363">
        <draw:page-thumbnail svg:x="1.71338in" svg:y="1.22205in" svg:width="4.83937in" svg:height="4.08898in" presentation:class="page" draw:id="id6" presentation:style-name="a2346" draw:name="Segnaposto immagine diapositiva 1">
          <svg:title/>
          <svg:desc/>
        </draw:page-thumbnail>
        <draw:frame draw:id="id7" presentation:style-name="a2349" draw:name="Segnaposto note 2" svg:x="1.14173in" svg:y="5.57362in" svg:width="5.98386in" svg:height="4.90709in" presentation:class="notes" presentation:placeholder="false">
          <draw:text-box>
            <text:p text:style-name="a2348" text:class-names="" text:cond-style-name=""><text:span text:style-name="a2347" text:class-names=""/></text:p>
          </draw:text-box>
          <svg:title/>
          <svg:desc/>
        </draw:frame>
        <draw:frame draw:id="id8" presentation:style-name="a2352" draw:name="Segnaposto intestazione 3" svg:x="0.3937in" svg:y="0.3937in" svg:width="3.24606in" svg:height="0.54488in" presentation:class="header" presentation:placeholder="false">
          <draw:text-box>
            <text:p text:style-name="a2351" text:class-names="" text:cond-style-name=""><text:span text:style-name="a2350" text:class-names=""><text:s text:c="1"/></text:span></text:p>
          </draw:text-box>
          <svg:title/>
          <svg:desc/>
        </draw:frame>
        <draw:frame draw:id="id9" presentation:style-name="a2355" draw:name="Segnaposto data 4" svg:x="4.62756in" svg:y="0.3937in" svg:width="3.24606in" svg:height="0.54488in" presentation:class="date-time" presentation:placeholder="false">
          <draw:text-box>
            <text:p text:style-name="a2354" text:class-names="" text:cond-style-name=""><text:span text:style-name="a2353" text:class-names=""><text:s text:c="1"/></text:span></text:p>
          </draw:text-box>
          <svg:title/>
          <svg:desc/>
        </draw:frame>
        <draw:frame draw:id="id10" presentation:style-name="a2358" draw:name="Segnaposto piè di pagina 5" svg:x="0.3937in" svg:y="10.75394in" svg:width="3.24606in" svg:height="0.54488in" presentation:class="footer" presentation:placeholder="false">
          <draw:text-box>
            <text:p text:style-name="a2357" text:class-names="" text:cond-style-name=""><text:span text:style-name="a2356" text:class-names=""><text:s text:c="1"/></text:span></text:p>
          </draw:text-box>
          <svg:title/>
          <svg:desc/>
        </draw:frame>
        <draw:frame draw:id="id11" presentation:style-name="a2362" draw:name="Segnaposto numero diapositiva 6" svg:x="4.62756in" svg:y="10.75394in" svg:width="3.24606in" svg:height="0.54488in" presentation:class="page-number" presentation:placeholder="false">
          <draw:text-box>
            <text:p text:style-name="a2361" text:class-names="" text:cond-style-name=""><text:span text:style-name="a2359" text:class-names=""><text:page-number style:num-format="1" text:fixed="false"/></text:span><text:span text:style-name="a2360" text:class-names=""><text:s text:c="1"/></text:span></text:p>
          </draw:text-box>
          <svg:title/>
          <svg:desc/>
        </draw:frame>
      </presentation:notes>
    </style:master-page>
    <style:handout-master style:page-layout-name="pageLayout3" draw:style-name="a2364">
      <draw:frame draw:id="id318" presentation:style-name="a2367" draw:name="Segnaposto intestazione 1" svg:x="0in" svg:y="0in" svg:width="3.58763in" svg:height="0.58422in" presentation:class="header" presentation:placeholder="false">
        <draw:text-box>
          <text:p text:style-name="a2366" text:class-names="" text:cond-style-name=""><text:span text:style-name="a2365" text:class-names=""><text:s text:c="1"/></text:span></text:p>
        </draw:text-box>
        <svg:title/>
        <svg:desc/>
      </draw:frame>
      <draw:frame draw:id="id319" presentation:style-name="a2370" draw:name="Segnaposto data 2" svg:x="4.67935in" svg:y="0in" svg:width="3.58763in" svg:height="0.58422in" presentation:class="date-time" presentation:placeholder="false">
        <draw:text-box>
          <text:p text:style-name="a2369" text:class-names="" text:cond-style-name=""><text:span text:style-name="a2368" text:class-names=""><text:s text:c="1"/></text:span></text:p>
        </draw:text-box>
        <svg:title/>
        <svg:desc/>
      </draw:frame>
      <draw:frame draw:id="id320" presentation:style-name="a2373" draw:name="Segnaposto piè di pagina 3" svg:x="0in" svg:y="11.10807in" svg:width="3.58763in" svg:height="0.58422in" presentation:class="footer" presentation:placeholder="false">
        <draw:text-box>
          <text:p text:style-name="a2372" text:class-names="" text:cond-style-name=""><text:span text:style-name="a2371" text:class-names=""><text:s text:c="1"/></text:span></text:p>
        </draw:text-box>
        <svg:title/>
        <svg:desc/>
      </draw:frame>
      <draw:frame draw:id="id321" presentation:style-name="a2377" draw:name="Segnaposto numero diapositiva 4" svg:x="4.67935in" svg:y="11.10807in" svg:width="3.58763in" svg:height="0.58422in" presentation:class="page-number" presentation:placeholder="false">
        <draw:text-box>
          <text:p text:style-name="a2376" text:class-names="" text:cond-style-name=""><text:span text:style-name="a2374" text:class-names=""><text:page-number style:num-format="1" text:fixed="false"/></text:span><text:span text:style-name="a2375" text:class-names=""><text:s text:c="1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ivid</dc:title>
    <dc:creator>Giorgio</dc:creator>
    <meta:creation-date>2021-11-24T12:02:24Z</meta:creation-date>
    <dc:date>2022-01-04T22:29:35Z</dc:date>
    <meta:editing-cycles>5</meta:editing-cycles>
    <meta:editing-duration>PT1729S</meta:editing-duration>
    <meta:document-statistic meta:paragraph-count="42" meta:word-count="284"/>
  </office:meta>
</office:document-meta>
</file>